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iti believes that the booming development of AI will boost the stock market of the United States and Asia (Free Version)</text:span>
</text:h>
      <text:p text:style-name="P4">
Author: Katy Barnato</text:p>
      <text:p text:style-name="P4">
Publisher: 华尔街日报中文网</text:p>
      <text:p text:style-name="P4">
Published Time: 2023-05-27T-5:25:00.000Z</text:p>
      <text:p text:style-name="P4">
Modified Time: 2023-05-27T01:25:00.000Z</text:p>
      <text:p text:style-name="P4">
Created Time: 2023-05-27T00:15:00.000Z</text:p>
      <text:p text:style-name="P4">
Description: Citi Group's strategist raises the rating of US stocks to neutrality, and increases the rating of science and technology stocks, because the booming of AI demand and the Federal Reserve ’s interest rate hike expectation will end.</text:p>
      <text:p text:style-name="P4">
Images: []</text:p>
      <text:p text:style-name="P4">
Categories: ['金融市场']</text:p>
      <text:p text:style-name="P4">
Keywords: SYND</text:p>
      <text:p text:style-name="P4">
Type: Article</text:p>
      <!--METADATA-->
      <text:p text:style-name="P4">
Citi Group(Citigroup, C)The strategyist raised the rating of the US stocks to neutrality, and increased the rating of scientific and technological stocks, because artificial intelligence(AI)The vigorous development of demand and the Federal Reserve ’s interest rate hikes are expected to end.</text:p>
      <text:p text:style-name="P4">
News Source: <text:a xlink:type="simple" xlink:href="https://cn.wsj.com/articles/%E8%8A%B1%E6%97%97%E8%AE%A4%E4%B8%BAai%E7%9A%84%E8%93%AC%E5%8B%83%E5%8F%91%E5%B1%95%E5%B0%86%E6%8F%90%E6%8C%AF%E7%BE%8E%E5%9B%BD%E5%92%8C%E4%BA%9A%E6%B4%B2%E7%9A%84%E8%82%A1%E5%B8%82-291d95ce" text:style-name="Internet_20_link" text:visited-style-name="Visited_20_Internet_20_Link">
https://cn.wsj.com/articles/%E8%8A%B1%E6%97%97%E8%AE%A4%E4%B8%BAai%E7%9A%84%E8%93%AC%E5%8B%83%E5%8F%91%E5%B1%95%E5%B0%86%E6%8F%90%E6%8C%AF%E7%BE%8E%E5%9B%BD%E5%92%8C%E4%BA%9A%E6%B4%B2%E7%9A%84%E8%82%A1%E5%B8%82-291d95ce</text:a>
</text:p>
      <!--NEWS-->
      <text:h text:style-name="P10" text:outline-level="1">
<text:span text:style-name="T4">
Geskovic's lawyer's decision on the Russian court extending his pre -trial detention time (Free Version)</text:span>
</text:h>
      <text:p text:style-name="P4">
Author: Alan Cullison</text:p>
      <text:p text:style-name="P4">
Publisher: 华尔街日报中文网</text:p>
      <text:p text:style-name="P4">
Published Time: 2023-05-27T01:05:00.000Z</text:p>
      <text:p text:style-name="P4">
Modified Time: 2023-05-27T01:05:00.000Z</text:p>
      <text:p text:style-name="P4">
Created Time: 2023-05-26T23:54:00.000Z</text:p>
      <text:p text:style-name="P4">
Description: A Court of Moscow earlier decided to extend the detention before the trial of the Wall Street Journal reporter Evan Gesovicy at least to August 30th.</text:p>
      <text:p text:style-name="P4">
Images: []</text:p>
      <text:p text:style-name="P4">
Categories: ['国际']</text:p>
      <text:p text:style-name="P4">
Keywords: SYND</text:p>
      <text:p text:style-name="P4">
Type: Article</text:p>
      <!--METADATA-->
      <text:p text:style-name="P4">
"Wall Street Journal"(The Wall Street Journal)Reporter Evan Geskovic(EvanGershkovich)The lawyer appealed to a decision that the detention time before the trial of the trial of the trial this week earlier this week.</text:p>
      <text:p text:style-name="P4">
News Source: <text:a xlink:type="simple" xlink:href="https://cn.wsj.com/articles/%E6%A0%BC%E4%BB%80%E7%A7%91%E7%BB%B4%E5%A5%87%E7%9A%84%E5%BE%8B%E5%B8%88%E5%AF%B9%E4%BF%84%E7%BD%97%E6%96%AF%E6%B3%95%E9%99%A2%E5%BB%B6%E9%95%BF%E5%85%B6%E5%AE%A1%E5%89%8D%E6%8B%98%E7%95%99%E6%97%B6%E9%97%B4%E7%9A%84%E5%86%B3%E5%AE%9A%E6%8F%90%E5%87%BA%E4%B8%8A%E8%AF%89-9adb362b" text:style-name="Internet_20_link" text:visited-style-name="Visited_20_Internet_20_Link">
https://cn.wsj.com/articles/%E6%A0%BC%E4%BB%80%E7%A7%91%E7%BB%B4%E5%A5%87%E7%9A%84%E5%BE%8B%E5%B8%88%E5%AF%B9%E4%BF%84%E7%BD%97%E6%96%AF%E6%B3%95%E9%99%A2%E5%BB%B6%E9%95%BF%E5%85%B6%E5%AE%A1%E5%89%8D%E6%8B%98%E7%95%99%E6%97%B6%E9%97%B4%E7%9A%84%E5%86%B3%E5%AE%9A%E6%8F%90%E5%87%BA%E4%B8%8A%E8%AF%89-9adb362b</text:a>
</text:p>
      <!--NEWS-->
      <text:h text:style-name="P10" text:outline-level="1">
<text:span text:style-name="T4">
China's efforts to promote the ceasefire in Russia are cold in Europe (Free Version)</text:span>
</text:h>
      <text:p text:style-name="P4">
Author: Kim Mackrael / Bojan Pancevski</text:p>
      <text:p text:style-name="P4">
Publisher: 华尔街日报中文网</text:p>
      <text:p text:style-name="P4">
Published Time: 2023-05-27T01:10:00.000Z</text:p>
      <text:p text:style-name="P4">
Modified Time: 2023-05-27T01:10:00.000Z</text:p>
      <text:p text:style-name="P4">
Created Time: 2023-05-26T23:58:00.000Z</text:p>
      <text:p text:style-name="P4">
Description: China is trying to differentiate the West, and Western countries are not moving.</text:p>
      <text:p text:style-name="P4">
Images: []</text:p>
      <text:p text:style-name="P4">
Categories: ['国际']</text:p>
      <text:p text:style-name="P4">
Keywords: SYND</text:p>
      <text:p text:style-name="P4">
Type: Article</text:p>
      <!--METADATA-->
      <text:p text:style-name="P4">
China sent a special envoy to Europe to promote the Ukraine Peace Plan proposed by China. He brought a clear message: the United States' allies in Europe should adhere to its strategic autonomy and urge immediately to stop the fire, allowing Russia to occupy the Ukrainian part of the Ukrainian part of its current occupation. Territory, this is a western official who understands the content of this special envoy with the content of the European government talks.</text:p>
      <text:p text:style-name="P4">
News Source: <text:a xlink:type="simple" xlink:href="https://cn.wsj.com/articles/%E4%B8%AD%E5%9B%BD%E6%8E%A8%E5%8A%A8%E4%BF%84%E4%B9%8C%E5%81%9C%E7%81%AB%E7%9A%84%E5%8A%AA%E5%8A%9B%E5%9C%A8%E6%AC%A7%E6%B4%B2%E5%8F%97%E5%88%B0%E5%86%B7%E9%81%87-fdddce98" text:style-name="Internet_20_link" text:visited-style-name="Visited_20_Internet_20_Link">
https://cn.wsj.com/articles/%E4%B8%AD%E5%9B%BD%E6%8E%A8%E5%8A%A8%E4%BF%84%E4%B9%8C%E5%81%9C%E7%81%AB%E7%9A%84%E5%8A%AA%E5%8A%9B%E5%9C%A8%E6%AC%A7%E6%B4%B2%E5%8F%97%E5%88%B0%E5%86%B7%E9%81%87-fdddce98</text:a>
</text:p>
      <!--NEWS-->
      <text:h text:style-name="P10" text:outline-level="1">
<text:span text:style-name="T4">
CreditEss was ordered to make huge compensation against Georgian tycoon (Free Version)</text:span>
</text:h>
      <text:p text:style-name="P4">
Author: Weilun Soon</text:p>
      <text:p text:style-name="P4">
Publisher: 华尔街日报中文网</text:p>
      <text:p text:style-name="P4">
Published Time: 2023-05-27T01:25:00.000Z</text:p>
      <text:p text:style-name="P4">
Modified Time: 2023-05-27T01:25:00.000Z</text:p>
      <text:p text:style-name="P4">
Created Time: 2023-05-27T00:17:00.000Z</text:p>
      <text:p text:style-name="P4">
Description: A Court of Singapore ordered a trust subsidiary of Creditkin to compensate for former Georgia Prime Minister, but the ruling did not list the specific compensation amount to be paid.</text:p>
      <text:p text:style-name="P4">
Images: []</text:p>
      <text:p text:style-name="P4">
Categories: ['金融市场']</text:p>
      <text:p text:style-name="P4">
Keywords: SYND</text:p>
      <text:p text:style-name="P4">
Type: Article</text:p>
      <!--METADATA-->
      <text:p text:style-name="P4">
A Court of Singapore ordered Credit(Swiss credit)Its trust subsidiary compensated former Georgia Prime Minister, but the ruling did not list the specific amount of compensation to be paid.</text:p>
      <text:p text:style-name="P4">
News Source: <text:a xlink:type="simple" xlink:href="https://cn.wsj.com/articles/%E7%91%9E%E4%BF%A1%E8%A2%AB%E8%B4%A3%E4%BB%A4%E5%AF%B9%E6%A0%BC%E9%B2%81%E5%90%89%E4%BA%9A%E5%A4%A7%E4%BA%A8%E4%BD%9C%E5%87%BA%E5%B7%A8%E9%A2%9D%E8%B5%94%E5%81%BF-b4fdd403" text:style-name="Internet_20_link" text:visited-style-name="Visited_20_Internet_20_Link">
https://cn.wsj.com/articles/%E7%91%9E%E4%BF%A1%E8%A2%AB%E8%B4%A3%E4%BB%A4%E5%AF%B9%E6%A0%BC%E9%B2%81%E5%90%89%E4%BA%9A%E5%A4%A7%E4%BA%A8%E4%BD%9C%E5%87%BA%E5%B7%A8%E9%A2%9D%E8%B5%94%E5%81%BF-b4fdd403</text:a>
</text:p>
      <!--NEWS-->
      <text:h text:style-name="P10" text:outline-level="1">
<text:span text:style-name="T4">
Chinese stock briefing: Pinduoduo rose 15%before the market. In the first quarter, net profit and income exceeded expected (Free Version)</text:span>
</text:h>
      <text:p text:style-name="P4">
Author: None</text:p>
      <text:p text:style-name="P4">
Publisher: 华尔街日报中文网</text:p>
      <text:p text:style-name="P4">
Published Time: 2023-05-27T01:35:00.000Z</text:p>
      <text:p text:style-name="P4">
Modified Time: 2023-05-27T01:35:00.000Z</text:p>
      <text:p text:style-name="P4">
Created Time: 2023-05-27T00:24:00.000Z</text:p>
      <text:p text:style-name="P4">
Description: Li Yanhong: Baidu will soon officially launch a version of Wenxin's big model 3.5; Faraday's future announcement will start at the end of May; Dynamic Blizzard and NetEase "contradictions" will be upgraded again.</text:p>
      <text:p text:style-name="P4">
Images: []</text:p>
      <text:p text:style-name="P4">
Categories: ['金融市场', '股市']</text:p>
      <text:p text:style-name="P4">
Keywords: SYND</text:p>
      <text:p text:style-name="P4">
Type: Article</text:p>
      <!--METADATA-->
      <text:p text:style-name="P4">
<text:span text:style-name="T4">
 Pinduoduo has risen 15% before the market, the stock price rebounded sharply from the six and a half months low, 1Q profits and income far exceeded expectations </text:span>
</text:p>
      <text:p text:style-name="P4">
News Source: <text:a xlink:type="simple" xlink:href="https://cn.wsj.com/articles/%E4%B8%AD%E6%A6%82%E8%82%A1%E7%AE%80%E6%8A%A5-%E6%8B%BC%E5%A4%9A%E5%A4%9A%E7%9B%98%E5%89%8D%E5%A4%A7%E6%B6%A815-%E7%AC%AC%E4%B8%80%E5%AD%A3%E5%BA%A6%E5%87%80%E5%88%A9%E6%B6%A6%E5%92%8C%E6%94%B6%E5%85%A5%E8%BF%9C%E8%B6%85%E9%A2%84%E6%9C%9F-8fdcdfc5" text:style-name="Internet_20_link" text:visited-style-name="Visited_20_Internet_20_Link">
https://cn.wsj.com/articles/%E4%B8%AD%E6%A6%82%E8%82%A1%E7%AE%80%E6%8A%A5-%E6%8B%BC%E5%A4%9A%E5%A4%9A%E7%9B%98%E5%89%8D%E5%A4%A7%E6%B6%A815-%E7%AC%AC%E4%B8%80%E5%AD%A3%E5%BA%A6%E5%87%80%E5%88%A9%E6%B6%A6%E5%92%8C%E6%94%B6%E5%85%A5%E8%BF%9C%E8%B6%85%E9%A2%84%E6%9C%9F-8fdcdfc5</text:a>
</text:p>
      <!--NEWS-->
      <text:h text:style-name="P10" text:outline-level="1">
<text:span text:style-name="T4">
Betting on AI has another way to save money.</text:span>
</text:h>
      <text:p text:style-name="P4">
Author: Jacky Wong</text:p>
      <text:p text:style-name="P4">
Publisher: 华尔街日报中文网</text:p>
      <text:p text:style-name="P4">
Published Time: 2023-05-27T01:45:00.000Z</text:p>
      <text:p text:style-name="P4">
Modified Time: 2023-05-27T01:45:00.000Z</text:p>
      <text:p text:style-name="P4">
Created Time: 2023-05-26T02:35:00.000Z</text:p>
      <text:p text:style-name="P4">
Description: Nvidia is obtaining significant booster from the prosperity of artificial intelligence, but if investors do not want to pay for this expensive stock, there are other options.</text:p>
      <text:p text:style-name="P4">
Images: []</text:p>
      <text:p text:style-name="P4">
Categories: ['金融市场', '股闻天下']</text:p>
      <text:p text:style-name="P4">
Keywords: SYND,LINK:EN|WP-WSJ-0000917823</text:p>
      <text:p text:style-name="P4">
Type: Article</text:p>
      <!--METADATA-->
      <text:p text:style-name="P4">
During the golden rush, selling picking heads and iron crickets is the most profitable. If you want to try more difficult gameplay, then buy companies that make these picks and iron crickets.</text:p>
      <text:p text:style-name="P4">
News Source: <text:a xlink:type="simple" xlink:href="https://cn.wsj.com/articles/%E6%8A%BC%E6%B3%A8ai%E5%8F%A6%E6%9C%89%E7%9C%81%E9%92%B1%E9%80%94%E5%BE%84-%E4%B8%8D%E5%BF%85%E9%9D%9E%E8%A6%81%E6%8A%95%E8%B5%84%E8%8B%B1%E4%BC%9F%E8%BE%BE-de4b7d90" text:style-name="Internet_20_link" text:visited-style-name="Visited_20_Internet_20_Link">
https://cn.wsj.com/articles/%E6%8A%BC%E6%B3%A8ai%E5%8F%A6%E6%9C%89%E7%9C%81%E9%92%B1%E9%80%94%E5%BE%84-%E4%B8%8D%E5%BF%85%E9%9D%9E%E8%A6%81%E6%8A%95%E8%B5%84%E8%8B%B1%E4%BC%9F%E8%BE%BE-de4b7d90</text:a>
</text:p>
      <!--NEWS-->
      <text:h text:style-name="P10" text:outline-level="1">
<text:span text:style-name="T4">
The British regulatory agency claims that Meta has proposed to restrict its use of other corporate advertising data (Free Version)</text:span>
</text:h>
      <text:p text:style-name="P4">
Author: Joe Hoppe</text:p>
      <text:p text:style-name="P4">
Publisher: 华尔街日报中文网</text:p>
      <text:p text:style-name="P4">
Published Time: 2023-05-27T01:55:00.000Z</text:p>
      <text:p text:style-name="P4">
Modified Time: 2023-05-27T01:55:00.000Z</text:p>
      <text:p text:style-name="P4">
Created Time: 2023-05-27T00:49:00.000Z</text:p>
      <text:p text:style-name="P4">
Description: The British antitrust regulatory agency said on Friday that Meta Platforms has proposed to restrict the use of advertising data of other companies in order to deal with competitive concerns.</text:p>
      <text:p text:style-name="P4">
Images: []</text:p>
      <text:p text:style-name="P4">
Categories: ['科技']</text:p>
      <text:p text:style-name="P4">
Keywords: SYND</text:p>
      <text:p text:style-name="P4">
Type: Article</text:p>
      <!--METADATA-->
      <text:p text:style-name="P4">
None</text:p>
      <text:p text:style-name="P4">
News Source: <text:a xlink:type="simple" xlink:href="https://cn.wsj.com/articles/%E8%8B%B1%E5%9B%BD%E7%9B%91%E7%AE%A1%E6%9C%BA%E6%9E%84%E7%A7%B0meta%E5%B7%B2%E6%8F%90%E8%AE%AE%E9%99%90%E5%88%B6%E8%87%AA%E8%BA%AB%E5%AF%B9%E5%85%B6%E4%BB%96%E4%BC%81%E4%B8%9A%E5%B9%BF%E5%91%8A%E6%95%B0%E6%8D%AE%E7%9A%84%E4%BD%BF%E7%94%A8-39f5d0b1" text:style-name="Internet_20_link" text:visited-style-name="Visited_20_Internet_20_Link">
https://cn.wsj.com/articles/%E8%8B%B1%E5%9B%BD%E7%9B%91%E7%AE%A1%E6%9C%BA%E6%9E%84%E7%A7%B0meta%E5%B7%B2%E6%8F%90%E8%AE%AE%E9%99%90%E5%88%B6%E8%87%AA%E8%BA%AB%E5%AF%B9%E5%85%B6%E4%BB%96%E4%BC%81%E4%B8%9A%E5%B9%BF%E5%91%8A%E6%95%B0%E6%8D%AE%E7%9A%84%E4%BD%BF%E7%94%A8-39f5d0b1</text:a>
</text:p>
      <!--NEWS-->
      <text:h text:style-name="P10" text:outline-level="1">
<text:span text:style-name="T4">
美国债务上限最后期限逼近，有望达成协议 (Free Version)</text:span>
</text:h>
      <text:p text:style-name="P4">
Author: Natalie Andrews / David Harrison / Kristina Peterson</text:p>
      <text:p text:style-name="P4">
Publisher: 华尔街日报中文网</text:p>
      <text:p text:style-name="P4">
Published Time: 2023-05-27T02:00:00.000Z</text:p>
      <text:p text:style-name="P4">
Modified Time: 2023-05-27T02:00:00.000Z</text:p>
      <text:p text:style-name="P4">
Created Time: 2023-05-26T23:35:00.000Z</text:p>
      <text:p text:style-name="P4">
Description: The White House and the National Council negotiating representatives in a hurry to reach an agreement on the issue of cutting expenses and increasing the upper limit of US dollar debt, but they are tit -for -tat for more people's work to obtain federal benefits.</text:p>
      <text:p text:style-name="P4">
Images: []</text:p>
      <text:p text:style-name="P4">
Categories: ['国际']</text:p>
      <text:p text:style-name="P4">
Keywords: SYND</text:p>
      <text:p text:style-name="P4">
Type: Article</text:p>
      <!--METADATA-->
      <text:p text:style-name="P4">
The negotiating representatives of the White House and the National Council will take the time to reach an agreement on the issue of cutting expenses and raising a $ 31.4 trillion debt limit, but it is tattooed on the issue of requiring more people to obtain federal benefits.</text:p>
      <text:p text:style-name="P4">
News Source: <text:a xlink:type="simple" xlink:href="https://cn.wsj.com/articles/%E7%BE%8E%E5%9B%BD%E5%80%BA%E5%8A%A1%E4%B8%8A%E9%99%90%E6%9C%80%E5%90%8E%E6%9C%9F%E9%99%90%E9%80%BC%E8%BF%91-%E6%9C%89%E6%9C%9B%E8%BE%BE%E6%88%90%E5%8D%8F%E8%AE%AE-3e60633b" text:style-name="Internet_20_link" text:visited-style-name="Visited_20_Internet_20_Link">
https://cn.wsj.com/articles/%E7%BE%8E%E5%9B%BD%E5%80%BA%E5%8A%A1%E4%B8%8A%E9%99%90%E6%9C%80%E5%90%8E%E6%9C%9F%E9%99%90%E9%80%BC%E8%BF%91-%E6%9C%89%E6%9C%9B%E8%BE%BE%E6%88%90%E5%8D%8F%E8%AE%AE-3e60633b</text:a>
</text:p>
      <!--NEWS-->
      <text:h text:style-name="P10" text:outline-level="1">
<text:span text:style-name="T4">
G7 Summit, Ukraine War, China -Russia Far East Interactive and more important stories this week</text:span>
</text:h>
      <text:p text:style-name="P4">
Author: https://www.facebook.com/bbcworldservice/</text:p>
      <text:p text:style-name="P4">
Publisher: BBC News 中文</text:p>
      <text:p text:style-name="P4">
Published Time: 2023-05-27T02:51:57.000Z</text:p>
      <text:p text:style-name="P4">
Modified Time: 2023-05-27T02:51:57.000Z</text:p>
      <text:p text:style-name="P4">
Description: Just in the past week, news content below BBC has attracted the attention of readers. If you miss it, we will take you one by one.</text:p>
      <text:p text:style-name="P4">
Images: ["<text:a xlink:type="simple" xlink:href="https://ichef.bbci.co.uk/news/640/cpsprodpb/4DDE/production/_129843991_whatsubject.jpg" text:style-name="Internet_20_link" text:visited-style-name="Visited_20_Internet_20_Link">
_129843991_wh...</text:a>
", "<text:a xlink:type="simple" xlink:href="https://ichef.bbci.co.uk/news/640/cpsprodpb/18276/production/_129843989_whatsubject.jpg" text:style-name="Internet_20_link" text:visited-style-name="Visited_20_Internet_20_Link">
_129843989_wh...</text:a>
"]</text:p>
      <text:p text:style-name="P4">
Videos: []</text:p>
      <text:p text:style-name="P4">
Tags: ['乌克兰局势升温', '中國', '政治', '美国', '乌克兰']</text:p>
      <text:p text:style-name="P4">
Type: Article</text:p>
      <!--METADATA-->
      <text:h text:style-name="P12" text:outline-level="3">
<text:span text:style-name="T4">
G7 Summit, Ukrainian War, China -Russia Far East Interactive and more important stories this week</text:span>
</text:h>
      <text:p text:style-name="P4">
May 27, 2023<draw:frame draw:style-name="fr1" draw:name="Image2" text:anchor-type="as-char" svg:width="6.9236in" svg:height="3.894525in" draw:z-index="0">
<draw:image xlink:href="../Images/BBC Chinese/2023-05-27T02-51-57.000Z/_129843991_whatsubject.jpg" xlink:type="simple" xlink:show="embed" xlink:actuate="onLoad" draw:mime-type="image/jpeg"/>
</draw:frame>
Image source, getty image</text:p>
      <text:p text:style-name="P4">
Image adding text,</text:p>
      <text:p text:style-name="P4">
In 1893, the Port of Vladivostok was cut to Russia for 33 years.</text:p>
      <text:p text:style-name="P4">
<text:span text:style-name="T4">
 On the fourth week of May, the seven major industrial group (G7) leader summit ended in Hiroshima, Japan. Ukraine President Volodymyr ZELENSKY Zenoski has attracted worldwide attention. </text:span>
</text:p>
      <text:p text:style-name="P4">
When the US President Biden closed at the G7 summit, he lift the sanctions on the Chinese Defense Minister Li Shangfu "in the consultation." However, a day later, a U.S. State Department spokesman clarified that he would not cancel sanctions against Li Shangfu. The US -China relations have warmed up the shadow.</text:p>
      <text:p text:style-name="P4">
In addition, China intends to add Russia's Vladivostok Port (formerly known as "Vladivostok") in Jilin Province as a portal port of domestic trade. The BBC takes you to understand the reality and history of the interaction between China and Russia.</text:p>
      <text:p text:style-name="P4">
Just in the past week, news content below BBC has attracted the attention of readers. If you miss it, we will take you one by one.</text:p>
      <text:h text:style-name="P12" text:outline-level="3">
<text:span text:style-name="T4">
1 . Vladivostok turned into a China Internal Trade Port?</text:span>
</text:h>
      <text:p text:style-name="P4">
<draw:frame draw:style-name="fr1" draw:name="Image3" text:anchor-type="as-char" svg:width="6.9236in" svg:height="3.894525in" draw:z-index="0">
<draw:image xlink:href="../Images/BBC Chinese/2023-05-27T02-51-57.000Z/_129843989_whatsubject.jpg" xlink:type="simple" xlink:show="embed" xlink:actuate="onLoad" draw:mime-type="image/jpeg"/>
</draw:frame>
Image source, getty image</text:p>
      <text:p text:style-name="P4">
Image adding text,</text:p>
      <text:p text:style-name="P4">
The Vladivostok is near the junction of Russia, Central, and DPRK. It is facing the sea three, and it is the largest port on the Pacific coast.</text:p>
      <text:p text:style-name="P4">
The China Customs General Administration recently issued a statement saying that they would further expand the scope of cross -border transportation business in Jilin Province, and increased Russia's Vladivodak Port (Old China "Vladivostok") as the transit port of domestic trade.</text:p>
      <text:p text:style-name="P4">
This means that Chinese goods are transported in the country, passing through the Sino -Russian border, going out of the sea through the Port Vladivostok port, and then unloading at the southeast coastal port. China is processed in accordance with the circulation of domestic goods, without having to go through the complicated procedures for exports and imports.</text:p>
      <text:p text:style-name="P4">
<text:a xlink:type="simple" xlink:href="https://www.bbc.com/zhongwen/simp/chinese-news-65687574" text:style-name="Internet_20_link" text:visited-style-name="Visited_20_Internet_20_Link">
Vladivostok transformed into a China Internal Trade Port? The reality and history of the interaction between China and Russia and the Far East</text:a>
</text:p>
      <text:h text:style-name="P12" text:outline-level="3">
<text:span text:style-name="T4">
2 . G7 Summit: Joint declaration sword refers to China's "economic coercion" Zelenezkic's last day's focus</text:span>
</text:h>
      <text:p text:style-name="P4">
Image source, getty images</text:p>
      <text:p text:style-name="P4">
Image adding text,</text:p>
      <text:p text:style-name="P4">
Ukraine President Zelei Sky flew to Guangdao himself and met with many leaders of many countries.</text:p>
      <text:p text:style-name="P4">
Seven major industrial groups (G7) Leadership Summit ended on Sunday (May 21) in Hiroshima, Japan. The Ukrainian President Volodymyr ZELENSKY Denoreki, who arrived on Saturday, met with leaders of many countries on the last day of the meeting and attracted worldwide attention.</text:p>
      <text:p text:style-name="P4">
The meeting expanded the scope of participation in the country, and both Australian and Indian leaders were invited to attend. At the same time, "Quad" (Quad) was also held in Hiroshima venue.</text:p>
      <text:p text:style-name="P4">
<text:a xlink:type="simple" xlink:href="https://www.bbc.com/zhongwen/simp/world-65662960" text:style-name="Internet_20_link" text:visited-style-name="Visited_20_Internet_20_Link">
G7 Summit: Joint statement that sword refers to China's "economic coercion" Zelenezkic's last day's focus</text:a>
</text:p>
      <text:h text:style-name="P12" text:outline-level="3">
<text:span text:style-name="T4">
3 . Ukrainian war: BBC discloses the Russian army's defense deployment through satellite pictures</text:span>
</text:h>
      <text:p text:style-name="P4">
On the Crimea Peninsula occupied by Russia, a beach resort is now full of military defense work, and there is anti -tank trench on both sides of the main road.</text:p>
      <text:p text:style-name="P4">
BBC Verify's Daniele Palumbo and Erwanrivault analyzed some important satellite pictures to disclose the Russian army in order to prepare for the large -scale defensive labor of Ukraine's possible large -scale counterattacks. Essence</text:p>
      <text:h text:style-name="P12" text:outline-level="3">
<text:span text:style-name="T4">
4 . Bynden government out of "oolong", US -China relations "recover" and then shadow</text:span>
</text:h>
      <text:p text:style-name="P4">
Image source, getty images</text:p>
      <text:p text:style-name="P4">
When the US President Biden closed at the Summit of the Seventh National Group earlier, he revealed that he was "negotiated" on the sanctions on the sanctions of the Chinese Defense Minister Li Shangfu. He also said that the spy balloon incident that had occurred in February this year was quite stupid; and said that the relationship between the two countries was expected to "thaw."</text:p>
      <text:p text:style-name="P4">
Biden's remarks have received widespread attention. However, just one day later, a US State Department spokesman made clarification saying that it would not cancel the sanctions against Li Shangfu <text:span text:style-name="T4">
, and </text:span>
 let the "heating back" be covered with thick fog.</text:p>
      <text:p text:style-name="P4">
<text:a xlink:type="simple" xlink:href="https://www.bbc.com/zhongwen/simp/world-65705268" text:style-name="Internet_20_link" text:visited-style-name="Visited_20_Internet_20_Link">
Bynden government out of "oolong", the US -China relations "recovered" and then shadowed the shadow</text:a>
</text:p>
      <text:h text:style-name="P12" text:outline-level="3">
<text:span text:style-name="T4">
5 . China's iconic gay institution "due to force majeure" to close the sexual minority group feels "lip dead teeth cold"</text:span>
</text:h>
      <text:p text:style-name="P4">
Image source, getty images</text:p>
      <text:p text:style-name="P4">
"Beitong Culture" is a public welfare institution that develops youth psychological support and diversified gender education. It was established in 2008. Due to profound qualifications and extensive resources, it is considered an important platform for promoting the protection of equity in sexual minority groups, and also supports protective umbrellas for relevant institutions outside the capital of China.</text:p>
      <text:p text:style-name="P4">
The agency announced that "due to force majeure" decided to terminate operations. In recent years, in the environment where Chinese speech space is tight, many LGBTQ groups have stopped operating, and Bei Tong eventually couldn't escape.</text:p>
      <text:p text:style-name="P4">
<text:a xlink:type="simple" xlink:href="https://www.bbc.com/zhongwen/simp/chinese-news-65656315" text:style-name="Internet_20_link" text:visited-style-name="Visited_20_Internet_20_Link">
China's iconic gay agency "Due to force majeure" to close the sexual minority group feels "lip dead teeth cold"</text:a>
<text:span text:style-name="T4">
 Other </text:span>
 <text:span text:style-name="T4">
 important </text:span>
 <text:span text:style-name="T4">
 stories this week: </text:span>
</text:p>
      <text:p text:style-name="P4">
News Source: <text:a xlink:type="simple" xlink:href="https://www.bbc.com/zhongwen/simp/world-65720127" text:style-name="Internet_20_link" text:visited-style-name="Visited_20_Internet_20_Link">
https://www.bbc.com/zhongwen/simp/world-65720127</text:a>
</text:p>
      <!--NEWS-->
      <text:h text:style-name="P10" text:outline-level="1">
<text:span text:style-name="T4">
Sudan: Solid the rapid support forces from foreign countries to condemn the military's decision on retired personnel</text:span>
</text:h>
      <text:p text:style-name="P4">
Author: 半岛电视台＋通讯社</text:p>
      <text:p text:style-name="P4">
Publisher: Al Jazeera</text:p>
      <text:p text:style-name="P4">
Published Time: 2023-05-27T04:06:45</text:p>
      <text:p text:style-name="P4">
Modified Time: 2023-05-27T04:07:13</text:p>
      <text:p text:style-name="P4">
Description: Sudan military sources said that the intelligence department in the Red Sea region in eastern Sudan confiscated weapons from foreign countries. At the same time, Sudan's rapid support forces condemned the military's decision to recruit retired soldiers to return to the troops and all capable of all capable.</text:p>
      <text:p text:style-name="P4">
Images: ["<text:a xlink:type="simple" xlink:href="https://chinese.aljazeera.net/wp-content/uploads/2023/05/image-413-1685158441.jpg" text:style-name="Internet_20_link" text:visited-style-name="Visited_20_Internet_20_Link">
image-413-168...</text:a>
", "<text:a xlink:type="simple" xlink:href="https://chinese.aljazeera.net/wp-content/uploads/2023/05/image-1685158519.jpg" text:style-name="Internet_20_link" text:visited-style-name="Visited_20_Internet_20_Link">
image-1685158...</text:a>
"]</text:p>
      <text:p text:style-name="P4">
Topics: ['军事', '政治', '新闻']</text:p>
      <text:p text:style-name="P4">
Keywords: ['军事', '政治', '新闻', '苏丹']</text:p>
      <text:p text:style-name="P4">
Type: Article</text:p>
      <!--METADATA-->
      <text:p text:style-name="P4">
<draw:frame draw:style-name="fr1" draw:name="Image8" text:anchor-type="as-char" svg:width="6.9236in" svg:height="3.890305in" draw:z-index="0">
<draw:image xlink:href="../Images/Aljazeera Chinese/2023-05-27T04-06-45/image-413-1685158441.jpg" xlink:type="simple" xlink:show="embed" xlink:actuate="onLoad" draw:mime-type="image/jpeg"/>
</draw:frame>
 苏丹爆发冲突 (社交网站)Sudan military sources said that the intelligence department in the Red Sea region in eastern Sudan confiscated weapons from foreign countries. At the same time, Sudan's rapid support forces condemned the military's decision to recruit retired soldiers to return to the troops and all capable of all capable.</text:p>
      <text:p text:style-name="P4">
Military sources told the Peninsula TV reporter that their intelligence department seized smuggling weapons and ammunition south south of the Sujin area of Honghai Prefecture, and also monitored a gang engaged in military fire smuggling in eastern Sudan.</text:p>
      <text:p text:style-name="P4">
Sources added that the Sudan intelligence department pursued those who were responsible for bringing weapons and ammunition into the eastern region, and explained that they were transferring these weapons and ammunition to the so -called "rebels" (referring to fast support forces).</text:p>
      <text:p text:style-name="P4">
At the same time, Sudan's rapid support forces pointed out in a statement issued by the evening of the 26th that "began to announce the general mobilization and ask the capable person to pick up the weapons, which clearly reflects the despair and confusion of the coupons, indicating that they are on the battlefield on the battlefield We failed to defeat our troops, and attempted to use innocent citizens to replace them instead of defending the safety and safety of citizens without the defenders. "</text:p>
      <text:p text:style-name="P4">
The statement added that the measure confirmed that "the decision of the armed forces has been hijacked by the former regime elements and there are more than one decision -making center."</text:p>
      <text:h text:style-name="P13" text:outline-level="4">
<text:span text:style-name="T4">
"Volunteer" mobilization</text:span>
</text:h>
      <text:p text:style-name="P4">
Earlier, Sudan National Defense Minister Yasin Ibrahim Yasin called for retired soldiers to report to the nearest military unit from next Monday next Monday. A military spokesman said the move was called "volunteer".</text:p>
      <text:p text:style-name="P4">
In a statement, the Sudan National Defense Minister pointed out that "We call on all retired personnel of the armed forces -including officers, non -commissioned officers and soldiers, and all those who have the ability to pick up weapons to report to the nearest military command to obtain armed forces to get armed forces. Protect their lives, their dignity, their neighbors, their honors, and carry out work based on the plans of these areas. "</text:p>
      <text:p text:style-name="P4">
The statement added that the appeal was issued after the "rebel insults including writers, journalists, judges, and doctors, and were issued after being imprisoned, hunted, and arrested retired regular soldiers."</text:p>
      <text:p text:style-name="P4">
<draw:frame draw:style-name="fr1" draw:name="Image9" text:anchor-type="as-char" svg:width="6.9236in" svg:height="3.893106in" draw:z-index="0">
<draw:image xlink:href="../Images/Aljazeera Chinese/2023-05-27T04-06-45/image-1685158519.jpg" xlink:type="simple" xlink:show="embed" xlink:actuate="onLoad" draw:mime-type="image/jpeg"/>
</draw:frame>
Sudan explosion conflict(Social networking site)</text:p>
      <text:p text:style-name="P4">
在上述呼吁出台之际，苏丹军方与快速支援部队在该国首都喀土穆的大部分战线保持着谨慎平静。此前一天，双方在为时7天的休战期间爆发了最为激烈的冲突。需要指出的是，这项休战是苏丹冲突双方于5月20日在与沙特和美国的调解下达成的。</text:p>
      <text:p text:style-name="P4">
然而，当地消息人士告诉半岛电视台记者，北喀土穆以北的哈法亚郊区响起了炮击和防空火力的声音。</text:p>
      <text:p text:style-name="P4">
另一方面，苏丹西部的北科尔多凡州、南达尔富尔州、西达尔富尔州的局势趋于平静。</text:p>
      <text:p text:style-name="P4">
在靠近战区的街区内，街道上空无一人，而其他地区的人们则争先恐后地趁着停火时间购买他们的生活必需品，部分商人还试图将他们的货物转移到更为安全的地方。</text:p>
      <text:h text:style-name="P13" text:outline-level="4">
<text:span text:style-name="T4">
约旦大使官邸遭到袭击</text:span>
</text:h>
      <text:p text:style-name="P4">
另一方面，约旦外交部宣布，其驻喀土穆大使的官邸遭到袭击和破坏，该部对袭击其外交总部的事件提出谴责。</text:p>
      <text:p text:style-name="P4">
约旦外交部在一份声明中指出，其大使和使馆工作人员没有受到任何伤害，因为他们目前位于苏丹东部的苏丹港市。</text:p>
      <text:p text:style-name="P4">
该部表示，“约旦王国谴责一切形式的暴力和破坏行为，尤其是那些侵犯外交建筑神圣性的行为。”</text:p>
      <text:p text:style-name="P4">
自苏丹战火爆发以来，已有多处外交总部遭到袭击。约旦曾在5月中旬宣布，其驻喀土穆大使馆遭到了袭击。</text:p>
      <text:p text:style-name="P4">
需要指出的是，自今年4月15日以来，苏丹军队与快速支援部队在苏丹持续发生冲突，目前已造成数百人死亡，超过100万人在国内流离失所，还有超过30万人逃往邻近国家。.</text:p>
      <text:p text:style-name="P4">
根据“武装冲突及其事实”网站公布的数据，自这场冲突爆发以来，死亡人数已达1800人，其中大部分人死于喀土穆，以及西达尔富尔州首府朱奈纳。</text:p>
      <text:p text:style-name="P4">
News Source: <text:a xlink:type="simple" xlink:href="https://chinese.aljazeera.net/news/military/2023/5/27/%e8%8b%8f%e4%b8%b9%e7%bc%b4%e8%8e%b7%e6%9d%a5%e8%87%aa%e5%a4%96%e5%9b%bd%e7%9a%84%e6%ad%a6%e5%99%a8%e5%bf%ab%e9%80%9f%e6%94%af%e6%8f%b4%e9%83%a8%e9%98%9f%e8%b0%b4%e8%b4%a3%e5%86%9b%e6%96%b9%e5%85%b3" text:style-name="Internet_20_link" text:visited-style-name="Visited_20_Internet_20_Link">
https://chinese.aljazeera.net/news/military/2023/5/27/%e8%8b%8f%e4%b8%b9%e7%bc%b4%e8%8e%b7%e6%9d%a5%e8%87%aa%e5%a4%96%e5%9b%bd%e7%9a%84%e6%ad%a6%e5%99%a8%e5%bf%ab%e9%80%9f%e6%94%af%e6%8f%b4%e9%83%a8%e9%98%9f%e8%b0%b4%e8%b4%a3%e5%86%9b%e6%96%b9%e5%85%b3</text:a>
</text:p>
      <!--NEWS-->
      <text:h text:style-name="P10" text:outline-level="1">
<text:span text:style-name="T4">
乌克兰情报部门指责俄罗斯准备实施核挑衅  多条战线上轰炸持续</text:span>
</text:h>
      <text:p text:style-name="P4">
Author: 半岛电视台＋通讯社</text:p>
      <text:p text:style-name="P4">
Publisher: Al Jazeera</text:p>
      <text:p text:style-name="P4">
Published Time: 2023-05-27T08:21:26</text:p>
      <text:p text:style-name="P4">
Modified Time: 2023-05-27T08:22:13</text:p>
      <text:p text:style-name="P4">
Description: The Ukrainian military intelligence department accused the Russian army of preparation for the "major provocations" of the Zapolo Nuclear Power Station in the next few hours. At the same time, Russia continued to launch a missile attack on many Ukrainian areas, and some of the locations in Russia were also in Russia. It was bombed.</text:p>
      <text:p text:style-name="P4">
Images: ["<text:a xlink:type="simple" xlink:href="https://chinese.aljazeera.net/wp-content/uploads/2023/05/image-411-1685174278.jpg" text:style-name="Internet_20_link" text:visited-style-name="Visited_20_Internet_20_Link">
image-411-168...</text:a>
", "<text:a xlink:type="simple" xlink:href="https://chinese.aljazeera.net/wp-content/uploads/2023/05/image-1-1685174375.jpg" text:style-name="Internet_20_link" text:visited-style-name="Visited_20_Internet_20_Link">
image-1-16851...</text:a>
", "<text:a xlink:type="simple" xlink:href="https://chinese.aljazeera.net/wp-content/uploads/2023/05/image-2-1685174421.jpg" text:style-name="Internet_20_link" text:visited-style-name="Visited_20_Internet_20_Link">
image-2-1685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 text:anchor-type="as-char" svg:width="6.9236in" svg:height="3.895499in" draw:z-index="0">
<draw:image xlink:href="../Images/Aljazeera Chinese/2023-05-27T08-21-26/image-411-1685174278.jpg" xlink:type="simple" xlink:show="embed" xlink:actuate="onLoad" draw:mime-type="image/jpeg"/>
</draw:frame>
Destruction of buildings caused by the Russian and Ukraine War(news agency)</text:p>
      <text:p text:style-name="P4">
乌克兰军事情报部门指责俄罗斯军队准备在接下来的几个小时内，针对扎波罗热核电站发起所谓的“重大挑​​衅”，与此同时，俄罗斯继续对乌克兰多个地区发动导弹袭击，而俄罗斯境内的一些地点也遭到了轰炸。</text:p>
      <text:p text:style-name="P4">
乌克兰国防部的情报部门在26日晚间表示，俄罗斯军队正计划对处于俄军控制下的扎波罗热核电站地区发动袭击，然后再宣布有放射性物质泄漏，并将此事归咎于乌克兰。</text:p>
      <text:p text:style-name="P4">
乌克兰国防部在社交媒体上发布的声明中补充称，俄罗斯试图挑衅国际社会，并推动其对此事开展调查，从而要求停火并允许其重新部署队伍，以挫败乌克兰军队准备发动的反击。</text:p>
      <text:p text:style-name="P4">
基辅方面表示，在接收几批西方武器之后，它正准备发动一场大规模的反击，旨在从俄罗斯军队手中夺回失地。</text:p>
      <text:p text:style-name="P4">
<draw:frame draw:style-name="fr1" draw:name="Image11" text:anchor-type="as-char" svg:width="6.9236in" svg:height="3.894525in" draw:z-index="0">
<draw:image xlink:href="../Images/Aljazeera Chinese/2023-05-27T08-21-26/image-1-1685174375.jpg" xlink:type="simple" xlink:show="embed" xlink:actuate="onLoad" draw:mime-type="image/jpeg"/>
</draw:frame>
The Russian and Ukraine War from top to bottom: Donbas, Lugusk, Donetsk, Ukraine, Zapolo, Hermone, Ashihai, Russia, Crimea Peninsula(Peninsula TV Station)</text:p>
      <text:h text:style-name="P13" text:outline-level="4">
<text:span text:style-name="T4">
psychological clinic attack</text:span>
</text:h>
      <text:p text:style-name="P4">
At the same time, in the past few hours, Russia and Ukraine have continued to launch missiles and drones.</text:p>
      <text:p text:style-name="P4">
The Ukrainian authorities announced on the 26th that a clinic in Dieber was attacked by missiles, causing at least two people to die, and 30 people, including two children, were injured.</text:p>
      <text:p text:style-name="P4">
Some photos released by President Zelei of Ukraine showed the scene of the building and the scene of black smoke from it. He also explained: "Russia's new missile attacks, new harm to human crimes."</text:p>
      <text:p text:style-name="P4">
Ukraine's first lady Zelei Kia explained that the attacked clinic was a clinic providing psychological services.</text:p>
      <text:p text:style-name="P4">
On the other hand, the US Senator Lindsen Graham, who was visiting Ukraine for the third time, condemned the attack and called it a war crime.</text:p>
      <text:p text:style-name="P4">
<draw:frame draw:style-name="fr1" draw:name="Image12" text:anchor-type="as-char" svg:width="6.9236in" svg:height="3.894525in" draw:z-index="0">
<draw:image xlink:href="../Images/Aljazeera Chinese/2023-05-27T08-21-26/image-2-1685174421.jpg" xlink:type="simple" xlink:show="embed" xlink:actuate="onLoad" draw:mime-type="image/jpeg"/>
</draw:frame>
Drone attack(news agency)</text:p>
      <text:h text:style-name="P13" text:outline-level="4">
<text:span text:style-name="T4">
Bergrod was bombed</text:span>
</text:h>
      <text:p text:style-name="P4">
On the other hand, Russia announced the fifth consecutive day that Ukraine bombed Belgrod, the Russian border province. In addition, it also bombed Krasnodar 200 km from the Crimean Peninsula through drones.</text:p>
      <text:p text:style-name="P4">
Viacuslav Grankov, Governor of Belgo Rhoda, said dozens of artillery shells fall in the province of Russia bordering Ukraine.</text:p>
      <text:p text:style-name="P4">
The local authorities of Belgo Rhodier announced that they are studying the legal options that provide armed forces for the purpose of protecting the local people in the framework of the regional defense forces.</text:p>
      <text:p text:style-name="P4">
In the southern Russia, Crasonadar with more than 1 million people, some buildings were damaged after being attacked by two drones, but there were no records of casualties.</text:p>
      <text:p text:style-name="P4">
On the other hand, the local Russian local authorities of Donetsk Province in eastern Ukrainian said that the Ukrainian army used two long -range missiles to attack the area around the Ace Steel Factory in Marwol, but the bombing did not cause any damage.</text:p>
      <text:p text:style-name="P4">
The Ukraine Maruor City Council posted several videos on its Telegram channel. The screen showed that the factory had a thick smoke, and the Donedsk authorities claimed that the plant was attacked by the Ukrainian army.</text:p>
      <text:p text:style-name="P4">
News Source: <text:a xlink:type="simple" xlink:href="https://chinese.aljazeera.net/news/war-in-ukraine/2023/5/27/%e4%b9%8c%e5%85%8b%e5%85%b0%e6%83%85%e6%8a%a5%e9%83%a8%e9%97%a8%e6%8c%87%e8%b4%a3%e4%bf%84%e7%bd%97%e6%96%af%e5%87%86%e5%a4%87%e5%ae%9e%e6%96%bd%e6%a0%b8%e6%8c%91%e8%a1%85" text:style-name="Internet_20_link" text:visited-style-name="Visited_20_Internet_20_Link">
https://chinese.aljazeera.net/news/war-in-ukraine/2023/5/27/%e4%b9%8c%e5%85%8b%e5%85%b0%e6%83%85%e6%8a%a5%e9%83%a8%e9%97%a8%e6%8c%87%e8%b4%a3%e4%bf%84%e7%bd%97%e6%96%af%e5%87%86%e5%a4%87%e5%ae%9e%e6%96%bd%e6%a0%b8%e6%8c%91%e8%a1%85</text:a>
</text:p>
      <!--NEWS-->
      <text:h text:style-name="P10" text:outline-level="1">
<text:span text:style-name="T4">
The 70th anniversary of Mount Everest: The first successful experience of the father and the current climbing boom</text:span>
</text:h>
      <text:p text:style-name="P4">
Author: https://www.facebook.com/bbcworldservice/</text:p>
      <text:p text:style-name="P4">
Publisher: BBC News 中文</text:p>
      <text:p text:style-name="P4">
Published Time: 2023-05-27T09:30:36.000Z</text:p>
      <text:p text:style-name="P4">
Modified Time: 2023-05-27T09:30:36.000Z</text:p>
      <text:p text:style-name="P4">
Description: 70 years ago, some people successfully boarded the world's highest peak in Mount Everest on the world's border. The first two people who conquered the 8849 -meter peak were gone, but their son told the BBC how his father's achievements changed the mountaineering campaign.</text:p>
      <text:p text:style-name="P4">
Images: ["<text:a xlink:type="simple" xlink:href="https://ichef.bbci.co.uk/news/640/cpsprodpb/011F/production/_129878200_everest1.jpg" text:style-name="Internet_20_link" text:visited-style-name="Visited_20_Internet_20_Link">
_129878200_ev...</text:a>
"]</text:p>
      <text:p text:style-name="P4">
Videos: []</text:p>
      <text:p text:style-name="P4">
Tags: ['自然']</text:p>
      <text:p text:style-name="P4">
Type: Article</text:p>
      <!--METADATA-->
      <text:h text:style-name="P12" text:outline-level="3">
<text:span text:style-name="T4">
Mount Everest 70th Anniversary: The first successful experience of the father and the current climbing boom</text:span>
</text:h>
      <ul>
        <li>
Swaminathan Natarajan)* BBC International Taiwan</li>
      </ul>
      <text:p text:style-name="P4">
May 27, 2023<draw:frame draw:style-name="fr1" draw:name="Image13" text:anchor-type="as-char" svg:width="6.9236in" svg:height="3.894525in" draw:z-index="0">
<draw:image xlink:href="../Images/BBC Chinese/2023-05-27T09-30-36.000Z/_129878200_everest1.jpg" xlink:type="simple" xlink:show="embed" xlink:actuate="onLoad" draw:mime-type="image/jpeg"/>
</draw:frame>
</text:p>
      <text:p text:style-name="P4">
图像来源，  Getty Images</text:p>
      <text:p text:style-name="P4">
图像加注文字，</text:p>
      <text:p text:style-name="P4">
1953年5月29日，丹增·诺盖(39 years old)And Edmond Hillary(33 years old)登顶珠穆朗玛峰后不久拍摄的照片。</text:p>
      <text:p text:style-name="P4">
<text:span text:style-name="T4">
“我认为他们是真正的开拓者和探险家，给未知领域铺平了道路。正是因为他们两人和他们的团队，我们今天才能做很多事情。” 詹姆林·丹增·诺盖(JamlingTenzing Norgay)说。</text:span>
</text:p>
      <text:p text:style-name="P4">
他指的是70年前的5月29日，那一天他的父亲成为全球首次登顶世界最高峰的人。</text:p>
      <text:p text:style-name="P4">
丹增·诺盖 (Tenzing Norgay)在新西兰养蜂人埃德蒙·希拉里(Edmund Hillary)的陪同下登上了尼泊尔与中国边境的珠穆朗玛峰。</text:p>
      <text:p text:style-name="P4">
两位登山者的儿子，詹姆林·丹增·诺盖(Jamling Tenzing Norgay)和彼得·希拉里(PeterHillary)，从小就听着父亲的英雄故事长大。两人都追随父亲的脚步征服了珠穆朗玛峰。</text:p>
      <text:p text:style-name="P4">
在这次历史性攀登的周年纪念日，他们自豪地向BBC讲述了父亲的辉煌成就。</text:p>
      <text:p text:style-name="P4">
<text:a xlink:type="simple" xlink:href="https://www.bbc.com/zhongwen/simp/world-48571610" text:style-name="Internet_20_link" text:visited-style-name="Visited_20_Internet_20_Link">
 24次登顶珠峰的夏尔巴向导发出的警告 </text:a>
* <text:a xlink:type="simple" xlink:href="https://www.bbc.com/zhongwen/simp/world-48414350" text:style-name="Internet_20_link" text:visited-style-name="Visited_20_Internet_20_Link">
Mount Everest "People in the Mountains", the danger of the exposure of the mountain road congestion</text:a>
###</text:p>
      <text:p text:style-name="P4">
Image source, jamling norgay</text:p>
      <text:p text:style-name="P4">
Image adding text,</text:p>
      <text:p text:style-name="P4">
In the mid -1970s, Jamel was with his father and brother.</text:p>
      <text:p text:style-name="P4">
"When they went up, they were just ordinary people, and they became world heroes when they came back. This did not change them. They are equally simple and humble people. They all give back to the people of Himalayas with their own lives," Jamel said proudly Essence</text:p>
      <text:p text:style-name="P4">
"Whenever someone has done something that has never been done before, it will send a signal you can also do to others. On the 70th anniversary of (human first reaching the Everest), let us celebrate this achievement."</text:p>
      <text:p text:style-name="P4">
In 1953, the summit undoubtedly created a precedent, and many people would follow the imitation: in the first ten days of the climbing season this year, more than 500 people reached the 8849 -meter -high Mount Everest.</text:p>
      <text:p text:style-name="P4">
The advancement of technology, logistics and communications made it possible, but Dan Zeng Noga and Edmond Hillary achieved this strong role without GPS or satellite telephones.</text:p>
      <text:p text:style-name="P4">
The news of their success was passed to London three days later.</text:p>
      <text:p text:style-name="P4">
In the 30 years before the summit, the two of them failed to successfully adventure.</text:p>
      <text:p text:style-name="P4">
Among them, Da Zeng Nuo Gai participated in the six top trials of 20 years, including the failure in 1952.</text:p>
      <text:p text:style-name="P4">
"When my father was a boy who raised yaks, he was often curious why no bird could fly over the mountain," Jamelin recalled.</text:p>
      <text:p text:style-name="P4">
"The prediction of Lama (senior Buddhist monk) inspired him, he said that Buddhists would first reach the peak."</text:p>
      <text:h text:style-name="P12" text:outline-level="3">
<text:span text:style-name="T4">
15 minutes of the world -famous world</text:span>
</text:h>
      <text:p text:style-name="P4">
Image source, Peter Hillary</text:p>
      <text:p text:style-name="P4">
Image adding text,</text:p>
      <text:p text:style-name="P4">
Edmond Hillary(middle)Peter(right)Herbaba mountaineers such as Mimima Aima have maintained long -term exchanges.</text:p>
      <text:p text:style-name="P4">
Peter said that when his father was invited to participate in the Ninth Britain's Well -Type Mount Everest, he knew it was a good opportunity to create history.</text:p>
      <text:p text:style-name="P4">
"He always knew he wanted to walk ahead. He was an ambitious person," said Peter in an interview with the BBC "Witness History" program.</text:p>
      <text:p text:style-name="P4">
"One of the most clear things I remember is, he described how he crossed the ice and snow to the South Peak."</text:p>
      <text:p text:style-name="P4">
"He said that he was in front of the steps, and the large snow and ice collapsed from the steep hillside and fell to Tibet."</text:p>
      <text:p text:style-name="P4">
They continued to move forward regardless of bad weather. Peter said that if it was other peaks, his father might give up and come again. He believed a voice in his heart and told his father to continue.</text:p>
      <text:p text:style-name="P4">
They were hypoxic when they reached the top of the mountain. After about 15 minutes on the top of the world, they came down.</text:p>
      <text:h text:style-name="P12" text:outline-level="3">
<text:span text:style-name="T4">
iconic image</text:span>
</text:h>
      <text:p text:style-name="P4">
</text:p>
      <text:p text:style-name="P4">
图像来源，  ullstein bild via Getty Images</text:p>
      <text:p text:style-name="P4">
图像加注文字，</text:p>
      <text:p text:style-name="P4">
丹增在珠穆朗玛峰上的照片，由埃德蒙·希拉里拍摄。</text:p>
      <text:p text:style-name="P4">
丹增在雪里埋了一些糖果和饼干，作为佛教的祭品。</text:p>
      <text:p text:style-name="P4">
埃德蒙·希拉里拍摄了几张照片，照片中丹增挥舞着代表英国、尼泊尔、联合国和印度的旗帜。</text:p>
      <text:p text:style-name="P4">
但是没有希拉里在顶峰的照片。</text:p>
      <text:p text:style-name="P4">
“爸爸开玩笑说，据他所知，丹增从未用过相机——他不认为这是开始的地方，”彼得回忆道。</text:p>
      <text:p text:style-name="P4">
几十年后，当彼得和詹姆林登上珠穆朗玛峰时，他们都更清楚自己的父亲曾穿越过的未知领域。</text:p>
      <text:p text:style-name="P4">
“我第一次攀登是在1990年。我只是一直在想我爸爸。当我走到希拉里台阶时，我目睹了我父亲看到过的景象。我也有同样的经历。这让人非常激动，”彼得告诉BBC。</text:p>
      <text:p text:style-name="P4">
詹姆林1996年因宗教和个人原因“登顶”。</text:p>
      <text:p text:style-name="P4">
他和父亲都是夏尔巴人，这是来自西藏的民族，以登山技能而闻名，他们与喜马拉雅山有着深厚的精神联系。</text:p>
      <text:p text:style-name="P4">
“对我来说，这更像是一次朝圣。我想重新与我的宗教和习俗联系起来，了解我父亲所经历的一切。”</text:p>
      <text:h text:style-name="P12" text:outline-level="3">
<text:span text:style-name="T4">
过度拥挤</text:span>
</text:h>
      <text:p text:style-name="P4">
Image source, getty images</text:p>
      <text:p text:style-name="P4">
Image adding text,</text:p>
      <text:p text:style-name="P4">
In 2001, climbers lined up when climbing Mount Everest.</text:p>
      <text:p text:style-name="P4">
As many people reaches Mount Everest every year, Peter and Jamel are not sought after by the public like their father.But he said that he would not retire soon because his competitors, Pasang Dawa, followed closely, and it has been on the top of 26 times, and it is still increasing.</text:p>
      <text:p text:style-name="P4">
Lakpa Sherpa kept a record of female climbers, and she settled at the 10th time last year. They are not household names.</text:p>
      <text:p text:style-name="P4">
"Compared with my father's time, it is easier to climb climbing now. The technology is very helpful. After the summit, some people take a helicopter from camp 2 to Kedman. Both of them are carried by the Shilba. "Jamel continued.</text:p>
      <text:p text:style-name="P4">
"No adventure stimulus. It has become a photography event. It is not because they like to climb."</text:p>
      <text:p text:style-name="P4">
Peter agreed with this view. "We have a lot of ropes from the big camp to the top of the mountain, there are ladders across cracks, and the Charba team with hot tea in the camp. You can be rescued by helicopters safely at a helicopter from 6300 meters to 6,500 meters."</text:p>
      <text:p text:style-name="P4">
"But the mountain is still old. This is a challenging mountain."</text:p>
      <text:p text:style-name="P4">
This statement is more conservative. In the past 100 years, more than 300 climbers have died. In this season alone, the number of deaths reached 11.</text:p>
      <text:p text:style-name="P4">
"This mountain taught you to respect nature," Kamlin said. "We are just passengers on this planet."</text:p>
      <text:p text:style-name="P4">
Image source, getty images</text:p>
      <text:p text:style-name="P4">
News Source: <text:a xlink:type="simple" xlink:href="https://www.bbc.com/zhongwen/simp/world-65731114" text:style-name="Internet_20_link" text:visited-style-name="Visited_20_Internet_20_Link">
https://www.bbc.com/zhongwen/simp/world-65731114</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5-27T10:48:27</text:p>
      <text:p text:style-name="P4">
Modified Time: 2023-05-27T14:02:05</text:p>
      <text:p text:style-name="P4">
Description: Russia refuted US President Joe Bayeng's criticism of Russia's deployment of tactical nuclear weapons in Belarus, and also pointed out that the United States has done the same thing throughout Europe for decades.</text:p>
      <text:p text:style-name="P4">
Images: ["<text:a xlink:type="simple" xlink:href="https://chinese.aljazeera.net/wp-content/uploads/2023/05/image-2-1685174421.jpg" text:style-name="Internet_20_link" text:visited-style-name="Visited_20_Internet_20_Link">
image-2-1685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9" text:anchor-type="as-char" svg:width="6.9236in" svg:height="3.894525in" draw:z-index="0">
<draw:image xlink:href="../Images/Aljazeera Chinese/2023-05-27T10-48-27/image-2-1685174421.jpg" xlink:type="simple" xlink:show="embed" xlink:actuate="onLoad" draw:mime-type="image/jpeg"/>
</draw:frame>
The leaders of the armed groups that attacked Russia in Vietnam promised to launch more attacks(news agency)* In the Russian Peskov region adjacent to Belarus, the explosion caused by the two drone attacks damaged the oil pipeline facilities, but no casualties reported. * After the President Zelei of Ukraine called on Tehran to stop providing drones to Moscow, Iran accused Zellezki for "anti -Iranian propaganda" and said his remarks were designed to attract more weapons and financial assistance in the West.</text:p>
      <text:p text:style-name="P4">
read more</text:p>
      <text:p text:style-name="P4">
News Source: <text:a xlink:type="simple" xlink:href="https://chinese.aljazeera.net/news/war-in-ukraine/liveblog/2023/5/27/%e4%bf%84%e7%bd%97%e6%96%af%e5%af%b9%e4%b9%8c%e5%85%8b%e5%85%b0%e6%88%98%e4%ba%89%e7%9a%84%e4%bb%8a%e6%97%a5%e5%8f%91%e5%b1%95-342" text:style-name="Internet_20_link" text:visited-style-name="Visited_20_Internet_20_Link">
https://chinese.aljazeera.net/news/war-in-ukraine/liveblog/2023/5/27/%e4%bf%84%e7%bd%97%e6%96%af%e5%af%b9%e4%b9%8c%e5%85%8b%e5%85%b0%e6%88%98%e4%ba%89%e7%9a%84%e4%bb%8a%e6%97%a5%e5%8f%91%e5%b1%95-342</text:a>
</text:p>
      <!--NEWS-->
      <text:h text:style-name="P10" text:outline-level="1">
<text:span text:style-name="T4">
Africa issued a threat to Khatoo Moumou, a summit at the Sudan issue</text:span>
</text:h>
      <text:p text:style-name="P4">
Author: 半岛电视台＋通讯社</text:p>
      <text:p text:style-name="P4">
Publisher: Al Jazeera</text:p>
      <text:p text:style-name="P4">
Published Time: 2023-05-27T14:04:04</text:p>
      <text:p text:style-name="P4">
Modified Time: 2023-05-27T14:04:04</text:p>
      <text:p text:style-name="P4">
Description: 非盟和平与安全理事会将于27日召开国家元首和政府首脑级会议，以讨论苏丹当前的危机，与此同时，苏丹军队与快速支援部队之间的前线保持着谨慎的平静。</text:p>
      <text:p text:style-name="P4">
Images: ["<text:a xlink:type="simple" xlink:href="https://chinese.aljazeera.net/wp-content/uploads/2023/05/RTSIRB3Q-1685178959.jpg" text:style-name="Internet_20_link" text:visited-style-name="Visited_20_Internet_20_Link">
RTSIRB3Q-1685...</text:a>
", "<text:a xlink:type="simple" xlink:href="https://chinese.aljazeera.net/wp-content/uploads/2023/05/image-1685195559.jpg" text:style-name="Internet_20_link" text:visited-style-name="Visited_20_Internet_20_Link">
image-1685195...</text:a>
", "<text:a xlink:type="simple" xlink:href="https://chinese.aljazeera.net/wp-content/uploads/2023/05/image-1-1685195616.jpg" text:style-name="Internet_20_link" text:visited-style-name="Visited_20_Internet_20_Link">
image-1-16851...</text:a>
", "<text:a xlink:type="simple" xlink:href="https://chinese.aljazeera.net/wp-content/uploads/2023/05/image-413-1685158441.jpg" text:style-name="Internet_20_link" text:visited-style-name="Visited_20_Internet_20_Link">
image-413-168...</text:a>
"]</text:p>
      <text:p text:style-name="P4">
Topics: ['军事', '政治', '新闻']</text:p>
      <text:p text:style-name="P4">
Keywords: ['军事', '政治', '新闻', '世界', '苏丹', '非洲']</text:p>
      <text:p text:style-name="P4">
Type: Article</text:p>
      <!--METADATA-->
      <text:p text:style-name="P4">
<draw:frame draw:style-name="fr1" draw:name="Image20" text:anchor-type="as-char" svg:width="6.9236in" svg:height="4.478184in" draw:z-index="0">
<draw:image xlink:href="../Images/Aljazeera Chinese/2023-05-27T14-04-04/RTSIRB3Q-1685178959.jpg" xlink:type="simple" xlink:show="embed" xlink:actuate="onLoad" draw:mime-type="image/jpeg"/>
</draw:frame>
The Non -League Peace and Security Council held a ministerial meeting at Asia Baba to discuss the Sudan issue (Reuters)</text:p>
      <text:p text:style-name="P4">
The Non -League Peace and Security Council will convene a head of state and government summit to discuss the current crisis of Sudan today (27th). At the same time, the front line between the Sudan army and the rapid support forces remain cautious and calm. And this is the last day of the ceasefire agreement reached by the conflict.</text:p>
      <text:p text:style-name="P4">
The chairman of the AND Musa Faki submitted a report to the leaders at the meeting, including the African Union's idea of solving the current crisis of Sudan. This vision includes comprehensive ceasefire, protecting civilians, providing humanitarian assistance, and restoring a comprehensive dialogue including all Sudan people.</text:p>
      <text:p text:style-name="P4">
Faki said that the African Union Peace and Security Council called on civilians to participate in the ceasefire negotiations of Sudan.</text:p>
      <text:p text:style-name="P4">
On the other hand, Egyptian President Cecil said that he must achieve permanent and sustainable ceasefire in Sudan. He also emphasized the importance of coordinating with neighboring countries to end this crisis.</text:p>
      <text:p text:style-name="P4">
According to the charter of the Non -League Peace and Security Council, Sudan did not participate in the meeting -the charter did not allow any country to be involved in conflict to participate in such meetings.</text:p>
      <text:p text:style-name="P4">
It should be pointed out that this is the first meeting of the council to convene a head of state level to discuss the Sudan crisis. Previously, the council had organized three conferences at the level of resident representatives to discuss this issue.</text:p>
      <text:h text:style-name="P13" text:outline-level="4">
<text:span text:style-name="T4">
No military solution</text:span>
</text:h>
      <text:p text:style-name="P4">
In this context, the African Union Peace and Security Council stated in a statement held by the Peninsula TV station that there was no military solution at the Sudan crisis and called on immediately to end the battle unconditionally.</text:p>
      <text:p text:style-name="P4">
The statement added that the war that happened in Sudan was caused by differences in opinions signed in December last year.</text:p>
      <text:p text:style-name="P4">
The statement also pointed out that the council called for civilians to participate in negotiations as third parties to stop the current war. It should be noted that until the 9th of this month, the war has led to nearly 700,000 people.</text:p>
      <text:p text:style-name="P4">
The council emphasizes that the establishment of a mechanism to monitor and verify the ceasefire and protect important civil facilities, such as Kagole Airport.</text:p>
      <text:p text:style-name="P4">
The council also pointed out that in the past period, the Sudan's ceasefire agreement has not been largely observed, and the role of this agreement on civilians is very limited.</text:p>
      <text:p text:style-name="P4">
<draw:frame draw:style-name="fr1" draw:name="Image21" text:anchor-type="as-char" svg:width="6.9236in" svg:height="3.894525in" draw:z-index="0">
<draw:image xlink:href="../Images/Aljazeera Chinese/2023-05-27T14-04-04/image-1685195559.jpg" xlink:type="simple" xlink:show="embed" xlink:actuate="onLoad" draw:mime-type="image/jpeg"/>
</draw:frame>
Sudan explosion conflict(news agency)</text:p>
      <text:h text:style-name="P13" text:outline-level="4">
<text:span text:style-name="T4">
threatening to withdraw from the African Union</text:span>
</text:h>
      <text:p text:style-name="P4">
On the other hand, a Sudan diplomatic source told a reporter from the Peninsula that Sudan had notified the African Union that if the non -alliance took measures without consulting the country, it would withdraw from the African Union.</text:p>
      <text:p text:style-name="P4">
Sources added that Sudan obstructed plans to hold the Igate (Igad) summit on May 12, on the grounds that the plan was formulated without negotiation with Khamms.</text:p>
      <text:p text:style-name="P4">
On the other hand, a familiar Sudan diplomatic source told a reporter from the Peninsula Television that the Sudan affairs representative of the United Nations Secretary -General of Guteres would no longer return to Sudan, although Gutres expressed his right His trust.</text:p>
      <text:p text:style-name="P4">
Foreign sources pointed out that Sudan exercised its right to be a complete sovereign country, and put forward a reason to refuse to deal with Pedz in one letter, especially the United Nations delegation should come from Sudan. And operate in accordance with the provisions of Chapter 6.</text:p>
      <text:p text:style-name="P4">
Sources added that the United Nations' special group in Sudan will continue to work as usual until they have selected representatives for Peduz under the negotiation with Khamoum.</text:p>
      <text:p text:style-name="P4">
Sources emphasized that Pereds would no longer risk returning to Sudan, and after the Sudan Sovereign Commission Chairman Bulhan's letter to the United Nations Secretary -General, the Sudan government would not acknowledge him or deal with him.</text:p>
      <text:p text:style-name="P4">
<draw:frame draw:style-name="fr1" draw:name="Image22" text:anchor-type="as-char" svg:width="6.9236in" svg:height="3.894525in" draw:z-index="0">
<draw:image xlink:href="../Images/Aljazeera Chinese/2023-05-27T14-04-04/image-1-1685195616.jpg" xlink:type="simple" xlink:show="embed" xlink:actuate="onLoad" draw:mime-type="image/jpeg"/>
</draw:frame>
Sudan Special Envoy, the UN Secretary -General, Walker Pedz(news agency)</text:p>
      <text:h text:style-name="P13" text:outline-level="4">
<text:span text:style-name="T4">
Getres was shocked</text:span>
</text:h>
      <text:p text:style-name="P4">
Bulhan once demanded the United Nations Secretary of the United Nations Gutres nominated a successor to replace Walker Pedz's Sudan special envoy to maintain the relationship between the United Nations and Sudan.</text:p>
      <text:p text:style-name="P4">
Burhan added in the letter to the United Nations Secretary -General of the United Nations that it saw signs of encouragement if it was not in some forces including Walker Peduz, and the person in charge of the quickly supported the army Dagagal (also known as "Hami Mimi Dete ") will not choose to launch a rebellion.</text:p>
      <text:p text:style-name="P4">
UN Secretary -General spokesman Stephen Dugrik told a reporter on Peninsula that the UN Secretary -General was shocked by the letter he received from Bolghan -Bulhan asked him to withdraw his Sudan special envoy in his letter.</text:p>
      <text:p text:style-name="P4">
Dugrik pointed out that the United Nations Secretary -General was proud of the work made by Pedz and reiterated his full trust in him.</text:p>
      <text:p text:style-name="P4">
On the spot, a reporter from Peninsula reported that the sound of fighter jets and intermittent gunshots sounded in the southwestern region of Ensiman.</text:p>
      <text:p text:style-name="P4">
On May 27, local time, the front between the Sudan army and the fast support forces remained cautious and calm, and this was the second day of the next day of the off -war war signed by the two sides in the Arabia cities Gada last Saturday.</text:p>
      <text:p text:style-name="P4">
On the other hand, a military sources told a reporter on Peninsula TV that the intelligence department seized smuggling weapons and ammunition south of the Sujin area in the East Sudan.</text:p>
      <text:p text:style-name="P4">
The military sources also pointed out that its intelligence department also monitored a event of a gang engaged in arms smuggling in eastern Sudan.</text:p>
      <text:p text:style-name="P4">
The source added that the Sudan intelligence department pursued those who were responsible for bringing weapons and ammunition into the eastern region -they were transferring these weapons and ammunition to the so -called "rebels" (referring to fast support forces).</text:p>
      <text:p text:style-name="P4">
<draw:frame draw:style-name="fr1" draw:name="Image23" text:anchor-type="as-char" svg:width="6.9236in" svg:height="3.890305in" draw:z-index="0">
<draw:image xlink:href="../Images/Aljazeera Chinese/2023-05-27T14-04-04/image-413-1685158441.jpg" xlink:type="simple" xlink:show="embed" xlink:actuate="onLoad" draw:mime-type="image/jpeg"/>
</draw:frame>
Sudan explosion conflict(Social networking site)</text:p>
      <text:h text:style-name="P13" text:outline-level="4">
<text:span text:style-name="T4">
役</text:span>
</text:h>
      <text:p text:style-name="P4">
Sudan Minister of Defense Acen Ibrahim Yasin announced that he recruited retired officers, commissioned officers and soldiers to support the military's current military efforts.</text:p>
      <text:p text:style-name="P4">
According to a statement issued by the Secretary of Defense, the call target includes officers, non -commissioned officers and soldiers under 65, provided that they have good health and have the ability to carry and use weapons.</text:p>
      <text:p text:style-name="P4">
The statement called for those who met the conditions to report to the nearest military units from next Monday.</text:p>
      <text:p text:style-name="P4">
The National Defense Minister also emphasized that these decisions were born of the situation caused by the rebellion.</text:p>
      <text:p text:style-name="P4">
On the other hand, Sudan's rapid support forces believe that the Sudan military announced the decision to mobilize and armed retired soldiers, reflecting the failure of the military on the battlefield.</text:p>
      <text:p text:style-name="P4">
In a statement issued by the rapid support forces, the measures of these "couprs" clearly show their current despair and confusion.</text:p>
      <text:p text:style-name="P4">
The statement also pointed out that the rapid support forces have accused the Sudan military of trying to use innocent citizens to fight for them, rather than defending the safety and peace of defending citizens with no inch.</text:p>
      <text:h text:style-name="P13" text:outline-level="4">
<text:span text:style-name="T4">
The state governor confirmed that after the stores in hospitals, pharmacies and medical fields were destroyed, the local health department had collapsed, and the number of injuries rose to more than 2,600, including nearly 700 children.</text:span>
</text:h>
      <text:p text:style-name="P4">
The governor called on the international community to urgently intervene in the situation of West Dalfur, and said that the state was a serious state -all residents in Jana, the state of the state. Most of the water sources, electricity and communication are completely interrupted, and they are continuously attacked by mortar shells.</text:p>
      <text:p text:style-name="P4">
News Source: <text:a xlink:type="simple" xlink:href="https://chinese.aljazeera.net/news/military/2023/5/27/%e9%9d%9e%e6%b4%b2%e4%b8%ba%e8%8b%8f%e4%b8%b9%e9%97%ae%e9%a2%98%e5%8f%ac%e5%bc%80%e9%a6%96%e5%9c%ba%e9%a6%96%e8%84%91%e7%ba%a7%e4%bc%9a%e8%ae%ae" text:style-name="Internet_20_link" text:visited-style-name="Visited_20_Internet_20_Link">
https://chinese.aljazeera.net/news/military/2023/5/27/%e9%9d%9e%e6%b4%b2%e4%b8%ba%e8%8b%8f%e4%b8%b9%e9%97%ae%e9%a2%98%e5%8f%ac%e5%bc%80%e9%a6%96%e5%9c%ba%e9%a6%96%e8%84%91%e7%ba%a7%e4%bc%9a%e8%ae%ae</text:a>
</text:p>
      <!--NEWS-->
      <text:h text:style-name="P10" text:outline-level="1">
<text:span text:style-name="T4">
Ukraine requests Germany to provide "Taurus" cruise missiles and Russian territory</text:span>
</text:h>
      <text:p text:style-name="P4">
Author: None (Language: zh)</text:p>
      <text:p text:style-name="P4">
Publisher: None</text:p>
      <text:p text:style-name="P4">
Time: 2023-05-27T14:15:00Z</text:p>
      <text:p text:style-name="P4">
Description: Berlin confirmed that the German Ministry of Defense has received a request to provide "Taurus" cruise missiles in Ukraine. This cruise missile range can cover the Russian territory. German Prime Minister Shulz recently reiterated that the weapons provided to Kiev can only be used in Ukrainian territory.</text:p>
      <text:p text:style-name="P4">
Videos: []</text:p>
      <text:p text:style-name="P4">
Images: []</text:p>
      <text:p text:style-name="P4">
Subject: 时政风云</text:p>
      <text:p text:style-name="P4">
Subjects: ['德中关系', '欧债危机', '俄罗斯', '欧盟', '乌克兰', '岛屿主权争端', '专题报道：全景观看“习马会”', '德国', '中国', '留学德国']</text:p>
      <text:p text:style-name="P4">
Keywords: ['乌克兰战争', '德国', '金牛座巡航导弹', '武器援助', '俄罗斯', '无人机', '瓦格纳集团', '中国', '李辉']</text:p>
      <text:p text:style-name="P4">
Id: 65753350</text:p>
      <!--METADATA-->
      <text:p text:style-name="P4">
<text:a xlink:type="simple" xlink:href="https://www.dw.com/zh/overlay/image/article/65753350/65704831" text:style-name="Internet_20_link" text:visited-style-name="Visited_20_Internet_20_Link">
 </text:a>
South Korea is also using the "Taurus" cruise missile (the picture shows the photo of the Ministry of Defense of the Ministry of National Defense)</text:p>
      <text:p text:style-name="P4">
(Voice of Germany) According to the German Ministry of Defense spokesman, Ukraine has requested Germany to provide "Taurus" cruise missiles. This cruise missile has a range of more than 500 kilometers. If it is equipped with this missile, Ukraine will have the ability to fight against Russian territory.</text:p>
      <text:p text:style-name="P4">
The German Ministry of Defense confirmed to AFP on Saturday that Berlin "recently received relevant requests from Ukraine." So far, the Western alliance is still more cautious in providing weapons for Kiev, especially involving the scope of strikes that may touch Russia's weapons.</text:p>
      <text:p text:style-name="P4">
On Friday, German Prime Minister Shulz reiterated that the weapons provided by Germany to Ukraine must not be used to combat Russian territory.</text:p>
      <text:p text:style-name="P4">
"Taurus" range can cover Russia</text:p>
      <text:p text:style-name="P4">
"Russia invaded Ukraine, so Ukraine can take self -defense," Salz said when visiting Tallinn, the capital of Estonia, "at the same time, it is clear that the weapons we provide can only be used in Ukraine territory."</text:p>
      <text:h text:style-name="P12" text:outline-level="3">
<text:span text:style-name="T4">
Special envoys: Political solutions committed to the conflict of Ukraine conflict</text:span>
</text:h>
      <text:p text:style-name="P4">
Li Hui, a special representative of Chinese Eurasian affairs visiting Moscow, said that Beijing will make specific efforts to solve the Ukrainian crisis.</text:p>
      <text:p text:style-name="P4">
When meeting with officials of the Russian Ministry of Defense, he emphasized that China has always adhered to the "objective and fair" position on the Ukrainian issue, "following the purpose and principles of the United Nations Charter, actively persuaded and promoted. position".</text:p>
      <text:p text:style-name="P4">
Chinese envoy Li Hui</text:p>
      <text:p text:style-name="P4">
One day before, Li Hui met with Russian Foreign Minister Lavrov. The Russian Ministry of Foreign Affairs said that the two sides held negotiations on resolving the prospects of Ukraine's conflict. Earlier, Li Hui has visited Ukraine, Poland, France, Germany and other countries under the framework of Europe.</text:p>
      <text:h text:style-name="P12" text:outline-level="3">
<text:span text:style-name="T4">
Russia claims to be attacked by drones</text:span>
</text:h>
      <text:p text:style-name="P4">
Mikhail Vedernikov, a governor of Proskov in northwestern Russia, said the attack of the two drones caused an explosion in the local area, but did not cause casualties.</text:p>
      <text:p text:style-name="P4">
Vennelkov said that the explosion occurred in Litvinovo, a small town of less than 10 kilometers away from the Belarus border, and was destroyed by buildings. He accused Kiev's responsibility for this attack.</text:p>
      <text:p text:style-name="P4">
At the same time, the news that Kurusk, in southwestern Russia, was also reported by Ukrainian artillery that caused a construction worker in Pretelho Village. Romanstarovoit, the state governor of the state, said that he was working near the village to strengthen the defense of the Russian and Ukraine border.</text:p>
      <text:p text:style-name="P4">
A few hours later, Russian media reported that Druzhba (Druzhba (also translated as a friendly oil pipeline) in the northwest of Moscow was attacked.</text:p>
      <text:h text:style-name="P12" text:outline-level="3">
<text:span text:style-name="T4">
Intelligence Agency: Vagna Group may withdraw from the surrounding area of Bachomut</text:span>
</text:h>
      <text:p text:style-name="P4">
The British Ministry of Defense pointed out in a latest intelligence that Wagner's mercenaries that have played for Russia may "have begun to withdraw from some of their positions around Bachomut."</text:p>
      <text:p text:style-name="P4">
This intelligence document also pointed out: "On May 25, 2023, the leader of the Wagner Group Poligjin said that his army has begun from the evacuation of Bachmut, and the work of transferring the position to the Russian Ministry of Defense will continue By June 1. "</text:p>
      <text:p text:style-name="P4">
The British Ministry of Defense pointed out that although the founder of the Wagner Group, Porigerjin and the Russian Ministry of Defense discord, its mercenary forces "may be used for offensive operations in the Donbass region in the next step."</text:p>
      <text:p text:style-name="P4">
(Reuters, Agence France -Presse, etc.)</text:p>
      <text:p text:style-name="P4">
News Source: <text:a xlink:type="simple" xlink:href="https://www.dw.com/zh/乌克兰请求德国提供-金牛座-巡航导弹-射程可及俄领土/a-65753350" text:style-name="Internet_20_link" text:visited-style-name="Visited_20_Internet_20_Link">
https://www.dw.com/zh/乌克兰请求德国提供-金牛座-巡航导弹-射程可及俄领土/a-65753350?maca=chi-rss-chi-all-1127-rdf</text:a>
</text:p>
      <!--NEWS-->
      <text:h text:style-name="P10" text:outline-level="1">
<text:span text:style-name="T4">
The Hong Kong Citizen Party announced its own dissolution</text:span>
</text:h>
      <text:p text:style-name="P4">
Author: None</text:p>
      <text:p text:style-name="P4">
Publisher: Radio Free Asia (Organization)</text:p>
      <text:p text:style-name="P4">
Published Time: 2023-05-27T16:47:00-04:00</text:p>
      <text:p text:style-name="P4">
Modified Time: 2023-05-28T12:06: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4.612011in" draw:z-index="0">
<draw:image xlink:href="../Images/rfamandarin/2023-05-27T16-47-00-04-00/000000.png" xlink:type="simple" xlink:show="embed" xlink:actuate="onLoad" draw:mime-type="image/png"/>
</draw:frame>
Liang Jiajie, the current chairman of the Hong Kong Citizen Party [Reuters pictures</text:p>
      <text:p text:style-name="P4">
The Citizen Party, one of the most famous democratic groups in Hong Kong, voted on Saturday and decided to dissolve. After the Hong Kong authorities suppressed the party and threatened the arrest of members of the party, the party could not select a leader.</text:p>
      <text:p text:style-name="P4">
According to Agence France -Presse reports on the 27th, the Hong Kong Citizen Party is known as the "Lawyer Party" because many founders of the party work in the legal community. The party was founded in 2006 to promote the democratization process in Hong Kong.</text:p>
      <text:p text:style-name="P4">
According to Liang Jiajie, the current chairman of the Citizen Party, "The Citizen Party will disappear from the earth after all procedures are completed." Liang Jiajie is one of the party's founders and a famous figure in the United Kingdom to return Hong Kong to China since 1997.</text:p>
      <text:p text:style-name="P4">
In 2007, Liang Jiajie was the first and the only candidate for the Hong Kong Chief Executive's position without being supported by Beijing. Unsurprisingly, he was defeated in the election. But his political party has been committed to becoming a "governance" power since then, not just the opposition.</text:p>
      <text:p text:style-name="P4">
When it was most popular, the Citizen Party ranked second among the oppositions in Hong Kong and won six seats in the 2012 Legislative Council election.</text:p>
      <text:p text:style-name="P4">
In recent years, the opposition in Hong Kong has been hit by the National Security Law and the reform of the election system implemented by China. These reforms have greatly excluded democracy outside local politics.</text:p>
      <text:p text:style-name="P4">
China implemented the National Security Law in Hong Kong in 2020. Many members of the Citizens Party were arrested, including former Legislative Councilor Yang Yueqiao and Tan Wenhao. Yang and Tan were detained for more than two years in the national security cases and were rejected by bail, while another senior member Wu Yiyi was convicted of illegal assembly. Others fled abroad.</text:p>
      <text:p text:style-name="P4">
(Responsible editor: (：)</text:p>
      <text:p text:style-name="P4">
News Source: <text:a xlink:type="simple" xlink:href="https://www.rfa.org/mandarin/Xinwen/7-05272023164354.html" text:style-name="Internet_20_link" text:visited-style-name="Visited_20_Internet_20_Link">
https://www.rfa.org/mandarin/Xinwen/7-05272023164354.html</text:a>
</text:p>
      <!--NEWS-->
      <text:h text:style-name="P10" text:outline-level="1">
<text:span text:style-name="T4">
Sudan's war has not been restless government forces demanding the withdrawal of the UN special envoy</text:span>
</text:h>
      <text:p text:style-name="P4">
Publisher: 法新社</text:p>
      <text:p text:style-name="P4">
Published Time: 2023-05-28T-13:32:08+00:00</text:p>
      <text:p text:style-name="P4">
Modified Time: 2023-05-28T06:20:01+00:00</text:p>
      <text:p text:style-name="P4">
Description: (France -France -France -France -France -France -France, Kazumo, 27th) Sudan's commander -in -chief of the government, Baihan, accused the United Nations Sudan affairs specially representing the cruel war between government forces and quasi -military groups. This is the latest together in Baihan's suspected of raising conflict meas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28T-13-32-08-00-00/000000.png" xlink:type="simple" xlink:show="embed" xlink:actuate="onLoad" draw:mime-type="image/png"/>
</draw:frame>
Agence France-Presse reported that UN Secretary-General Antonio Guterres said he was "shocked" by Abdel Fattah Al-Burhan. Berham asked "nominated for new candidates to replace" VolkerperThes, and accused Pyetis accused Betis in a political process to commit "fraud and false messages." This political process was ruptured later, triggering the urban war that has been 6 weeks to date.</text:p>
      <text:p text:style-name="P4">
Baihan and his former deputy and quasi -military group "Quick Support Force" commander Mohamed Hamdandaglo was originally going to meet and negotiated under the United Nations on April 15, but he moved to Gan Ge on the same day. (Khartour) is reduced to the theater.</text:p>
      <text:p text:style-name="P4">
In the letter, Berham accused Bertis of prejudice and did not respect "national sovereignty."</text:p>
      <text:p text:style-name="P4">
He said that in a report submitted to the United Nations, Betis depicted a misleading "consensus" picture.</text:p>
      <text:p text:style-name="P4">
However, it can never be confirmed who fired the first shot.</text:p>
      <text:p text:style-name="P4">
According to the statistics of the non -governmental organization's "Armed Conflict Location and Event DataProject", the battle in Sudan has killed more than 1,800 people.</text:p>
      <text:p text:style-name="P4">
The United Nations stated that more than 1 million people have been displaced in Sudan, and there are 319,000 people fled to neighboring countries, which also caused doubts about the stability of this place. (Translator: Ji Jinling)</text:p>
      <text:p text:style-name="P4">
News Source: <text:a xlink:type="simple" xlink:href="https://www.rfi.fr/cn/%E5%9B%BD%E9%99%85%E6%8A%A5%E9%81%93/20230528-%E8%8B%8F%E4%B8%B9%E6%88%98%E4%BA%8B%E6%9C%AA%E6%AD%87-%E6%94%BF%E5%BA%9C%E5%86%9B%E5%BC%BA%E4%BA%BA%E8%A6%81%E6%B1%82%E6%92%A4%E6%8D%A2%E8%81%94%E5%90%88%E5%9B%BD%E7%89%B9%E4%BD%BF" text:style-name="Internet_20_link" text:visited-style-name="Visited_20_Internet_20_Link">
https://www.rfi.fr/cn/%E5%9B%BD%E9%99%85%E6%8A%A5%E9%81%93/20230528-%E8%8B%8F%E4%B8%B9%E6%88%98%E4%BA%8B%E6%9C%AA%E6%AD%87-%E6%94%BF%E5%BA%9C%E5%86%9B%E5%BC%BA%E4%BA%BA%E8%A6%81%E6%B1%82%E6%92%A4%E6%8D%A2%E8%81%94%E5%90%88%E5%9B%BD%E7%89%B9%E4%BD%BF</text:a>
</text:p>
      <!--NEWS-->
      <text:h text:style-name="P10" text:outline-level="1">
<text:span text:style-name="T4">
The debt crisis has a solution to Biden McCarthy finalized the principle agreement</text:span>
</text:h>
      <text:p text:style-name="P4">
Publisher: 法新社</text:p>
      <text:p text:style-name="P4">
Published Time: 2023-05-28T-17:02:08+00:00</text:p>
      <text:p text:style-name="P4">
Modified Time: 2023-05-28T04:35:03+00:00</text:p>
      <text:p text:style-name="P4">
Description: (Agence France -Presse, Washington, 27th) U.S. media reported today that US President Biden and Republican Parliament have already reached a principled agreement on improving the upper limit of US debt to avoid disaster defaul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28T-17-02-08-00-00/000000.png" xlink:type="simple" xlink:show="embed" xlink:actuate="onLoad" draw:mime-type="image/png"/>
</draw:frame>
After a long confrontation, the two sides made a breakthrough before the potential breach of contract.</text:p>
      <text:p text:style-name="P4">
US Treasury Secretary Janetyellen warned yesterday that if Congress failed to agreed to raise the upper limit of debt, US debt may be breach of contract on June 5th, and the deadline for breach of contract on June 1 on June 1 was updated to June 5. (Translator: Liu Wenyu/Calculation: Cai Jiamin)</text:p>
      <text:p text:style-name="P4">
News Source: <text:a xlink:type="simple" xlink:href="https://www.rfi.fr/cn/%E5%9B%BD%E9%99%85%E6%8A%A5%E9%81%93/20230528-%E5%80%BA%E5%8A%A1%E5%8D%B1%E6%9C%BA%E6%9C%89%E8%A7%A3-%E6%8B%9C%E7%99%BB%E9%BA%A6%E5%8D%A1%E9%94%A1%E6%95%B2%E5%AE%9A%E5%8E%9F%E5%88%99%E6%80%A7%E5%8D%8F%E8%AE%AE" text:style-name="Internet_20_link" text:visited-style-name="Visited_20_Internet_20_Link">
https://www.rfi.fr/cn/%E5%9B%BD%E9%99%85%E6%8A%A5%E9%81%93/20230528-%E5%80%BA%E5%8A%A1%E5%8D%B1%E6%9C%BA%E6%9C%89%E8%A7%A3-%E6%8B%9C%E7%99%BB%E9%BA%A6%E5%8D%A1%E9%94%A1%E6%95%B2%E5%AE%9A%E5%8E%9F%E5%88%99%E6%80%A7%E5%8D%8F%E8%AE%AE</text:a>
</text:p>
      <!--NEWS-->
      <text:h text:style-name="P10" text:outline-level="1">
<text:span text:style-name="T4">
Serbia guns are furious to the people to gather the capital for four consecutive weekends to protest</text:span>
</text:h>
      <text:p text:style-name="P4">
Publisher: 法新社</text:p>
      <text:p text:style-name="P4">
Published Time: 2023-05-28T-2:02:07+00:00</text:p>
      <text:p text:style-name="P4">
Modified Time: 2023-05-28T07:35:02+00:00</text:p>
      <text:p text:style-name="P4">
Description: (French New Society Belgeler, 27th) Two consecutive shootings in Serbia caused 18 people to die. After half of them were children, tens of thousands of people today held the fourth week once a week in the capital Belgrade. Anti -government prote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28T-2-02-07-00-00/000000.png" xlink:type="simple" xlink:show="embed" xlink:actuate="onLoad" draw:mime-type="image/png"/>
</draw:frame>
The demonstrators are afraid of heavy rain, holding flowers, surrounded the building of the State Serbian National Television (RTS), asking the executive senior management and the head of the editorial department to step down.</text:p>
      <text:p text:style-name="P4">
"Serbia's opposition to violence" protest has risen has become the largest rally since the extensive demonstration of the strong man Slobodan Milosevic stepped down more than 20 years ago.</text:p>
      <text:p text:style-name="P4">
They are dissatisfied with the ruling party. Protesters said that this is a violent culture inciting by the government and their media institutions.</text:p>
      <text:p text:style-name="P4">
The 40 -year -old Dusan Valent told AFP: "I'm here because I have enough lies and corruption. When people realize that this is possible, we really have a choice, and nothing will change here will change here. ","</text:p>
      <text:p text:style-name="P4">
The protests were taken after a large -scale shooting incident that caused 18 people to die and injured several people in early May.</text:p>
      <text:p text:style-name="P4">
Nine of the deceased are students of a primary school in Belgeler, and they are shot shot by a 13 -year -old student.</text:p>
      <text:p text:style-name="P4">
The demonstrator also hopes that the government will revoke the TV channel license that promotes violent content and close the close government newspapers that provoke tension through attacking political disagreements.</text:p>
      <text:p text:style-name="P4">
They also hope that the Minister of the Interior and the person in charge of the intelligence department will resign.</text:p>
      <text:p text:style-name="P4">
News Source: <text:a xlink:type="simple" xlink:href="https://www.rfi.fr/cn/%E5%9B%BD%E9%99%85%E6%8A%A5%E9%81%93/20230528-%E5%A1%9E%E5%B0%94%E7%BB%B4%E4%BA%9A%E6%9E%AA%E6%A1%88%E5%BC%95%E6%80%92%E7%81%AB-%E6%B0%91%E4%BC%97%E8%BF%9E%E7%BB%AD4%E5%91%A8%E6%9C%AB%E8%81%9A%E9%A6%96%E9%83%BD%E6%8A%97%E8%AE%AE" text:style-name="Internet_20_link" text:visited-style-name="Visited_20_Internet_20_Link">
https://www.rfi.fr/cn/%E5%9B%BD%E9%99%85%E6%8A%A5%E9%81%93/20230528-%E5%A1%9E%E5%B0%94%E7%BB%B4%E4%BA%9A%E6%9E%AA%E6%A1%88%E5%BC%95%E6%80%92%E7%81%AB-%E6%B0%91%E4%BC%97%E8%BF%9E%E7%BB%AD4%E5%91%A8%E6%9C%AB%E8%81%9A%E9%A6%96%E9%83%BD%E6%8A%97%E8%AE%AE</text:a>
</text:p>
      <!--NEWS-->
      <text:h text:style-name="P10" text:outline-level="1">
<text:span text:style-name="T4">
Why does Gerhan share military intelligence?</text:span>
</text:h>
      <text:p text:style-name="P4">
Author: None (Language: zh)</text:p>
      <text:p text:style-name="P4">
Publisher: None</text:p>
      <text:p text:style-name="P4">
Time: 2023-05-28T-2:14:00Z</text:p>
      <text:p text:style-name="P4">
Description: Recently, Germany and South Korea signed a military intelligence agreement. Berlin and Seoul aims to improve their defense capabilities in the situation of Ukraine and the tension of Indo -Pacific through this agreement.</text:p>
      <text:p text:style-name="P4">
Videos: []</text:p>
      <text:p text:style-name="P4">
Images: []</text:p>
      <text:p text:style-name="P4">
Subject: 时政风云</text:p>
      <text:p text:style-name="P4">
Subjects: []</text:p>
      <text:p text:style-name="P4">
Keywords: ['德中关系', '韩国', '欧债危机', '欧盟', '岛屿主权争端', '专题报道：全景观看“习马会”', '德国', '中国', '留学德国', '中共十九大']</text:p>
      <text:p text:style-name="P4">
Id: 65730498</text:p>
      <!--METADATA-->
      <text:p text:style-name="P4">
<text:a xlink:type="simple" xlink:href="https://www.dw.com/zh/overlay/image/article/65730498/65704831" text:style-name="Internet_20_link" text:visited-style-name="Visited_20_Internet_20_Link">
 </text:a>
In a exercise on September 12, 2017, the Korean Air Force F-15K fighter launched the "Taurus"(TAURUS)Remote open air missile</text:p>
      <text:p text:style-name="P4">
(Voice of Germany Chinese Network) German Chancellor Savz will only stay in South Korea for a few hours on May 21. However, this visit and talks with South Korean President Yin Xiyue have contributed to a series of agreements. The agreement is about <text:a xlink:type="simple" xlink:href="https://www.dw.com/zh/zh/德国与韩国将签署军事机密协议/a-65690800" text:style-name="Internet_20_link" text:visited-style-name="Visited_20_Internet_20_Link">
Germany sharing military intelligence and simplifying the national defense industry supply chain of the two countries</text:a>
Essence</text:p>
      <text:p text:style-name="P4">
Before the bilateral summit, Shulzgang participated in the G7 summit in Hiroshima, Japan. Both summits are particularly concerned about the tensions of Ukraine's security crisis and the tight situation in Northeast Asia. China has once again become the most important topic.</text:p>
      <text:p text:style-name="P4">
Analysts pointed out that the defense cooperation between Shortz and Yin Xiyue is only the latest example of similar cooperation between countries. All these cooperations can be regarded as a counterattack on China's influence.</text:p>
      <text:p text:style-name="P4">
German Chancellor Savz visited South Korea on May 21 and met with South Korean President Yin Xiyue</text:p>
      <text:p text:style-name="P4">
What he does in Beijing-from occupying the controversial islands in the South China Sea unilaterally and militaryization, to confrontation with Japan on the East China Sea Island, and conflict with India on border. A reason for the league and agreement.</text:p>
      <text:p text:style-name="P4">
In recent years, Germany has been strengthening the role of Indo -Pacific. In 2021, a German warship crossed the area and conducted a series of exercises with the navy of other countries. Recently, Germany also sent fighters to participate in joint exercises.</text:p>
      <text:h text:style-name="P12" text:outline-level="3">
<text:span text:style-name="T4">
The relationship between Korea and NATO will be further strengthened</text:span>
</text:h>
      <text:p text:style-name="P4">
Before meeting with Yin Xiyue, Shawrtz visited the Non -Military Region (Banmen Store) of the South Korean border. On the boundary of many defense, Shulz said that Pyongyang continued to develop nuclear weapons and long -range missiles, showing that the situation in the Korean Peninsula was still dangerous, and North Korea was still "threat to peace and security in the region."</text:p>
      <text:p text:style-name="P4">
In the subsequent talks, the two leaders reached an agreement on sharing and protecting military secrets, and established a mechanism to make the military supply chain greater elastic.</text:p>
      <text:p text:style-name="P4">
Dan Pinkston, a professor of international relations at the Seoul Campus of the University of Troy, pointed out that the "Beijing's expansion policy" is one of the reasons for those countries that do not alliance in China to strengthen cooperation with each other.</text:p>
      <text:p text:style-name="P4">
"I predict that there will be more such cooperation," Pingkston told Germany. He said, "the South Korean army can foresee that a military exercise will be held with NATO and other countries with common concern. These exercises are important to ensure that the supply chain is guaranteed to ensure that the supply chain is guaranteed."</text:p>
      <text:h text:style-name="P12" text:outline-level="3">
<text:span text:style-name="T4">
Ukrainian war deeply shocked South Korea</text:span>
</text:h>
      <text:p text:style-name="P4">
In addition to the German and Air Force and the South Korean army, Seoul is also exporting advanced weapon systems to Europe. Last year, South Korea and NATO member states Poland signed a large -scale national defense agreement with an estimated value of up to 15 billion euros ($ 16.2 billion), including the sale of nearly 1,000 K2 main battle tanks, 648 self -propelled howitzers and 48 FA050 fighters.</text:p>
      <text:p text:style-name="P4">
South Korea hopes that the establishment of closer alliances with European countries like Germany can enhance its deterrence to potential opponents in the Indo -Pacific region.</text:p>
      <text:p text:style-name="P4">
Former South Korean diplomats and senior intelligence officials Rah Jong-YIL said: "Obviously, South Korea is seeking closer and more contact with Western countries, and this is obviously attributed to the outbreak of the Ukraine War. South Korea is a big blow. "He said." In the area, China is of course the biggest concern, but we must also closely pay attention to North Korea and Russia. "</text:p>
      <text:h text:style-name="P12" text:outline-level="3">
<text:span text:style-name="T4">
China is also looking for allies</text:span>
</text:h>
      <text:p text:style-name="P4">
While Seoul was looking for close allies in the West, China seemed to be on its own diplomatic offensive.</text:p>
      <text:p text:style-name="P4">
"In recent months, Beijing has been in contact with some countries in the Middle East and Central Asia, hoping to establish their own alliances. Therefore, both sides are establishing partnership and committed to improving their own interests," Luo Zhongyi said.</text:p>
      <text:p text:style-name="P4">
At the same time as the Hiroshima G7 Summit was held, Beijing held the summit with five Central Asian countries-Kazakhstan, Kyrgyzstan, Tagikistan, Turkmenistan and Uzbekistan in Xi'an. China has recently served as a peaceful mediation person in the Middle East and has been praised for promoting the hostility of Saudi Arabia and Iran for many years.</text:p>
      <text:p text:style-name="P4">
Of course, it will not ignore that China is trying to raise its very strong influence in Asia.</text:p>
      <text:p text:style-name="P4">
*#</text:p>
      <text:h text:style-name="P13" text:outline-level="4">
<text:span text:style-name="T4">
China -Korea Relations: Do business first, then talk about strategic interests?</text:span>
</text:h>
      <text:h text:style-name="P12" text:outline-level="3">
<text:span text:style-name="T4">
"Taiwan problem is also a global problem"</text:span>
</text:h>
      <text:p text:style-name="P4">
South Korean President Yin Xiyue said in an interview with Reuters on April 19 that the Taiwan Strait situation said that South Korea and the international community stood together to oppose the current situation of the Taiwan Strait with force. He also said: "The issue of Taiwan is not only a problem between China and Taiwan, but also the same as the North Korean issue. It is a global issue." The next day the Chinese Ministry of Foreign Affairs summoned the South Korean ambassador to China to propose a serious statement, saying that Yin Xiyue's remarks were "complete Unacceptable. " The Ministry of Foreign Affairs of South Korea also summoned the Chinese ambassador to Korea on the same day to protest against Chinese comments from South Korea ’s speech involving Taiwan. Relations between the two countries have once again covered the shadow. In the past 30 years, what kind of development has experienced China -South Korea relations?</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On August 24, 1992, the People's Republic of China officially established a ambassador -level diplomatic relations with the Republic of Korea, ending the long -term non -recognition and isolating history of the two countries. The picture shows the South Korean Foreign Minister Li Xiangyu (front left) and Chinese Foreign Minister Qian Qichen signed and exchanged the joint communiqué in Beijing. The day before, South Korea announced that it had broken diplomatic relations with the Republic of China, causing Taiwan to lose its last diplomatic relations in Asia.</text:p>
      <text:p text:style-name="P4">
*#</text:p>
      <text:h text:style-name="P13" text:outline-level="4">
<text:span text:style-name="T4">
China -Korea Relations: Do business first, then talk about strategic interests?</text:span>
</text:h>
      <text:h text:style-name="P12" text:outline-level="3">
<text:span text:style-name="T4">
South Korea President's first visit</text:span>
</text:h>
      <text:p text:style-name="P4">
In September 1992, then South Korean President Lu Taiyu (1995 data picture) visited China for a few weeks of diplomatic relations between the two countries. He met with Jiang Zemin, General Secretary of the CPC Central Committee, Yang Shangkun, President of the State Council, and Li Peng, Prime Minister of the State Council. The two parties signed a series of cooperation agreements such as the China -Korea Trade Agreement and the China -Korea Investment Protection Agreement.</text:p>
      <text:p text:style-name="P4">
*#</text:p>
      <text:h text:style-name="P13" text:outline-level="4">
<text:span text:style-name="T4">
China -Korea Relations: Do business first, then talk about strategic interests?</text:span>
</text:h>
      <text:h text:style-name="P12" text:outline-level="3">
<text:span text:style-name="T4">
From comprehensive cooperation to strategic partners</text:span>
</text:h>
      <ul>
        <li>
#</li>
      </ul>
      <text:h text:style-name="P13" text:outline-level="4">
<text:span text:style-name="T4">
China -Korea Relations: Do business first, then talk about strategic interests?</text:span>
</text:h>
      <text:h text:style-name="P12" text:outline-level="3">
<text:span text:style-name="T4">
Mutual exchange</text:span>
</text:h>
      <text:p text:style-name="P4">
Since the end of the last century, the trade, culture, and personnel exchanges between South Korea and China have become increasingly closer. According to data in 2021, South Korea's students in China are more than 50,000, and more than 20,000 international students in South Korea are ranked first among foreign students in the other country. China has become a popular choice for Korean enterprises. Korean popular culture has a large number of enthusiasts in China. South Korea has also become a tourist destination that Chinese people are favored. The picture shows the Chinese tourists in front of Jingfu Palace (2014).</text:p>
      <text:p text:style-name="P4">
*#</text:p>
      <text:h text:style-name="P13" text:outline-level="4">
<text:span text:style-name="T4">
China -Korea Relations: Do business first, then talk about strategic interests?</text:span>
</text:h>
      <text:h text:style-name="P12" text:outline-level="3">
<text:span text:style-name="T4">
"Honeymoon" period "</text:span>
</text:h>
      <text:p text:style-name="P4">
Park Geun -hye (Figure: Participating in the G20 Summit in Hangzhou in 2016) also visited Beijing many times during the Presidential President of South Korea. In 2014, Xi Jinping also visited South Korea. The interaction is further close.</text:p>
      <text:p text:style-name="P4">
*#</text:p>
      <text:h text:style-name="P13" text:outline-level="4">
<text:span text:style-name="T4">
China -Korea Relations: Do business first, then talk about strategic interests?</text:span>
</text:h>
      <text:h text:style-name="P12" text:outline-level="3">
<text:span text:style-name="T4">
Sad incident</text:span>
</text:h>
      <text:p text:style-name="P4">
In view of the security threat of North Korea's ability to develop nuclear weapons to South Korea, in 2016, the South Korean government decided to deploy the US Sad anti -missile system (Thaad). Because its radar has the potential ability of China, it is considered by China to affect its land security. After opposing invalidation, Beijing has taken multiple countermeasures against South Korea, including the prohibited Korean media and artist performances, tourism blockade, etc. These measures also caused Sino -South Korean relations to cool down rapidly.</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Because the land that deployed the Sad system was replaced by the Seoul government to South Korea's Lotte Group, the retail giant became the goal of China's official and civil retaliation. For a while, consumers resist Lotte, demonstration protests, and even suppliers to interrupt the supply. Dozens of Lotian supermarkets were "ordered to suspend business." In addition, sales of Korean brands such as Samsung Mobile, Qia Automobile also plummeted. Chinese travel agencies have removed from South Korea to make the South Korean tourism industry impact.</text:p>
      <text:p text:style-name="P4">
*#</text:p>
      <text:h text:style-name="P13" text:outline-level="4">
<text:span text:style-name="T4">
China -Korea Relations: Do business first, then talk about strategic interests?</text:span>
</text:h>
      <text:h text:style-name="P12" text:outline-level="3">
<text:span text:style-name="T4">
"Three Never One Limited" consensus</text:span>
</text:h>
      <text:p text:style-name="P4">
In November 2017, China and South Korea reached a consensus, and the Korean side stated that it would not consider the addition of the new Sad system; the necessary restrictions on the existing Sad system; Military alliances and unintentional damage to China 'security interests. After the then President Wen Zaiyin's visit to China in 2017, relations between the two countries began to ease.</text:p>
      <text:p text:style-name="P4">
*#</text:p>
      <text:h text:style-name="P13" text:outline-level="4">
<text:span text:style-name="T4">
China -Korea Relations: Do business first, then talk about strategic interests?</text:span>
</text:h>
      <text:h text:style-name="P12" text:outline-level="3">
<text:span text:style-name="T4">
Opportunity or threat</text:span>
</text:h>
      <text:p text:style-name="P4">
China is South Korea's largest trading partner, export market and import source country, and South Korea is China's third largest trading partner country. In South Korea's largest single -income source sources of semiconductor exports, more than 40 % of China exports. A questionnaire survey in South Korea's "Central Daily" in August 2022 showed that 19.3%of the respondents believed that the rise of China was a "opportunity", and 75.4%of the respondents believed that this was a "threat". The picture shows the anti -Chinese people who protest against the Wen Zaiyin government and the North Korean policies of the North Korea (April 2018, Seoul).</text:p>
      <text:p text:style-name="P4">
*#</text:p>
      <text:h text:style-name="P13" text:outline-level="4">
<text:span text:style-name="T4">
China -Korea Relations: Do business first, then talk about strategic interests?</text:span>
</text:h>
      <text:h text:style-name="P12" text:outline-level="3">
<text:span text:style-name="T4">
Where to go</text:span>
</text:h>
      <text:p text:style-name="P4">
The current South Korean President Yin Xiyue (right) showed a more active route to the United States after taking office in May 2022, saying that it will accelerate the deployment and construction of the Sade system. South Korea officially joined the "Indo -Pacific Economic Framework" led by the United States in May 2022(IPEF)And in August, it was announced to join the United States, including Japan, South Korea, and Taiwan's "Chip Quartet Alliance". Its goals also include strengthening the supply chain, including export control of China.</text:p>
      <text:p text:style-name="P4">
*#</text:p>
      <text:h text:style-name="P13" text:outline-level="4">
<text:span text:style-name="T4">
China -Korea Relations: Do business first, then talk about strategic interests?</text:span>
</text:h>
      <text:h text:style-name="P12" text:outline-level="3">
<text:span text:style-name="T4">
"Safety concerns" in Korea</text:span>
</text:h>
      <text:p text:style-name="P4">
Various signs show that South Korea is trying to reduce economic dependence on China. On the occasion of the 30th anniversary of the establishment of diplomatic relations between China and South Korea in 2022, Sun Xingjie, deputy director of the Institute of International Relations of Jilin University, wrote in the Ming Pao that China and South Korea need to expand the field of cooperation and communicate and coordinate with security issues. plate". The picture shows the Sad missile defense system deployed by Xingzhou County, South Korea (Data Map in September 2017).</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North Korea is on the other side of the border of South Korea, the most sharp and direct military threat," Pingxkston said. "But more importantly, the Taiwan Strait, the South China Sea, human rights and global governance issues are all about China, which will be a future challenge."</text:p>
      <text:p text:style-name="P4">
News Source: <text:a xlink:type="simple" xlink:href="https://www.dw.com/zh/德韩为什么要分享军事情报？/a-65730498" text:style-name="Internet_20_link" text:visited-style-name="Visited_20_Internet_20_Link">
https://www.dw.com/zh/德韩为什么要分享军事情报？/a-65730498?maca=chi-rss-chi-all-1127-rdf</text:a>
</text:p>
      <!--NEWS-->
      <text:h text:style-name="P10" text:outline-level="1">
<text:span text:style-name="T4">
The Best Actor of the Canton Film Festival Guangxi won the Best Actor</text:span>
</text:h>
      <text:p text:style-name="P4">
Publisher: 法新社</text:p>
      <text:p text:style-name="P4">
Published Time: 2023-05-28T-22:32:08+00:00</text:p>
      <text:p text:style-name="P4">
Modified Time: 2023-05-28T03:05:02+00:00</text:p>
      <text:p text:style-name="P4">
Description: (AFP, France, 27th, 27th), the General Acts of the Japanese Film Star Institute, "Perfect Days" (temporarily translated) with German director Wim Wenders, ascended to the Cannes Film Festiv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8T-22-32-08-00-00/000000.png" xlink:type="simple" xlink:show="embed" xlink:actuate="onLoad" draw:mime-type="image/png"/>
</draw:frame>
When the 67 -year -old service, Guangdi said, "I would like to thank Vinswinz ... he really created a great role."</text:p>
      <text:p text:style-name="P4">
The versatile office Guangxi has been in the film for more than 40 years. The road is very wide. He has played the warlords, underworld brothers, killers, and police. This time, in the new film, he played an ordinary person who maintains the cleaning of Tokyo public toilets.</text:p>
      <text:p text:style-name="P4">
The Gas Department of the Service has also stepped into Hollywood to make films. The works include the 2005 "Memoirs of a Geisha" and the "Babel" (Babel "one year later.</text:p>
      <text:p text:style-name="P4">
In the "Perfect Day", the Supreme Institute has almost no dialogue in the "Perfect Day". When talking about this role, he said that Winwinz "gives me very little message ... very mysterious, even today, I still have almost nothing to this role. Know. "</text:p>
      <text:p text:style-name="P4">
Speaking of the experience of cooperating with a European film industry like 77 -year -old Wendus, the Grand Department said: "This is the first time I filmed like this, the time is short, and there is no rehearsal."</text:p>
      <text:p text:style-name="P4">
Born in Nagasaki Prefecture in 1956 in the Grand Department of the Service, he initially worked in the City Hall. Later, he saw the advertisement from the newspaper in 1979.</text:p>
      <text:p text:style-name="P4">
He told the French media in 2003 that among the 800 candidates, he was one of the last 4 people who was selected. "To this day, only I am still eating actors' meals."</text:p>
      <text:p text:style-name="P4">
He played the underworld brother in the 1985 work "Tampopo". It was the first breakthrough role in his acting career. This film tells the heroine's efforts to make the best ramen in the town.</text:p>
      <text:p text:style-name="P4">
After that, his well -known big screen works also included the 1997 Golden Palm Award winner "The Eel" and the "The Third Murder" in 2017.</text:p>
      <text:p text:style-name="P4">
In 2009, he directed the first and the only long film "Toad's Oil", and was the protagonist in the film.</text:p>
      <text:p text:style-name="P4">
When asked when he was asked when he was motivated to work hard in the film industry, he told the well -known entertainment news media "The HollywoodReporter" in 2019: " The ministry is perfect. "</text:p>
      <text:p text:style-name="P4">
"I guess this is my addiction in this line, let me do it for 40 years."</text:p>
      <text:p text:style-name="P4">
News Source: <text:a xlink:type="simple" xlink:href="https://www.rfi.fr/cn/%E7%BC%A4%E7%BA%B7%E4%B8%96%E7%95%8C/20230528-%E5%9D%8E%E5%9F%8E%E5%BD%B1%E5%B1%95-%E5%BD%B9%E6%89%80%E5%B9%BF%E5%8F%B8%E5%A4%BA%E6%9C%80%E4%BD%B3%E7%94%B7%E4%B8%BB%E8%A7%92" text:style-name="Internet_20_link" text:visited-style-name="Visited_20_Internet_20_Link">
https://www.rfi.fr/cn/%E7%BC%A4%E7%BA%B7%E4%B8%96%E7%95%8C/20230528-%E5%9D%8E%E5%9F%8E%E5%BD%B1%E5%B1%95-%E5%BD%B9%E6%89%80%E5%B9%BF%E5%8F%B8%E5%A4%BA%E6%9C%80%E4%BD%B3%E7%94%B7%E4%B8%BB%E8%A7%92</text:a>
</text:p>
      <!--NEWS-->
      <text:h text:style-name="P10" text:outline-level="1">
<text:span text:style-name="T4">
The 160th birthday of the Social Democratic Party -Is there a reason to celebrate?</text:span>
</text:h>
      <text:p text:style-name="P4">
Author: None (Language: zh)</text:p>
      <text:p text:style-name="P4">
Publisher: None</text:p>
      <text:p text:style-name="P4">
Time: 2023-05-28T-6:12:00Z</text:p>
      <text:p text:style-name="P4">
Description: The Social Democratic Party leads the German federal government, and the Social Democratic Party Schilde is the Prime Minister. Nevertheless, the atmosphere is not ideal. Police investigations show that the support rate of the Social Democratic Party has declined, and its joint governance with the Green Party and the Liberal Democratic Party is not smooth.</text:p>
      <text:p text:style-name="P4">
Videos: []</text:p>
      <text:p text:style-name="P4">
Images: []</text:p>
      <text:p text:style-name="P4">
Subject: 时政风云</text:p>
      <text:p text:style-name="P4">
Subjects: []</text:p>
      <text:p text:style-name="P4">
Keywords: ['德中关系', '欧债危机', '欧盟', '德国', '留学德国', '留学德国', '德国联邦大选', '默克尔']</text:p>
      <text:p text:style-name="P4">
Id: 65717953</text:p>
      <!--METADATA-->
      <text:p text:style-name="P4">
<text:a xlink:type="simple" xlink:href="https://www.dw.com/zh/overlay/image/article/65717953/60018421" text:style-name="Internet_20_link" text:visited-style-name="Visited_20_Internet_20_Link">
 </text:a>
Social Party (SPD) is the oldest party in Germany</text:p>
      <text:p text:style-name="P4">
(Voice of Germany) at the Social Democratic Party headquarters in Berlin, it is rare to celebrate. As a result, every Jiebao will be valued. "Today is a wonderful night for us. We are very proud of the Social Democratic Party, which Bhili Mei and Bai Mei Port," said the Social Democratic Party ’s General Secretary Kevinkühnert, and said after the Social Democratic Party won the Meizhou Parliament on May 14.</text:p>
      <text:p text:style-name="P4">
Andreas Bovenschulte, Mayor of the Social Democratic Party, even sang "Stand Byme" (standing beside me) at the end of the campaign, and Lars Klingbeil, chairman of the Social Democratic Party, who came from Berlin, used it. The guitar accompanied by the side, and called for voters to "stand beside the Social Democratic Party" by music. In the end, the Social Democratic Party received 29.8%of the votes in Bulangmei, which was the second secondary election results in more than 70 years.</text:p>
      <text:p text:style-name="P4">
Stand by ME: Lars Klingbeil, chairman of the Social Democratic Party, and AndreasBovenschulte, the Mayor of the Social Democratic Party, use music to vote for himself with music.</text:p>
      <text:h text:style-name="P12" text:outline-level="3">
<text:span text:style-name="T4">
<text:span text:style-name="T4">
 The ruling party in the fall </text:span>
</text:span>
</text:h>
      <text:p text:style-name="P4">
The Social Democratic Party, located in Berlin Headquarters, wants to learn some experience from the success of Blackme. The General Secretary of the Social Democratic Party, Konat, said that they will carefully study the gains of the victory. However, the successful cases of Bremei are the result of the Federal Democratic Party's dream.</text:p>
      <text:p text:style-name="P4">
The support rate of the CDU/Cocoons in polls exceeds 30%, while the Social Democratic Party's support rate hovers between 17%and 19%, and competes with the Green Party and the Green Party and the Right -wing Party Options Party (AFD). In the history of the federal government, there is no support for the party's party.</text:p>
      <text:p text:style-name="P4">
<text:a xlink:type="simple" xlink:href="https://www.dw.com/zh/zh/奥拉夫肖尔茨被低估嘲笑的社民党救星/a-59327642" text:style-name="Internet_20_link" text:visited-style-name="Visited_20_Internet_20_Link">
The reason why Scharsez and its party and the Social Democratic Party wins in the federal election in September 2021</text:a>
It is just because the Candidate candidate of the CDU made too many mistakes and weak strength in the election?</text:p>
      <text:h text:style-name="P12" text:outline-level="3">
<text:span text:style-name="T4">
<text:span text:style-name="T4">
 Short high rise </text:span>
</text:span>
</text:h>
      <text:p text:style-name="P4">
Looking at the year of election and subsequent polls, you will find that the Social Democratic Party has made great progress before the Federal House election. From 16%in July 2021 to nearly 26%in September. This rise has continued until the spring of 2022, and then began to fall. A bitter fact: Politicians believe that a political party must get at least 20%of the votes in order to be called "Volkspartei".</text:p>
      <text:p text:style-name="P4">
Arminlaschet, the candidate for the Prime Minister of the CDU, laughed while investigating the disaster when the Ahrtal was destroyed by the flood. At the same time, Federal President Steinmier was delivered. After the photo was exposed, Lasha's polls support rate dropped straight up</text:p>
      <text:p text:style-name="P4">
Has the "return of social democracy" celebrated by the Social Democratic Party has become history? The number of members of the Social Democratic Party has continued to decline earlier before the federal parliament election, and even the large cities that had a lot of support were defeated. Berlin is the latest example -the CIMC has taken over the city again 22 years after the Social Democratic Party was in power.</text:p>
      <text:p text:style-name="P4">
The Social Democratic Party's situation in eastern Germany looks really bad. In Saxony and Saxon-Anhart, the support rate of the Social Democratic Party in public opinion surveys is only a single digit.</text:p>
      <text:h text:style-name="P12" text:outline-level="3">
<text:span text:style-name="T4">
<text:span text:style-name="T4">
 When will you return to social issues? </text:span>
</text:span>
</text:h>
      <text:p text:style-name="P4">
In this sluggish atmosphere, the Social Democratic Party ushered in its 160th birthday. As the oldest political parties in Germany, the Social Democratic Party has celebrated its birthday for three consecutive days through speeches, forums, exhibitions, and awards ceremonies. This is a rare opportunity that can breathe and replenish energy, and it is also an opportunity to reveal the figure in the ruling league again.</text:p>
      <text:p text:style-name="P4">
Celebrate the headquarters of the Social Democratic Party in Berlin's headquarters and Willie Brand Building(Willy Brandt House)The theme is based on the theme of "progress needs to be imposed".</text:p>
      <text:p text:style-name="P4">
Social issues are the core competitiveness of the Social Democratic Party. But the facts are blurred and diluted by the Ukrainian war and its influence. The Prime Minister of the Social Democratic Party is mainly busy with foreign policy. The Minister of the Social Democratic Party is busy with immigration.</text:p>
      <text:p text:style-name="P4">
In view of the tightness of the inflation and the construction market, the main commitment of the Social Democratic Party during the campaign -built 400,000 houses every year -no mention of it.</text:p>
      <text:p text:style-name="P4">
Federal Prime Minister is busy with foreign policy: Shawrtz and Ukrainian President Zeleguski at the welcome ceremony in front of the Prime Minister's Palace</text:p>
      <text:h text:style-name="P12" text:outline-level="3">
<text:span text:style-name="T4">
<text:span text:style-name="T4">
 The Opinions of the Transportation Lighting Alliance are different </text:span>
</text:span>
</text:h>
      <text:p text:style-name="P4">
<text:a xlink:type="simple" xlink:href="https://www.dw.com/zh/zh/执政一年红绿灯政府交出怎样的成绩单/a-64029789" text:style-name="Internet_20_link" text:visited-style-name="Visited_20_Internet_20_Link">
In the governing alliance composed of the Green Party and the Liberal Democratic Party</text:a>
In, the Social Democratic Party appears <text:a xlink:type="simple" xlink:href="https://www.dw.com/zh/zh/评论若交通灯发的是黑绿光/a-61813910" text:style-name="Internet_20_link" text:visited-style-name="Visited_20_Internet_20_Link">
relatively low -existence and lack of distinctive features</text:a>
Essence The controversy of the Liberal Democratic Party and the Green Party usually occupy the headlines of the news. Directed by the Green Party, the elimination of oil and natural gas heating has been panicked since 2024, and many people have pushed many voters to the arms of the opposition party.</text:p>
      <text:p text:style-name="P4">
Due to inflation, the cost of living has risen significantly. For people without financial reserves, it is becoming more difficult to maintain their livelihood. At present, the Society's Democratic Party hopes to step on the brakes for the "Energy Law of Architecture". They said that although climate protection is important, it cannot be too heavy. Minister of Labor Hubertusheil said that the bill must be improved, and the solution must be "feasible at the technical level and acceptable to the social level."</text:p>
      <text:p text:style-name="P4">
The tension atmosphere of the governing alliance: Federal Finance Minister Lindel(Liberal Democratic Party, picture left), Federal Prime Minister Shulz(Social Democratic Party, in the picture), Federal Economic Affairs and Climate Protection Habeck(Green Party, Right)### <text:span text:style-name="T4">
 Internal Relax of the Social Democratic Party </text:span>
At present, the dissatisfaction of the Social Democratic Party has been growing, especially in the party's powerful and good left -wing factions. In 2019, the left -wing faction prevented the politics of Scharsez, who prevented politics that is even more inclined to the right of right -wing society to become a leader. But since Salz has served as the Prime Minister, the left -wing faction has been silent and obeyed the party discipline.</text:p>
      <text:h text:style-name="P12" text:outline-level="3">
<text:span text:style-name="T4">
<text:span text:style-name="T4">
 Personal charm becomes more and more important </text:span>
</text:span>
</text:h>
      <text:p text:style-name="P4">
Shawrtz has never been particularly popular in the Social Democratic Party, but as the Prime Minister, he has received the respect and attention he deserves. However, this is a kind and goodwill linking with achievement. Only when he can give the party's interests, the party will always support him. In this case, carefully studying the success of the Social Democratic Party may help. There, a social Democratic party won the trust of voters with a down -to -earth, approachable and popular image.</text:p>
      <text:h text:style-name="P12" text:outline-level="3">
<text:span text:style-name="T4">
Shawrtz's first year as German Prime Minister: What did he change?</text:span>
</text:h>
      <text:p text:style-name="P4">
In the election, personal charm is becoming more and more important, and the elections in other state parliaments have also confirmed this in the past few years. However, Shelz is relatively lacking in this regard. He often gives people a kind of indifference, no emotion and difficulty. Therefore, from this point, it may be difficult to get successful experience from Bon Mei Mei.</text:p>
      <text:p text:style-name="P4">
News Source: <text:a xlink:type="simple" xlink:href="https://www.dw.com/zh/社民党160岁生日-有没有庆祝的理由？/a-65717953" text:style-name="Internet_20_link" text:visited-style-name="Visited_20_Internet_20_Link">
https://www.dw.com/zh/社民党160岁生日-有没有庆祝的理由？/a-65717953?maca=chi-rss-chi-all-1127-rdf</text:a>
</text:p>
      <!--NEWS-->
      <text:h text:style-name="P10" text:outline-level="1">
<text:span text:style-name="T4">
The United States, North Korea, and the opposition to reach the debt limit agreement</text:span>
</text:h>
      <text:p text:style-name="P4">
Publisher: 法新社</text:p>
      <text:p text:style-name="P4">
Published Time: 2023-05-28T-6:32:08+00:00</text:p>
      <text:p text:style-name="P4">
Modified Time: 2023-05-28T07:20:04+00:00</text:p>
      <text:p text:style-name="P4">
Description: (Agence France -Presse, Washington, 27th) The Democratic Party and the Republican Party seem to reach an agreement to end the upper limit of debt in the United States today. Both parties have adopted a tough attitude in the final stage of trying to reach an agreement to avoid disaster defaul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5-28T-6-32-08-00-00/000000.png" xlink:type="simple" xlink:show="embed" xlink:actuate="onLoad" draw:mime-type="image/png"/>
</draw:frame>
President Biden issued the strongest signal of the so far last night, saying, "Just reach an agreement, I look at it optimistically."</text:p>
      <text:p text:style-name="P4">
When the negotiation representative re -meeting this morning, the Republican Federal House Speaker Kevin McCarthy heard the front, he told reporters in Congress Villa, "I think we can do it."</text:p>
      <text:p text:style-name="P4">
But around noon, McCarthy said pessimistic: "I don’t know what will happen today."</text:p>
      <text:p text:style-name="P4">
According to reports, the Democrats rejected the Republican Party in exchange for social assistance in exchange for social assistance. They said that this would kill the support within the party to reach an agreement.</text:p>
      <text:p text:style-name="P4">
In the briefing in the morning, McCarthy said that he was confident to reach an agreement before the last period of June 5.</text:p>
      <text:p text:style-name="P4">
McCarthy said that once an agreement was reached, he would give the parliament for 72 hours, and then put the bill to vote. He also said this morning that the bill will not be very long, and it may be around 150 pages.</text:p>
      <text:p text:style-name="P4">
The so-called debt default "X-Date" (X-Date) has been postponed from June 1 to June 5th, that is, unless the government can continue to borrow, or it is about to exhaust its funds. (Translator: Zheng Shiyun/Calculate: Cai Jiamin)</text:p>
      <text:p text:style-name="P4">
News Source: <text:a xlink:type="simple" xlink:href="https://www.rfi.fr/cn/%E5%9B%BD%E9%99%85%E6%8A%A5%E9%81%93/20230528-%E7%BE%8E%E6%9C%9D%E9%87%8E%E6%8B%9A%E8%BE%BE%E6%88%90%E5%80%BA%E9%99%90%E5%8D%8F%E8%AE%AE" text:style-name="Internet_20_link" text:visited-style-name="Visited_20_Internet_20_Link">
https://www.rfi.fr/cn/%E5%9B%BD%E9%99%85%E6%8A%A5%E9%81%93/20230528-%E7%BE%8E%E6%9C%9D%E9%87%8E%E6%8B%9A%E8%BE%BE%E6%88%90%E5%80%BA%E9%99%90%E5%8D%8F%E8%AE%AE</text:a>
</text:p>
      <!--NEWS-->
      <text:h text:style-name="P10" text:outline-level="1">
<text:span text:style-name="T4">
Mayor of Kiev: Russian drone attacked a large -scale attack and 1 person died</text:span>
</text:h>
      <text:p text:style-name="P4">
Publisher: 法新社</text:p>
      <text:p text:style-name="P4">
Published Time: 2023-05-28T-9:02:08+00:00</text:p>
      <text:p text:style-name="P4">
Modified Time: 2023-05-28T06:50:02+00:00</text:p>
      <text:p text:style-name="P4">
Description: (AFP, Kiev, 28th), the mayor of Kiev, the capital of Ukraine, who was a boxer, said today that after the drone launched a "large -scale" attack on Kiev, a civilian di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5-28T-9-02-08-00-00/000000.png" xlink:type="simple" xlink:show="embed" xlink:actuate="onLoad" draw:mime-type="image/png"/>
</draw:frame>
Vitaliklitschko said in the community media Telegram, "A 35 -year -old woman is hospitalized and a 41 -year -old man dies." He also said that the wreckage of the drone crashed near a gas station.</text:p>
      <text:p text:style-name="P4">
Kercho said that the Kiev air defense system shot down the "more than 20 drones" that came to attack. A company in the (HOLOSIIVSKY) also caused a fire.</text:p>
      <text:p text:style-name="P4">
Throughout May, the Russian troops regarded Kiev as the target of attack.</text:p>
      <text:p text:style-name="P4">
Popko, the head of the Military and Political Organs of Kiev City, said on the 26th that there were 13 air strike incidents this month.</text:p>
      <text:p text:style-name="P4">
In the past few weeks, the number of drone attacks in Russia has increased, and the location is usually in areas bordering Ukraine.</text:p>
      <text:p text:style-name="P4">
The Moscow authorities accused Kiev and its Western supporters responsible for the attack and destruction of daily increases, including attacks on the Kremlin, but Ukraine denied it involved.</text:p>
      <text:p text:style-name="P4">
News Source: <text:a xlink:type="simple" xlink:href="https://www.rfi.fr/cn/%E5%9B%BD%E9%99%85%E6%8A%A5%E9%81%93/20230528-%E5%9F%BA%E8%BE%85%E5%B8%82%E9%95%BF-%E4%BF%84%E6%97%A0%E4%BA%BA%E6%9C%BA%E5%A4%A7%E8%A7%84%E6%A8%A1%E8%A2%AD%E5%87%BB-1%E4%BA%BA%E6%AD%BB%E4%BA%A1" text:style-name="Internet_20_link" text:visited-style-name="Visited_20_Internet_20_Link">
https://www.rfi.fr/cn/%E5%9B%BD%E9%99%85%E6%8A%A5%E9%81%93/20230528-%E5%9F%BA%E8%BE%85%E5%B8%82%E9%95%BF-%E4%BF%84%E6%97%A0%E4%BA%BA%E6%9C%BA%E5%A4%A7%E8%A7%84%E6%A8%A1%E8%A2%AD%E5%87%BB-1%E4%BA%BA%E6%AD%BB%E4%BA%A1</text:a>
</text:p>
      <!--NEWS-->
      <text:h text:style-name="P10" text:outline-level="1">
<text:span text:style-name="T4">
Better Basket Basketball and Slum Seltik's Eastern Finals equalize the Heat</text:span>
</text:h>
      <text:p text:style-name="P4">
Publisher: 法新社</text:p>
      <text:p text:style-name="P4">
Published Time: 2023-05-28T0:02:07+00:00</text:p>
      <text:p text:style-name="P4">
Modified Time: 2023-05-28T07:50:02+00:00</text:p>
      <text:p text:style-name="P4">
Description: (Agence France -Presse, Miami, 27th) Derrick White made up in the basket today to help Selticks kill the Heat 104 to 103 and equalize the battle 3 to 3 in the NBA Eastern Fin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5-28T0-02-07-00-00/000000.png" xlink:type="simple" xlink:show="embed" xlink:actuate="onLoad" draw:mime-type="image/png"/>
</draw:frame>
In the NBA East Championships in the US Vocational Basketball Basketball, Boston Seltik swallowed three consecutive defeats in the first three games. Today, the 6th War of the Warfare played in the away game.</text:p>
      <text:p text:style-name="P4">
In the history of the NBA season, there is never a team that can overcome the absolute disadvantage of the series of 0-3 of the series, and finally reverse the promotion. After the victory of Seltik today, he equalized the Heat in the Eastern Championship with a 3-3, and has the opportunity to create history.</text:p>
      <text:p text:style-name="P4">
On the 30th of the two teams, Taiwan time will fight a special battle at Seltik at home, deciding who is the last ticket of the Eastern Championship and Championship this season.</text:p>
      <text:p text:style-name="P4">
News Source: <text:a xlink:type="simple" xlink:href="https://www.rfi.fr/cn/%E8%BF%90%E5%8A%A8%E5%A4%A9%E5%9C%B0/20230528-%E6%80%80%E7%89%B9%E7%AF%AE%E4%B8%8B%E8%A1%A5%E8%BF%9B%E7%BB%9D%E6%9D%80%E7%90%83-%E5%A1%9E%E5%B0%94%E8%92%82%E5%85%8B%E4%B8%9C%E5%8C%BA%E5%86%B3%E8%B5%9B%E6%89%B3%E5%B9%B3%E7%83%AD%E7%81%AB" text:style-name="Internet_20_link" text:visited-style-name="Visited_20_Internet_20_Link">
https://www.rfi.fr/cn/%E8%BF%90%E5%8A%A8%E5%A4%A9%E5%9C%B0/20230528-%E6%80%80%E7%89%B9%E7%AF%AE%E4%B8%8B%E8%A1%A5%E8%BF%9B%E7%BB%9D%E6%9D%80%E7%90%83-%E5%A1%9E%E5%B0%94%E8%92%82%E5%85%8B%E4%B8%9C%E5%8C%BA%E5%86%B3%E8%B5%9B%E6%89%B3%E5%B9%B3%E7%83%AD%E7%81%AB</text:a>
</text:p>
      <!--NEWS-->
      <text:h text:style-name="P10" text:outline-level="1">
<text:span text:style-name="T4">
China ranked first in the world for the first time last year's Nature Index contribution.</text:span>
</text:h>
      <text:p text:style-name="P4">
Author: None (Language: zh)</text:p>
      <text:p text:style-name="P4">
Publisher: None</text:p>
      <text:p text:style-name="P4">
Time: 2023-05-28T0:14:00Z</text:p>
      <text:p text:style-name="P4">
Description: According to the latest natural index data, China has surpassed the United States last year, and the first ranking of the papers in high -quality journals ranked first.</text:p>
      <text:p text:style-name="P4">
Videos: []</text:p>
      <text:p text:style-name="P4">
Images: []</text:p>
      <text:p text:style-name="P4">
Subject: 科技环境</text:p>
      <text:p text:style-name="P4">
Subjects: ['德中关系', '奥巴马', '岛屿主权争端', '专题报道：全景观看“习马会”', '中国', '日本', '中共十九大', '美国']</text:p>
      <text:p text:style-name="P4">
Keywords: ['自然指数', '中国', '美国', '论文', '日本', '科学家', '论文造假']</text:p>
      <text:p text:style-name="P4">
Id: 65733764</text:p>
      <!--METADATA-->
      <text:p text:style-name="P4">
<text:a xlink:type="simple" xlink:href="https://www.dw.com/zh/overlay/image/article/65733764/61735360" text:style-name="Internet_20_link" text:visited-style-name="Visited_20_Internet_20_Link">
 </text:a>
Xi Jinping visited the Fuzhou New World Group in November 2014</text:p>
      <text:p text:style-name="P4">
(Voice of Germany Chinese) According to the natural index data released on May 19, from January 2022 to December, Chinese authors published a "share" of 19,373 papers in 82 high -quality journals, which exceeded the United States for the first time. Number one. The United States is 17610.</text:p>
      <text:p text:style-name="P4">
The natural index is compiled and published by the subordinate agency of the publishing agency "Spelinge-Nature Publishing Group", tracking scientific research papers published in 82 high-quality journals, and analyzing data such as the author's belonging. A country's share is based on the proportion of authors of the country in each paper published in the natural index journal. If an article is fully published by Chinese researchers, China's share is 1.</text:p>
      <text:p text:style-name="P4">
According to the natural index of 2022, in terms of physics, chemistry, earth, and environmental sciences, authors who belong to Chinese institutions are more than those in the United States. The only thing that is still in the United States is life science.</text:p>
      <text:p text:style-name="P4">
A report from the National Institute of Science and Technology Policy in Japan last year said that from 2018 to 2020, Chinese research accounted for the proportion of the first 1%papers with the largest number of references than US research. The report also found that China published an average of 407,181 scientific papers each year, leading 293,434 ahead of the United States.</text:p>
      <text:p text:style-name="P4">
The increase in references for Chinese research should be attributed to a large number of references to the COVID-19 genome sequencing. However, although China's scientific research share ranks more than the United States, the cooperation between Sino -US authors is the most in international cooperation. Many of the most cited papers in China have also been completed with international researchers.</text:p>
      <text:p text:style-name="P4">
At the same time, the natural index also shows that according to the total statistics of all articles from a certain country/region, the total number of American scientific papers in 2022 was nearly 25,200 in 2022, and China was more than 2,3500.</text:p>
      <text:h text:style-name="P12" text:outline-level="3">
<text:span text:style-name="T4">
Sino -US scientist cooperation becomes difficult</text:span>
</text:h>
      <text:p text:style-name="P4">
The Guardian pointed out that with the deterioration of US -China relations, scientists in the two countries have become more difficult. From 2018 to 2022, the <text:a xlink:type="simple" xlink:href="https://www.dw.com/zh/zh/斯坦福大学177名学者联名要求美司法部停止执行中国行动计划/a-59168487" text:style-name="Internet_20_link" text:visited-style-name="Visited_20_Internet_20_Link">
"China Action Plan", which was launched by the US Department of Justice to eradicate Chinese spies and theft of intellectual property and business secrets(China Initiative)As a result, more than 100 scientists lose their job</text:a>
Essence Chinese universities also strictly review their cooperation with foreigners.</text:p>
      <text:h text:style-name="P12" text:outline-level="3">
<text:span text:style-name="T4">
Chinese researchers' big papers for fake attention attract attention</text:span>
</text:h>
      <text:p text:style-name="P4">
Chinese President Xi Jinping called on raising scientific research funds and investment. The academic community was pushed to the forefront of science and technology competition. However, Chinese researchers say they are under pressure to give priority to the quantity rather than quality. In order to increase the output, the dissertation was also faked and low -quality research occurred. In 2020, the Ministry of Science and Technology of China banned universities and research institutions to make financial rewards to increase the number of published papers.</text:p>
      <text:p text:style-name="P4">
The dissertation fakes plagued the Chinese academic community</text:p>
      <text:p text:style-name="P4">
Elisabethbik, a microbiologist who has worked at Stanford University in the United States, has repeatedly revealed that Chinese scientific researchers have exposed Chinese scientific researchers suspected of "academic incompetence and fraud." She found that about 650 papers used pictures of the same source, which seemed to be produced by the same "factory".</text:p>
      <text:p text:style-name="P4">
According to a report on January 25, 2022, the Bicker team has discovered 16 "thesis factories" and more than 2,000 papers since 2020, most of which contain Chinese authors. The members of the Bike team's pseudonym told the Journal of Chinese Sciences that "100%of the domestic thesis factories are Chinese customers, and some foreign thesis factories are also Chinese customers. From the perspective of the world, the largest buyer is undoubtedly from China. "</text:p>
      <text:p text:style-name="P4">
(Comprehensive report)</text:p>
      <text:p text:style-name="P4">
_ © 2023_ _ Year__ _ Germany Voice Copyright Statement: All the contents of this article are protected by copyright law. If the Voice of Germany is particularly authorized, it must not be used without authorization. Any improper behavior will lead to recovery and be criminally investigated. _ _ _ 吧 _</text:p>
      <text:p text:style-name="P4">
News Source: <text:a xlink:type="simple" xlink:href="https://www.dw.com/zh/中国去年自然指数贡献份额首次排名全球第一/a-65733764" text:style-name="Internet_20_link" text:visited-style-name="Visited_20_Internet_20_Link">
https://www.dw.com/zh/中国去年自然指数贡献份额首次排名全球第一/a-65733764?maca=chi-rss-chi-all-1127-rdf</text:a>
</text:p>
      <!--NEWS-->
      <text:h text:style-name="P10" text:outline-level="1">
<text:span text:style-name="T4">
Türkiye's 2023 election: Erdogan or Quilida Oulu?</text:span>
</text:h>
      <text:p text:style-name="P4">
Author: 半岛电视台＋通讯社</text:p>
      <text:p text:style-name="P4">
Publisher: Al Jazeera</text:p>
      <text:p text:style-name="P4">
Published Time: 2023-05-28T01:46:33</text:p>
      <text:p text:style-name="P4">
Modified Time: 2023-05-28T14:54:47</text:p>
      <text:p text:style-name="P4">
Description: The decisive round of the Turkish election voting was officially ended, and the current President Rejuep Tidip Erdogan and the main opposition leader Kellyrdaridouu duel.</text:p>
      <text:p text:style-name="P4">
Images: ["<text:a xlink:type="simple" xlink:href="https://chinese.aljazeera.net/wp-content/uploads/2023/05/111-1685284596.jpg" text:style-name="Internet_20_link" text:visited-style-name="Visited_20_Internet_20_Link">
111-168528459...</text:a>
"]</text:p>
      <text:p text:style-name="P4">
Topics: ['政治', '新闻']</text:p>
      <text:p text:style-name="P4">
Keywords: ['政治', '新闻', '世界', '土耳其']</text:p>
      <text:p text:style-name="P4">
Type: Article</text:p>
      <!--METADATA-->
      <text:p text:style-name="P4">
<draw:frame draw:style-name="fr1" draw:name="Image57" text:anchor-type="as-char" svg:width="6.9236in" svg:height="4.615733in" draw:z-index="0">
<draw:image xlink:href="../Images/Aljazeera Chinese/2023-05-28T01-46-33/111-1685284596.jpg" xlink:type="simple" xlink:show="embed" xlink:actuate="onLoad" draw:mime-type="image/jpeg"/>
</draw:frame>
Turkish vote(Anadoru News Agency)* The real -time update is now closed. You can click <text:a xlink:type="simple" xlink:href="https://www.aljazeera.com/news/liveblog/2023/5/28/turkey-election-results-2023-live-erdogan-kilicdaroglu-run-off" text:style-name="Internet_20_link" text:visited-style-name="Visited_20_Internet_20_Link">
Here</text:a>
Visit our Turkish election results blog. * The decisive round of the Turkish election voting was officially ended. The current President Rejuep Tidy Erdogan and the main opposition leader Kellyrida Ouru duel.</text:p>
      <text:p text:style-name="P4">
read more</text:p>
      <text:p text:style-name="P4">
News Source: <text:a xlink:type="simple" xlink:href="https://chinese.aljazeera.net/news/political/liveblog/2023/5/28/%e5%9c%9f%e8%80%b3%e5%85%b62023%e5%b9%b4%e5%a4%a7%e9%80%89%ef%bc%9a%e5%9f%83%e5%b0%94%e5%a4%9a%e5%ae%89%e8%bf%98%e6%98%af%e5%a5%8e%e9%87%8c%e8%be%be%e6%ac%a7%e9%b2%81" text:style-name="Internet_20_link" text:visited-style-name="Visited_20_Internet_20_Link">
https://chinese.aljazeera.net/news/political/liveblog/2023/5/28/%e5%9c%9f%e8%80%b3%e5%85%b62023%e5%b9%b4%e5%a4%a7%e9%80%89%ef%bc%9a%e5%9f%83%e5%b0%94%e5%a4%9a%e5%ae%89%e8%bf%98%e6%98%af%e5%a5%8e%e9%87%8c%e8%be%be%e6%ac%a7%e9%b2%81</text:a>
</text:p>
      <!--NEWS-->
      <text:h text:style-name="P10" text:outline-level="1">
<text:span text:style-name="T4">
After the Cannes Film Festival, Mei Weidiz Da Yong won the film</text:span>
</text:h>
      <text:p text:style-name="P4">
Publisher: 法新社</text:p>
      <text:p text:style-name="P4">
Published Time: 2023-05-28T03:32:08+00:00</text:p>
      <text:p text:style-name="P4">
Modified Time: 2023-05-28T03:20:01+00:00</text:p>
      <text:p text:style-name="P4">
Description: (AFP, France, 27th, 27th) Turkish actress Merve Dizdar is awarded the Best Actress of the Cannes Film Festival with the "About Dry Grass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28T03-32-08-00-00/000000.png" xlink:type="simple" xlink:show="embed" xlink:actuate="onLoad" draw:mime-type="image/png"/>
</draw:frame>
She said that she played "a person who fights for life and overcomes many difficulties in life."</text:p>
      <text:p text:style-name="P4">
She said: "Under normal circumstances, I must try to figure out this role to understand her, but because I live in this country, I fully understand the character's inner play."</text:p>
      <text:p text:style-name="P4">
"I understand the feelings of women in this field."</text:p>
      <text:p text:style-name="P4">
News Source: <text:a xlink:type="simple" xlink:href="https://www.rfi.fr/cn/%E7%BC%A4%E7%BA%B7%E4%B8%96%E7%95%8C/20230528-%E5%9D%8E%E5%9F%8E%E5%BD%B1%E5%B1%95-%E6%A2%85%E8%96%87%E8%BF%AA%E5%85%B9%E8%BE%BE%E5%8B%87%E5%A4%BA%E5%BD%B1%E5%90%8E" text:style-name="Internet_20_link" text:visited-style-name="Visited_20_Internet_20_Link">
https://www.rfi.fr/cn/%E7%BC%A4%E7%BA%B7%E4%B8%96%E7%95%8C/20230528-%E5%9D%8E%E5%9F%8E%E5%BD%B1%E5%B1%95-%E6%A2%85%E8%96%87%E8%BF%AA%E5%85%B9%E8%BE%BE%E5%8B%87%E5%A4%BA%E5%BD%B1%E5%90%8E</text:a>
</text:p>
      <!--NEWS-->
      <text:h text:style-name="P10" text:outline-level="1">
<text:span text:style-name="T4">
A strong explosion vibration Kiev, the Russians ease the attack on Bachmut to re -gather</text:span>
</text:h>
      <text:p text:style-name="P4">
Author: 半岛电视台＋通讯社</text:p>
      <text:p text:style-name="P4">
Publisher: Al Jazeera</text:p>
      <text:p text:style-name="P4">
Published Time: 2023-05-28T03:56:39</text:p>
      <text:p text:style-name="P4">
Modified Time: 2023-05-28T08:26:52</text:p>
      <text:p text:style-name="P4">
Description: In the early morning of May 28, a series of explosive sounds of Kenhe, the capital of Ukraine, and the Russian army eased its attack on Bachmut to re -assemble their teams.</text:p>
      <text:p text:style-name="P4">
Images: ["<text:a xlink:type="simple" xlink:href="https://chinese.aljazeera.net/wp-content/uploads/2023/05/222-1685262231.jpg" text:style-name="Internet_20_link" text:visited-style-name="Visited_20_Internet_20_Link">
222-168526223...</text:a>
", "<text:a xlink:type="simple" xlink:href="https://chinese.aljazeera.net/wp-content/uploads/2023/05/22-1685245624.jpg" text:style-name="Internet_20_link" text:visited-style-name="Visited_20_Internet_20_Link">
22-1685245624...</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59" text:anchor-type="as-char" svg:width="6.9236in" svg:height="4.612736in" draw:z-index="0">
<draw:image xlink:href="../Images/Aljazeera Chinese/2023-05-28T03-56-39/222-1685262231.jpg" xlink:type="simple" xlink:show="embed" xlink:actuate="onLoad" draw:mime-type="image/jpeg"/>
</draw:frame>
A missile aims at Kiev, Ukrainian capital(Reuters)In the early morning of May 28, a series of explosive sounds of Kenhe, the capital of Ukraine, and the Russian army eased its attack on Bachmut to re -assemble their teams.</text:p>
      <text:p text:style-name="P4">
Peninsula TV reporters in Ukraine said that at dawn, a strong explosion shook the capital Kiev. Reuters reports that these explosions have killed many people and were injured in three.</text:p>
      <text:p text:style-name="P4">
The reporter added that the air defense system responded to the attack, multiple drones were shot down, and some residents went to the subway station because they were afraid of being bombed.</text:p>
      <text:p text:style-name="P4">
As Mayor Kiev said, the suicide drone attack on the capital caused two buildings in the two regions of Kiev. At the same time, the director of the Ukrainian President's Office announced that the capital was being attacked by drones.</text:p>
      <text:p text:style-name="P4">
In the emergency news of this Sunday morning, the Kiev Military and Political Department announced that more than 40 drones launched by Russia were shot down overnight overnight.</text:p>
      <text:p text:style-name="P4">
On the other hand, the General Staff of the Ukrainian Armed Forces said on Sunday on Sunday that the Ukrainian army successfully repelled Russia's 21 attacks in the past 24 hours, and added that the Russian army continued to focus on seizing Luguskhehe Donetsk area.</text:p>
      <text:p text:style-name="P4">
At the same time, the authorities announced that the Ukrainian Air Force has launched four attacks on enemy personnel and areas with concentrated equipment in the past 24 hours. "</text:p>
      <text:p text:style-name="P4">
On the other hand, the governor of Russia Peskov announced that two drones attacked an oil refinery in the state and pointed out that the target of the attack was a refinery located in Russia, Belarus and Latvia.</text:p>
      <text:p text:style-name="P4">
Governor of Belgo Rhode, Russia, also said that a civilian was killed in the shelter of the Saido city bordering Ukraine in Ukraine.</text:p>
      <text:p text:style-name="P4">
These battlefield development occurred after the capital of Kiev and several areas in northern, southern and western in Ukraine.</text:p>
      <text:p text:style-name="P4">
<draw:frame draw:style-name="fr1" draw:name="Image60" text:anchor-type="as-char" svg:width="6.9236in" svg:height="4.828537in" draw:z-index="0">
<draw:image xlink:href="../Images/Aljazeera Chinese/2023-05-28T03-56-39/22-1685245624.jpg" xlink:type="simple" xlink:show="embed" xlink:actuate="onLoad" draw:mime-type="image/jpeg"/>
</draw:frame>
A building in Ukraine Diebero was attacked by a devastating missile(Anadoru News Agency)</text:p>
      <text:h text:style-name="P13" text:outline-level="4">
<text:span text:style-name="T4">
Bachmut</text:span>
</text:h>
      <text:p text:style-name="P4">
At the same time, a senior official of Kiev said on Saturday on Saturday that the Russian army temporarily reduced the offensive pace of the Bachimut besieged in eastern Ukraine, in order to re -assemble the team and enhance their strength.</text:p>
      <text:p text:style-name="P4">
Ukraine's deputy minister of Defense Anna Maryl said in a statement issued by Telegram that the Russian army continued to attack, but the overall action was reduced.</text:p>
      <text:p text:style-name="P4">
She continued, "No battle happened yesterday and today, whether in the city or in the suburbs," said that the Russian army bombed the suburbs and roads leading to Bachomut.</text:p>
      <text:p text:style-name="P4">
Ukrainian senior officials stated in a separate statement that their troops are preparing to launch a long -awaited counterattack to regain territory occupied by Russia since the beginning of the war.</text:p>
      <text:p text:style-name="P4">
Vagna, a Russian private military group, began to transfer its position to the Russian regular army last week. Earlier, after the longest and bloody battle in the war, it announced that it was fully controlled to control Bachmut.</text:p>
      <text:h text:style-name="P13" text:outline-level="4">
<text:span text:style-name="T4">
"Taurus" missile</text:span>
</text:h>
      <text:p text:style-name="P4">
According to the German Ministry of Defense, in the background, Ukraine officially required the German government to deliver a range of at least 500 kilometers of "Taurus" air -to -ground cruise missiles.</text:p>
      <text:p text:style-name="P4">
A German official said, "We have received a request for Ukraine in the past few days", but it has not provided any details of the number of missiles.</text:p>
      <text:p text:style-name="P4">
In recent months, the Berlin government has significantly increased its military supply to Kiev, but it still provides them with cruise missiles or support Ukraine Air Force and help the delivery of the F-16 fighter aircraft to remain silent.</text:p>
      <text:p text:style-name="P4">
"Taurus" is a air-to-ground cruise missile equipped on a fighter aircraft, developed by a Deedi Taurus Company. Its range can strike the goal away from the current front line of East Ukraine.</text:p>
      <text:p text:style-name="P4">
On the occasion of these situations, Kiev has been preparing to fight back for several months to drive the Russian army out of its land occupied in Ukraine.</text:p>
      <text:p text:style-name="P4">
News Source: <text:a xlink:type="simple" xlink:href="https://chinese.aljazeera.net/news/war-in-ukraine/2023/5/28/%e5%bc%ba%e7%83%88%e7%9a%84%e7%88%86%e7%82%b8%e9%9c%87%e5%8a%a8%e5%9f%ba%e8%be%85%ef%bc%8c%e4%bf%84%e7%bd%97%e6%96%af%e4%ba%ba%e7%bc%93%e5%92%8c%e5%af%b9%e5%b7%b4%e8%b5%ab%e7%a9%86%e7%89%b9%e7%9a%84" text:style-name="Internet_20_link" text:visited-style-name="Visited_20_Internet_20_Link">
https://chinese.aljazeera.net/news/war-in-ukraine/2023/5/28/%e5%bc%ba%e7%83%88%e7%9a%84%e7%88%86%e7%82%b8%e9%9c%87%e5%8a%a8%e5%9f%ba%e8%be%85%ef%bc%8c%e4%bf%84%e7%bd%97%e6%96%af%e4%ba%ba%e7%bc%93%e5%92%8c%e5%af%b9%e5%b7%b4%e8%b5%ab%e7%a9%86%e7%89%b9%e7%9a%84</text:a>
</text:p>
      <!--NEWS-->
      <text:h text:style-name="P10" text:outline-level="1">
<text:span text:style-name="T4">
Biden and McCarthy talked to the debt agreement to agree on the final details</text:span>
</text:h>
      <text:p text:style-name="P4">
Publisher: 法新社</text:p>
      <text:p text:style-name="P4">
Published Time: 2023-05-28T05:02:08+00:00</text:p>
      <text:p text:style-name="P4">
Modified Time: 2023-05-28T04:35:02+00:00</text:p>
      <text:p text:style-name="P4">
Description: (Agence France -Presse, Washington, 27th) People familiar with the matter revealed that Bayeng talked with the Republican leader of the Congress and Speaker of the Federal House of Representatives, and tried to agree on the final details on the debt agreement to avoid economic disast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28T05-02-08-00-00/000000.png" xlink:type="simple" xlink:show="embed" xlink:actuate="onLoad" draw:mime-type="image/png"/>
</draw:frame>
Sources said that Biden also speaks with the House Democratic leader Hakem Jeffries and the Federal Senate Democratic leader Chuck Schume.</text:p>
      <text:p text:style-name="P4">
As the United States approaches the crisis of debt defaults, McCarthy said earlier today that he has achieved "progress" in negotiations on raising federal government debt limits.</text:p>
      <text:p text:style-name="P4">
The U.S. Treasury Department said yesterday that once Congress does not take action, the government will not be able to pay all bills on June 5; the last period of previous estimates is June 1. (Translator: Liu Wenyu/Calculation: Cai Jiamin)</text:p>
      <text:p text:style-name="P4">
News Source: <text:a xlink:type="simple" xlink:href="https://www.rfi.fr/cn/%E5%9B%BD%E9%99%85%E6%8A%A5%E9%81%93/20230528-%E6%8B%9C%E7%99%BB%E4%B8%8E%E9%BA%A6%E5%8D%A1%E9%94%A1%E9%80%9A%E8%AF%9D-%E7%9B%BC%E5%B0%B1%E5%80%BA%E5%8A%A1%E5%8D%8F%E8%AE%AE%E5%95%86%E5%AE%9A%E6%9C%80%E5%90%8E%E7%BB%86%E8%8A%82" text:style-name="Internet_20_link" text:visited-style-name="Visited_20_Internet_20_Link">
https://www.rfi.fr/cn/%E5%9B%BD%E9%99%85%E6%8A%A5%E9%81%93/20230528-%E6%8B%9C%E7%99%BB%E4%B8%8E%E9%BA%A6%E5%8D%A1%E9%94%A1%E9%80%9A%E8%AF%9D-%E7%9B%BC%E5%B0%B1%E5%80%BA%E5%8A%A1%E5%8D%8F%E8%AE%AE%E5%95%86%E5%AE%9A%E6%9C%80%E5%90%8E%E7%BB%86%E8%8A%82</text:a>
</text:p>
      <!--NEWS-->
      <text:h text:style-name="P10" text:outline-level="1">
<text:span text:style-name="T4">
Nadal's retirement is near Jokovic: Some of me will leave with it</text:span>
</text:h>
      <text:p text:style-name="P4">
Publisher: 法新社</text:p>
      <text:p text:style-name="P4">
Published Time: 2023-05-28T06:32:08+00:00</text:p>
      <text:p text:style-name="P4">
Modified Time: 2023-05-28T06:05:02+00:00</text:p>
      <text:p text:style-name="P4">
Description: (Agence France -Presse, Paris, 27th) Rafa Nadal, "Barbaria" in Spain, said that he would retire after the season of next year. His old opponent, Serbian tennis player Jokovic said today, " Part of me will also leav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28T06-32-08-00-00/000000.png" xlink:type="simple" xlink:show="embed" xlink:actuate="onLoad" draw:mime-type="image/png"/>
</draw:frame>
Novak Djokovic and Rafaelnadal also won 22 Grand Slam championships, which are the best records in the history of men's players. Will live alone.</text:p>
      <text:p text:style-name="P4">
Nadal is the 14th champion of the French Open. He is about to be 37 years old and admits that next year may be his last year.</text:p>
      <text:p text:style-name="P4">
"When he announced the last year when he announced that he was about to enter his career, I felt that some of them would follow him."</text:p>
      <text:p text:style-name="P4">
"This makes me think about my career, and how long it take to play."</text:p>
      <text:p text:style-name="P4">
"I didn't want to declare anything today, just thinking about it. What he said made me a little sentimental."</text:p>
      <text:p text:style-name="P4">
In the battle between the two, Jokovic took advantage of 30 wins and 29 losses; but Nadal was almost invincible in the French Open. The two sides played in this game 10 times and Nadal won 8 wins.</text:p>
      <text:p text:style-name="P4">
"Honestly, I don't want to go to him on the French Open."</text:p>
      <text:p text:style-name="P4">
"From the perspective of our battle record, I have not achieved much success."</text:p>
      <text:p text:style-name="P4">
If Jokovich can once again dominate the French Open in 2023 after 2016 and 2021, he will become the most successful men's player in history, and tie the 23 -championship achievement of the American female general SerenaWilliams At that time, the record of up to 24 Grand Slam champions in the history of the legendary ball, Margaret Court.</text:p>
      <text:p text:style-name="P4">
"The reason why I continued to play today is a comparison with the professional net altar to play with people today. One of the important reasons is to try to break more records and create more history of the online altar. This is never a secret."</text:p>
      <text:p text:style-name="P4">
"This is a great motivation for me. It is very happy to have a chance to write history."</text:p>
      <text:p text:style-name="P4">
News Source: <text:a xlink:type="simple" xlink:href="https://www.rfi.fr/cn/%E8%BF%90%E5%8A%A8%E5%A4%A9%E5%9C%B0/20230528-%E7%BA%B3%E8%BE%BE%E5%B0%94%E9%80%80%E4%BC%91%E8%84%9A%E6%AD%A5%E5%B7%B2%E8%BF%91-%E4%B9%94%E7%A7%91%E7%BB%B4%E5%A5%87-%E9%83%A8%E5%88%86%E7%9A%84%E6%88%91%E5%B0%86%E9%9A%8F%E4%B9%8B%E7%A6%BB%E5%8E%BB" text:style-name="Internet_20_link" text:visited-style-name="Visited_20_Internet_20_Link">
https://www.rfi.fr/cn/%E8%BF%90%E5%8A%A8%E5%A4%A9%E5%9C%B0/20230528-%E7%BA%B3%E8%BE%BE%E5%B0%94%E9%80%80%E4%BC%91%E8%84%9A%E6%AD%A5%E5%B7%B2%E8%BF%91-%E4%B9%94%E7%A7%91%E7%BB%B4%E5%A5%87-%E9%83%A8%E5%88%86%E7%9A%84%E6%88%91%E5%B0%86%E9%9A%8F%E4%B9%8B%E7%A6%BB%E5%8E%BB</text:a>
</text:p>
      <!--NEWS-->
      <text:h text:style-name="P10" text:outline-level="1">
<text:span text:style-name="T4">
Dutch environmentalists protested that more than a thousand people were arrested for subsidized the fossil fuel industry</text:span>
</text:h>
      <text:p text:style-name="P4">
Author: 联合早报 (Person)</text:p>
      <text:p text:style-name="P4">
Publisher: 联合早报 (Organization)</text:p>
      <text:p text:style-name="P4">
Published Time: 2023-05-28T07:02</text:p>
      <text:p text:style-name="P4">
Modified Time: 2023-05-28T09:45</text:p>
      <text:p text:style-name="P4">
Description: A large -scale climate change demonstration broke out on Saturday (May 27), and the police then arrested more than 1,500 protesters. Agence France -Presse reported that in order to protest the government's deterioration of climate problems, it continued to subsidize the fossil fuel industry, about 7,000 demonstrators on Saturday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荷兰', '气候变化', '抗议示威', '化石燃料', '抗议', '示威', '能源']</text:p>
      <!--METADATA-->
      <text:p text:style-name="P4">
A large -scale climate change demonstration broke out on Saturday (May 27), and the police then arrested more than 1,500 protesters.</text:p>
      <text:p text:style-name="P4">
Agence France -Presse reported that in order to protest the government's deterioration of climate problems, it continued to subsidize the fossil fuel industry. About 7,000 demonstrators organized large -scale protests in the Hague, Netherlands on Saturday, which caused a city main road to be blocked and more than a thousand people were arrested. Essence</text:p>
      <text:p text:style-name="P4">
The Dutch police said they dispatched the water cannon drive to drive a protesters who tried to block a major road and arrested 1579 people, of which 40 were prosecuted for "deliberate destruction". It is reported that a protesters bitten a police officer when they refused to be arrested.</text:p>
      <text:p text:style-name="P4">
<draw:frame draw:style-name="fr1" draw:name="Image63" text:anchor-type="as-char" svg:width="6.9236in" svg:height="4.615733in" draw:z-index="0">
<draw:image xlink:href="../Images/zaobao world/2023-05-28T07-02/000000.png" xlink:type="simple" xlink:show="embed" xlink:actuate="onLoad" draw:mime-type="image/png"/>
</draw:frame>
The Dutch town violence police dispatched water cannons to drive the demonstrators. (Agence France -Presse)</text:p>
      <text:p text:style-name="P4">
This is the largest arrest of the Dutch authorities so far. Police pointed out that before the water cannon and formally arrested, they had repeatedly "provided the protesters to end the operation and leave."</text:p>
      <text:p text:style-name="P4">
The demonstration was initiated by the "Extinction of the Extinction". This is the seventh time they have held demonstrations on the same high -speed section since the recent period.</text:p>
      <text:p text:style-name="P4">
Some protesters also expected that the authorities would dispose of water cannons in advance, even wearing a swimsuit or an umbrella, sitting on the road opposite the highway to hold a higher banner and slogan to protest.</text:p>
      <text:p text:style-name="P4">
"We will stay here until they drag us away. She said:" Climate change is a crisis that is happening. We know the reason, but our government is still right (fossils (fossils The fuel industry) subsidies need to be stopped. "Kavis was arrested.</text:p>
      <text:p text:style-name="P4">
News Source: <text:a xlink:type="simple" xlink:href="https://www.zaobao.com.sg/realtime/world/story20230528-1398883" text:style-name="Internet_20_link" text:visited-style-name="Visited_20_Internet_20_Link">
https://www.zaobao.com.sg/realtime/world/story20230528-1398883</text:a>
</text:p>
      <!--NEWS-->
      <text:h text:style-name="P10" text:outline-level="1">
<text:span text:style-name="T4">
Afghanistan, Iran, to fight for water rights, border conflict, 2 deaths</text:span>
</text:h>
      <text:p text:style-name="P4">
Publisher: 法新社</text:p>
      <text:p text:style-name="P4">
Published Time: 2023-05-28T07:02:08+00:00</text:p>
      <text:p text:style-name="P4">
Modified Time: 2023-05-28T06:50:03+00:00</text:p>
      <text:p text:style-name="P4">
Description: (AFP, Kabul, 27th) At the time of the Taliban regime in Afghanistan and Iran, the Taliban authorities said that the two troops broke out on the border today and caused the two to be kil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28T07-02-08-00-00/000000.png" xlink:type="simple" xlink:show="embed" xlink:actuate="onLoad" draw:mime-type="image/png"/>
</draw:frame>
The Iranian police also confirmed the incident, but did not provide details of casualties. Iran's Mehr reported that an Iranian border police was killed.</text:p>
      <text:p text:style-name="P4">
Both sides accused each other of shooting first.</text:p>
      <text:p text:style-name="P4">
Although Tehran and Kabul have diplomatic relations, Iran does not recognize the Taliban government in Afghanistan. Recently, the two countries have been tense due to water rights disputes.</text:p>
      <text:p text:style-name="P4">
Iran asked Afghanistan to respect its "water rights" last week and accused the upstream dam intercepting, which caused the water volume to flow into Hamun Lake. This lake was located on the common border between the two countries.</text:p>
      <text:p text:style-name="P4">
Afghanistan has reduced the amount of river water on climate factor.</text:p>
      <text:p text:style-name="P4">
The Helmand River originated from the mountainous area of Haymande Province, central Afghanistan, and flows into Hamon Lake on the border between the two countries more than 1,000 kilometers.</text:p>
      <text:p text:style-name="P4">
Iran insists that Iran's water quota is a legitimate agreement reached by the two parties in 1973 and asked Taliban leaders to abide by the agreement. Last week, Iran said that the Tehran authorities "reserved" took action to solve the right to dispute.</text:p>
      <text:p text:style-name="P4">
When Iranian President Ebrahim Raisi inspected the drought of Sistan-Baluchistan in the southeast on the 18th of this month, he said, "I warn Afghanistan that he should immediately give Hittano Balurachi Provincial people's water rights. "(Translator: Ji Jinling)</text:p>
      <text:p text:style-name="P4">
News Source: <text:a xlink:type="simple" xlink:href="https://www.rfi.fr/cn/%E7%A7%91%E5%AD%A6%E6%96%B0%E7%9F%A5/20230528-%E9%98%BF%E5%AF%8C%E6%B1%97%E4%BC%8A%E6%9C%97%E4%BA%89%E6%B0%B4%E6%9D%83-%E8%BE%B9%E5%A2%83%E7%88%86%E5%86%B2%E7%AA%81%E9%85%BF2%E6%AD%BB" text:style-name="Internet_20_link" text:visited-style-name="Visited_20_Internet_20_Link">
https://www.rfi.fr/cn/%E7%A7%91%E5%AD%A6%E6%96%B0%E7%9F%A5/20230528-%E9%98%BF%E5%AF%8C%E6%B1%97%E4%BC%8A%E6%9C%97%E4%BA%89%E6%B0%B4%E6%9D%83-%E8%BE%B9%E5%A2%83%E7%88%86%E5%86%B2%E7%AA%81%E9%85%BF2%E6%AD%BB</text:a>
</text:p>
      <!--NEWS-->
      <text:h text:style-name="P10" text:outline-level="1">
<text:span text:style-name="T4">
Brainpiece interface: FDA is the first human test of Neuralink for the green light</text:span>
</text:h>
      <text:p text:style-name="P4">
Author: None (Language: zh)</text:p>
      <text:p text:style-name="P4">
Publisher: None</text:p>
      <text:p text:style-name="P4">
Time: 2023-05-28T07:12:00Z</text:p>
      <text:p text:style-name="P4">
Description: Musk's "Neuralink" said that the US Food and Drug Administration had turned on a green light for its first clinical trials of the human body. The company established in 2016 has been repeatedly investigated at the US federal level.</text:p>
      <text:p text:style-name="P4">
Videos: []</text:p>
      <text:p text:style-name="P4">
Images: []</text:p>
      <text:p text:style-name="P4">
Subject: 科技环境</text:p>
      <text:p text:style-name="P4">
Subjects: ['马斯克', '脑机接口', 'FDA', '植入', '芯片', '健康', '伦理', '调查', 'Neuralink']</text:p>
      <text:p text:style-name="P4">
Keywords: ['意见反馈']</text:p>
      <text:p text:style-name="P4">
Id: 65746594</text:p>
      <!--METADATA-->
      <text:p text:style-name="P4">
<text:a xlink:type="simple" xlink:href="https://www.dw.com/zh/overlay/image/article/65746594/64747919" text:style-name="Internet_20_link" text:visited-style-name="Visited_20_Internet_20_Link">
 </text:a>
Some critics warn that the human brain is implanted into the brain interface equipment that will make freedom and democracy in danger.</text:p>
      <text:p text:style-name="P4">
(Voice of Germany Chinese) Neuralink ("Brain Machine Interface") of Elonmusk's neural technology startup said on May 25 that the US Food and Drug Administration (FDA) has opened a green light for its first human clinical test This is a milestone incident. Before that, the application was difficult to get approval.</text:p>
      <text:p text:style-name="P4">
Neuralink said in a tweet that FDA's first "represents an important first step, and one day our technology will help many people."</text:p>
      <text:p text:style-name="P4">
The company did not explain the goals of this research in detail, but just said that it had not started recruiting, and soon there would be more details.</text:p>
      <text:p text:style-name="P4">
<text:a xlink:type="simple" xlink:href="https://www.dw.com/zh/zh/马斯克的大脑植入设备真能读取你的思想吗/a-65262642" text:style-name="Internet_20_link" text:visited-style-name="Visited_20_Internet_20_Link">
Musk envision to treat a series of diseases through brain implant</text:a>
Including obesity, autism, depression, and schizophrenia, we also hope to achieve web browsing and mental minds. At the end of last year, he said that he was very confident in the safety of these equipment and was willing to implant them into his children and became a hot spot for public opinion.</text:p>
      <text:p text:style-name="P4">
According to Reuters's predecessor and current employee quoted Neurink, since 2019, Musk has predicted that Neuralink will begin human test at least four occasions. But in fact, the company only began to seek FDA approval in early 2022. FDA originally rejected its application.</text:p>
      <text:p text:style-name="P4">
According to the employee of Neuralink, the FDA pointed out to the company at the time that several problems that needed to be solved before the human body test were required. In the case, the challenge faces the equipment safely.</text:p>
      <text:h text:style-name="P12" text:outline-level="3">
<text:span text:style-name="T4">
The mystery of the human brain!</text:span>
</text:h>
      <text:p text:style-name="P4">
Founded in 2016, Neuralink has faced federal investigations many times. In May of this year, the US Congress urged regulators to investigate and supervise whether the company's animal test teams had poor and hasty experiments. At the same time, the Federal Ministry of Jiaotong investigated separately whether Neuralink illegally transported the risk -based diseases on the chip taken from the monkey's brain without taking appropriate control measures. Neuralink is also investigating by the Office of the US Department of Agriculture's Supervisor's Office because it may have a behavior that violates the well -being of the animal.</text:p>
      <text:p text:style-name="P4">
At present, Neuralink has not responded to Reuters' comment requests on these surveys.</text:p>
      <text:p text:style-name="P4">
In addition to Neuralink, some companies are also studying the topic of brain interface. In July last year, Synchron, founder of Microsoft's founder Gates and Amazon founder Bezos, announced that it became the first company to implant chip into the American patient brain.</text:p>
      <text:p text:style-name="P4">
(Reuters, Agence France -Presse)</text:p>
      <text:p text:style-name="P4">
News Source: <text:a xlink:type="simple" xlink:href="https://www.dw.com/zh/脑机接口-fda为neuralink首次人体试验开绿灯/a-65746594" text:style-name="Internet_20_link" text:visited-style-name="Visited_20_Internet_20_Link">
https://www.dw.com/zh/脑机接口-fda为neuralink首次人体试验开绿灯/a-65746594?maca=chi-rss-chi-all-1127-rdf</text:a>
</text:p>
      <!--NEWS-->
      <text:h text:style-name="P10" text:outline-level="1">
<text:span text:style-name="T4">
Filter in social media: beautiful price</text:span>
</text:h>
      <text:p text:style-name="P4">
Author: None (Language: zh)</text:p>
      <text:p text:style-name="P4">
Publisher: None</text:p>
      <text:p text:style-name="P4">
Time: 2023-05-28T07:13:00Z</text:p>
      <text:p text:style-name="P4">
Description: Big -lip skin with big eyes -Social media filters can turn people into supermodels in an instant. However, psychologists point out the problem behind.</text:p>
      <text:p text:style-name="P4">
Videos: []</text:p>
      <text:p text:style-name="P4">
Images: []</text:p>
      <text:p text:style-name="P4">
Subject: 文化经纬</text:p>
      <text:p text:style-name="P4">
Subjects: []</text:p>
      <text:p text:style-name="P4">
Keywords: ['全球媒体论坛', '明镜周刊']</text:p>
      <text:p text:style-name="P4">
Id: 65706055</text:p>
      <!--METADATA-->
      <text:p text:style-name="P4">
<text:a xlink:type="simple" xlink:href="https://www.dw.com/zh/overlay/image/article/65706055/65662938" text:style-name="Internet_20_link" text:visited-style-name="Visited_20_Internet_20_Link">
 </text:a>
The "selfie" shared on social media has become a global cultural phenomenon(Voice of Germany) acne, spots, pores-everyone's appearance is flawed. This is a normal thing in the world, but on social networks, these so-called flaws have disappeared, almost everyone is There are broken skin, perfect hairstyle, white glowing teeth.</text:p>
      <text:p text:style-name="P4">
These are the credit of the filter. The facial filter market has flourished in recent years, and the function of the filter itself has become more and more powerful. From a slight correction, such as making the skin more smooth, the eyebrows are more dense, it is possible to create a brand new face.</text:p>
      <text:h text:style-name="P12" text:outline-level="3">
<text:span text:style-name="T4">
artificial intelligence to create artificial beauty</text:span>
</text:h>
      <text:p text:style-name="P4">
Israel's Lightricks' application "Facetune" has been downloaded more than 200 million times; Taiwan's playful makeup(YouCam Makeup)The downloads of "Beautyplus" with Singapore have exceeded 100 million times. Only photos can be beautified a few years ago. Today, the face of the people in the video can also be repaired without leaving flaws.</text:p>
      <text:p text:style-name="P4">
Filter repair allows everyone to have an ideal face</text:p>
      <text:p text:style-name="P4">
In early March, two new filters on Tiktok caused a lot of sensation. With the help of artificial intelligence, the "Teenage Look" filter makes people look younger; "Bold Glamour" filter makes everyone have an ideal face-full lips, brighter eyes, and slender nose bridge , The skin is cleaner.</text:p>
      <text:p text:style-name="P4">
All these are pursuing a unified aesthetic: black skin is lighter, white skin becomes rosy, and big nose becomes delicate. Katjagany, a lecturer at the University of Frankfurt Golita, criticized that although these technologies are brand new, "there must be problems with aesthetic taste, and many old Chen concepts are condensed in filters."</text:p>
      <text:h text:style-name="P12" text:outline-level="3">
<text:span text:style-name="T4">
depression and self -perception deviation</text:span>
</text:h>
      <text:p text:style-name="P4">
And this will cause serious consequences of user psychology. According to a study at the British Christian Youth Conference, two -thirds of young people feel the pressure of appearance standards on social networks. A survey by British Youth Organization GirlGuiding shows that about one -third of the 11 to 21 -year -old girls will not post their unrefined photos. German Youtube anchor Silvicarlsson believes that "this is a game with the devil" and publicly shows the position against beauty filters. "When we appear in public with the filter, we will receive love and like. We feel that we are accepted and dopamine burst. However, once we walk to the crowd, there is no filter, with acne and stains on our faces. What would happen with dark circles? "She said," Social media has trained us to show a perfect self to the outside world, which will destroy us. "</text:p>
      <text:p text:style-name="P4">
The disease caused even a special name: selfie deformity phobia or face value phobia. The more the selfies under the filter become the norm, the more the self -esteem of many people is affected. According to the Jama Facialplastic Surgery of Scientific Magazine, it can no longer achieve depression that can no longer achieve the ideal face value.</text:p>
      <text:h text:style-name="P12" text:outline-level="3">
<text:span text:style-name="T4">
Discussion on national supervision</text:span>
</text:h>
      <text:p text:style-name="P4">
In order to control this phenomenon, some countries are trying to resist through the law. In Norway and Israel, the photos processed by the filter must be marked if they are used for social network advertisements. A draft law in France has made similar regulations on photos and videos. If Internet celebrities are illegal, it will face a fine of 300,000 euros or a six -month imprisonment. Britain is also discussing such regulations.</text:p>
      <text:p text:style-name="P4">
Internet celebrity marketing is full of Chinese network platforms</text:p>
      <text:p text:style-name="P4">
Germany has no such legal provisions so far. Last year, Servi Karson launched a petition activity to change this situation. The German Minister of Gender Equality and Women's Issues also appealed last year that advertising and social networks should be marked with filter pictures and videos. However, there is still no bill on the federal level.</text:p>
      <text:h text:style-name="P12" text:outline-level="3">
<text:span text:style-name="T4">
How much does the net red make money?</text:span>
</text:h>
      <text:p text:style-name="P4">
Gangcker, a lecturer at the University of Frankfurt, agreed with such supervision, but also pointed out that this should only be applied to the business field and cannot be used for selfies in the private sector because it will be a review. She believes that they need to educate children and young people early to strengthen their skills to deal with media. "We live in a capitalist society, and it effectively makes people feel that we must optimize ourselves and must consume certain products or services, such as <text:a xlink:type="simple" xlink:href="https://www.dw.com/zh/zh/疫情宅在家不如做医美/a-56226365" text:style-name="Internet_20_link" text:visited-style-name="Visited_20_Internet_20_Link">
Medical Beauty</text:a>
,Plastic surgery. All operations depend on a sense of dissatisfaction to stimulate consumption. "Golder believes that people need to think about how to grasp the scale when dealing with these images as users.</text:p>
      <text:p text:style-name="P4">
News Source: <text:a xlink:type="simple" xlink:href="https://www.dw.com/zh/社媒上的滤镜：美丽的代价/a-65706055" text:style-name="Internet_20_link" text:visited-style-name="Visited_20_Internet_20_Link">
https://www.dw.com/zh/社媒上的滤镜：美丽的代价/a-65706055?maca=chi-rss-chi-all-1127-rdf</text:a>
</text:p>
      <!--NEWS-->
      <text:h text:style-name="P10" text:outline-level="1">
<text:span text:style-name="T4">
Analysis: After the ban is banned, Beijing's counter -time space is limited</text:span>
</text:h>
      <text:p text:style-name="P4">
Author: None (Language: zh)</text:p>
      <text:p text:style-name="P4">
Publisher: None</text:p>
      <text:p text:style-name="P4">
Time: 2023-05-28T07:14:00Z</text:p>
      <text:p text:style-name="P4">
Description: Beijing prohibits key information infrastructure to use Meicuang products to counter the United States' further tightening of Chinese chip exports. Analysis believes that this may be a new means used in future geopolitical disputes. But China must also realize the impact of such countermeasures on the country's economy.</text:p>
      <text:p text:style-name="P4">
Videos: []</text:p>
      <text:p text:style-name="P4">
Images: []</text:p>
      <text:p text:style-name="P4">
Subject: 经济纵横</text:p>
      <text:p text:style-name="P4">
Subjects: ['德中关系', '岛屿主权争端', '专题报道：全景观看“习马会”', '中国', '中共十九大', '中美关系']</text:p>
      <text:p text:style-name="P4">
Keywords: ['美光', '芯片', '中国', '中美', '长江存储']</text:p>
      <text:p text:style-name="P4">
Id: 65735679</text:p>
      <!--METADATA-->
      <text:p text:style-name="P4">
<text:a xlink:type="simple" xlink:href="https://www.dw.com/zh/overlay/image/article/65735679/65224835" text:style-name="Internet_20_link" text:visited-style-name="Visited_20_Internet_20_Link">
 </text:a>
(Voice of Germany) <text:a xlink:type="simple" xlink:href="https://www.dw.com/zh/zh/中國封殺美光-美反對無事實根據的限制/a-65693360" text:style-name="Internet_20_link" text:visited-style-name="Visited_20_Internet_20_Link">
China Network Information Office recently announced that operators of key domestic information infrastructure should stop purchasing Micron's products</text:a>
Essence According to the online information office, "<text:a xlink:type="simple" xlink:href="https://www.dw.com/zh/zh/中國突擊美企上海辦公室-掀外商憂慮/a-65447816" text:style-name="Internet_20_link" text:visited-style-name="Visited_20_Internet_20_Link">
Meiguang Company Products</text:a>
There are hidden dangers of serious network security issues, causing major security risks to the supply chain of key information infrastructure in my country and affecting my country's national security. "</text:p>
      <text:p text:style-name="P4">
Washington expressed serious concerns. The announcement of Beijing's announcement was on the occasion of the G7 summit to urge Beijing to end the "economic coercion".</text:p>
      <text:p text:style-name="P4">
Garyng, a senior economist of French Foreign Trade Bank (Natixis) specializing in global chip trade, told AFN that this response from China is of iconic significance. He said that since the United States has tightened the export restrictions on China in 2021, China has conducted network security censorship on a foreign company for the first time, and the scope of review is rare <text:a xlink:type="simple" xlink:href="https://www.dw.com/zh/zh/反制美國北京以國安為由審查美晶片商/a-65224796" text:style-name="Internet_20_link" text:visited-style-name="Visited_20_Internet_20_Link">
expanded to national security concerns</text:a>
Essence He said that when he encountered other geopolitical affairs in the future, "if the regulatory authorities use this as a means of revenge, I will not be surprised."</text:p>
      <text:p text:style-name="P4">
Georgetown University's scholar Emilyweinstein, a scholar who studies US -China technology confrontation, said that the definition of "key information infrastructure" is very extensive, from online government services to national defense and medical and water conservancy. "Technically, it can refer to any areas that meet this condition," she said. "China has always established protectionist barriers for national security", including the mandatory technology transfer agreement, requiring the company to store all data locally, and to require foreign entities to establish a joint venture with local partners in some fields.</text:p>
      <text:h text:style-name="P12" text:outline-level="3">
<text:span text:style-name="T4">
"Political Speaking"</text:span>
</text:h>
      <text:p text:style-name="P4">
In March last year, China began investigating Micron. In the past five months, the United States announced that it took great restrictions to block Beijing's software for high -end chips, chip production equipment, and design semiconductor software.</text:p>
      <text:p text:style-name="P4">
Paultriolo, a Chinese technical expert from Olbati-Shiqiao Consulting, said: "This is obviously Beijing thinks Washington supports Micron and the United States semiconductor industry, and Teru said that Micron became a target of targeting The object is to make a political statement. He said that China ’s cyber security censorship of domestic enterprises such as taxis was concentrated in data, rather than expanding into the category of national security.</text:p>
      <text:p text:style-name="P4">
Washington has previously included Chinese chip manufacturers including Micron's competitors in Yangtze River.</text:p>
      <text:p text:style-name="P4">
The G7 summit statement states that it will "risk risks instead of decoupling." At the same time, Washington put pressure on the allies to unanimously restrict the export of chip equipment for China.</text:p>
      <text:p text:style-name="P4">
Gary NG, a senior economist, said: "The strong statement of the G7 may also add a fire."</text:p>
      <text:h text:style-name="P12" text:outline-level="3">
<text:span text:style-name="T4">
Without Taiwan's semiconductor production, what should I do in the world?</text:span>
</text:h>
      <text:h text:style-name="P12" text:outline-level="3">
<text:span text:style-name="T4">
"Beijing intends to turn to Korean supplier"</text:span>
</text:h>
      <text:p text:style-name="P4">
However, when Beijing implements such countermeasures, it is necessary to pay attention to the impact on the economy of the country.</text:p>
      <text:p text:style-name="P4">
Analysis believes that Micron, one of the largest storage chip manufacturers in the United States, can easily become targets, because its semiconductor can be replaced by South Korea's SK Hynix and Samsung.</text:p>
      <text:p text:style-name="P4">
However, it is much more rare to restrict other American companies such as Intel or Qualcomm, because these technologies are used for consumer products such as smartphones and shipped overseas after manufacturing in China.</text:p>
      <text:p text:style-name="P4">
Zhuang Jiaying, the National University of Singapore, told Bloomberg: "U.S. companies such as Micron are limited, this position may be a signal, that is, in confrontation with the United States, Beijing is willing to bear some pain. The cost. "</text:p>
      <text:p text:style-name="P4">
The Toby ZHU of Censtan Consulting told Agence France -Presse that the ban will particularly impact the companies that provide cloud services or data centers, because the hardware they use requires high -end storage chips. He said <text:a xlink:type="simple" xlink:href="https://www.dw.com/zh/zh/中美半導體大戰封殺美光韓企得利/a-65705950" text:style-name="Internet_20_link" text:visited-style-name="Visited_20_Internet_20_Link">
Micron's consumer products can "be replaced by South Korea or domestic storage chips. </text:a>
Expert Teru also said that the abacus played by Beijing is to turn to South Korean suppliers.</text:p>
      <text:p text:style-name="P4">
However, last month, <text:a xlink:type="simple" xlink:href="https://www.dw.com/zh/zh/北京恐禁美光芯片-媒體美籲韓勿填補缺口/a-65414199" text:style-name="Internet_20_link" text:visited-style-name="Visited_20_Internet_20_Link">
White House required Korean chip manufacturers not to increase exports to China to fill the vacancy caused by the United States</text:a>
Essence</text:p>
      <text:p text:style-name="P4">
At the request of Washington, the Netherlands and Japan have announced restrictions on chip exports.</text:p>
      <text:p text:style-name="P4">
The chief economist Gary Ng said: "China has always been very cautious and does not make excessive revenge ... Because Beijing cannot quickly expand its domestic capacity to make up for any lack."</text:p>
      <text:h text:style-name="P12" text:outline-level="3">
<text:span text:style-name="T4">
Take you into the German "Saxon Silicon Valley"</text:span>
</text:h>
      <text:p text:style-name="P4">
(Agence France -Presse)</text:p>
      <text:p text:style-name="P4">
News Source: <text:a xlink:type="simple" xlink:href="https://www.dw.com/zh/分析：封禁美光后-北京反制空间有限/a-65735679" text:style-name="Internet_20_link" text:visited-style-name="Visited_20_Internet_20_Link">
https://www.dw.com/zh/分析：封禁美光后-北京反制空间有限/a-65735679?maca=chi-rss-chi-all-1127-rdf</text:a>
</text:p>
      <!--NEWS-->
      <text:h text:style-name="P10" text:outline-level="1">
<text:span text:style-name="T4">
The Prime Minister of the Indian presence of the Capitol Hosted the Ceremony</text:span>
</text:h>
      <text:p text:style-name="P4">
Publisher: 法新社</text:p>
      <text:p text:style-name="P4">
Published Time: 2023-05-28T07:32:08+00:00</text:p>
      <text:p text:style-name="P4">
Modified Time: 2023-05-28T07:20:03+00:00</text:p>
      <text:p text:style-name="P4">
Description: (Agence France -Presse New Delhi, 28th) Indian Prime Minister Narendra Modi will be held for the grand New Parliament. Will resist the activ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5-28T07-32-08-00-00/000000.png" xlink:type="simple" xlink:show="embed" xlink:actuate="onLoad" draw:mime-type="image/png"/>
</draw:frame>
Modi labeled "My ParliamentMypride" last night as a label and said in Twitter: "Our New Parliament Building is India's democratic lighthouse, which reflects the country's rich heritage, and the desire to be full of vitality in the future ","</text:p>
      <text:p text:style-name="P4">
To commemorate the opening of the new building, Modi will also issue a special coin of RUPEE.</text:p>
      <text:p text:style-name="P4">
However, many opposition parties have stated that they will resist. They said that Draupadi Murmu, the President of Modi, and Indian President, is a "major insult."</text:p>
      <text:p text:style-name="P4">
Some politicians also questioned the date of the completion of the ceremony, because today is just the birthday of Hindu's nationalist theory VINAYAK DAMODARSAVARKAR, and he is the murderer of Mahatma Gandhi, India. tutor.</text:p>
      <text:p text:style-name="P4">
News Source: <text:a xlink:type="simple" xlink:href="https://www.rfi.fr/cn/%E5%9B%BD%E9%99%85%E6%8A%A5%E9%81%93/20230528-%E5%8D%B0%E6%80%BB%E7%90%86%E4%B8%BA%E5%9B%BD%E4%BC%9A%E5%A4%A7%E6%A5%BC%E4%B8%BB%E6%8C%81%E8%90%BD%E6%88%90%E5%85%B8%E7%A4%BC" text:style-name="Internet_20_link" text:visited-style-name="Visited_20_Internet_20_Link">
https://www.rfi.fr/cn/%E5%9B%BD%E9%99%85%E6%8A%A5%E9%81%93/20230528-%E5%8D%B0%E6%80%BB%E7%90%86%E4%B8%BA%E5%9B%BD%E4%BC%9A%E5%A4%A7%E6%A5%BC%E4%B8%BB%E6%8C%81%E8%90%BD%E6%88%90%E5%85%B8%E7%A4%BC</text:a>
</text:p>
      <!--NEWS-->
      <text:h text:style-name="P10" text:outline-level="1">
<text:span text:style-name="T4">
Ukrain</text:span>
</text:h>
      <text:p text:style-name="P4">
Author: 联合早报 (Person)</text:p>
      <text:p text:style-name="P4">
Publisher: 联合早报 (Organization)</text:p>
      <text:p text:style-name="P4">
Published Time: 2023-05-28T07:36</text:p>
      <text:p text:style-name="P4">
Modified Time: 2023-05-28T07:39</text:p>
      <text:p text:style-name="P4">
Description: According to the latest news released by Ukrainian officials, the Russian army has temporarily slowed down its crackdown on Bakhmut, Wudongzhong Town, so as to reorganize and enhance combat effectiveness to the troops, saying that counterattack operations or began in "one week". Reuters reports that HANNA ... Hanna ... ...</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According to the latest news released by Ukrainian officials, the Russian army has temporarily slowed down its crackdown on Bakhmut, Wudongzhong Town, so as to reorganize and enhance combat effectiveness to the troops, saying that counterattack operations or began in "one week".</text:p>
      <text:p text:style-name="P4">
Reuters reported that the Vice Minister of Wuda's Ministry of Defense, Hannamalia, issued a post on Saturday (May 27) on the instant communication platform Telegram that the Russian army continued to attack, but the overall offensive operation has decreased.</text:p>
      <text:p text:style-name="P4">
She said: "There is no positive battle on Friday (26th) and Saturday, whether in the city or in the wing (the Ukraine station) ... the Russian troops are shelling the suburbs and the road to Bachomut."</text:p>
      <text:p text:style-name="P4">
Maria believes that the Russian army's slowdown is to "replace and re -gather troops" to strengthen combat effectiveness.</text:p>
      <text:p text:style-name="P4">
Russia last Saturday (20th) <text:a xlink:type="simple" xlink:href="https://www.zaobao.com/realtime/world/story20230521-1396677" text:style-name="Internet_20_link" text:visited-style-name="Visited_20_Internet_20_Link">
announced that it has completely captured Bach Murut</text:a>
，乌克兰则坚称巴赫穆特并未失守，乌军仍在侧翼推进，依然控制着部分地区。</text:p>
      <text:p text:style-name="P4">
有关乌军计划发起的反攻行动，乌国家安全和国防委员会秘书达尼洛夫(OleksiyDanilov)星期六向英媒透露，反攻行动或在“星期天(28日)、下星期一(29日)或一周内”开始。</text:p>
      <text:p text:style-name="P4">
另据总统顾问波多利亚克(Mykhailo Podolyak)的说法，乌军已开始展开破坏俄军供应线或炸毁仓库等初步行动。</text:p>
      <text:p text:style-name="P4">
On May 26, a medical facility Dnipro in central Ukraine was hit by a missile facilities, causing at least two people to die and dozens of people injured. (Agence France -Presse)</text:p>
      <text:p text:style-name="P4">
Vyacheslavgladkov, governor of Belgorod, southern Russia, said that he was attacking the Ukraine when he tried to enter the town of Shebekino on Saturday; the town was about 7 kilometers from the Ukraine border.</text:p>
      <text:p text:style-name="P4">
"I couldn't even come out of the car, I couldn't get out of the car, and the shell exploded on the neighboring street ... This week, the Russian soldier launched a cross -border attack on the Wuxi border."</text:p>
      <text:p text:style-name="P4">
News Source: <text:a xlink:type="simple" xlink:href="https://www.zaobao.com.sg/realtime/world/story20230528-1398884" text:style-name="Internet_20_link" text:visited-style-name="Visited_20_Internet_20_Link">
https://www.zaobao.com.sg/realtime/world/story20230528-1398884</text:a>
</text:p>
      <!--NEWS-->
      <text:h text:style-name="P10" text:outline-level="1">
<text:span text:style-name="T4">
Scholars: Iraq high dependence on the oil economy may enter the intensive care unit</text:span>
</text:h>
      <text:p text:style-name="P4">
Publisher: 法新社</text:p>
      <text:p text:style-name="P4">
Published Time: 2023-05-28T08:02:07+00:00</text:p>
      <text:p text:style-name="P4">
Modified Time: 2023-05-28T07:35:03+00:00</text:p>
      <text:p text:style-name="P4">
Description: （法新社巴格达28日电） 全世界正努力面对化石燃料对气候的影响，贸易高度仰赖石油的伊拉克，如果不能实现多元化，经济恐有进入「加护病房」的风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28T08-02-07-00-00/000000.png" xlink:type="simple" xlink:show="embed" xlink:actuate="onLoad" draw:mime-type="image/png"/>
</draw:frame>
</text:p>
      <text:p text:style-name="P4">
伊拉克以目前速度生产原油，它庞大的石油储备还可再用1个世纪，但随着世界努力摆脱对碳氢化合物的依赖，伊拉克调适的速度一直很慢。</text:p>
      <text:p text:style-name="P4">
多年来，能源业一直面临减少温室气体排放的呼声，目标是将全球升温幅度控制在摄氏1.5度以内。</text:p>
      <text:p text:style-name="P4">
七大工业国集团(G7)━英国、加拿大、法国、德国、义大利、日本和美国，今年4月承诺「加速」从化石燃料中「退出」，目标是「最迟」到2050年实现碳中和。</text:p>
      <text:p text:style-name="P4">
但随着伊拉克从多年严重冲突和政治动荡中恢复，石油销售占伊拉克预算总收入的90%，形成严重的过度依赖问题。</text:p>
      <text:p text:style-name="P4">
政治学家艾查维(Ammar al-Azzawi)表示，「目前整个伊拉克经济都依赖石油与石油价格」，「如果油价暴跌，我们的经济将走进加护病房。」</text:p>
      <text:p text:style-name="P4">
艾查维建议的补救措施是在世界转向替代能源之前，发展伊拉克工业、农业和旅游业。</text:p>
      <text:p text:style-name="P4">
欧盟今年3月已表示2035年将完全禁止销售内燃机引擎新车，届时新车将不允许排放任何二氧化碳。</text:p>
      <text:p text:style-name="P4">
总部位于纽约的洛克斐勒基金会(Rockefeller Foundation)气候中心主任沙法(Ali al-Saffar)说，全球正努力投入能源转型，但并未达到专家期望的速度和规模。</text:p>
      <text:p text:style-name="P4">
伊拉克4200万人民长期为干旱还有频繁的沙尘暴所苦，民众已见证这些温室气体排放的结果。</text:p>
      <text:p text:style-name="P4">
联合国认为伊拉克这个大部分干旱的国家，可说是世界上受气候变迁影响最严重的5个国家之一。</text:p>
      <text:p text:style-name="P4">
News Source: <text:a xlink:type="simple" xlink:href="https://www.rfi.fr/cn/%E5%9B%BD%E9%99%85%E6%8A%A5%E9%81%93/20230528-%E5%AD%A6%E8%80%85-%E4%BC%8A%E6%8B%89%E5%85%8B%E9%AB%98%E5%BA%A6%E4%BE%9D%E8%B5%96%E7%9F%B3%E6%B2%B9-%E7%BB%8F%E6%B5%8E%E6%81%90%E8%BF%9B%E5%8A%A0%E6%8A%A4%E7%97%85%E6%88%BF" text:style-name="Internet_20_link" text:visited-style-name="Visited_20_Internet_20_Link">
https://www.rfi.fr/cn/%E5%9B%BD%E9%99%85%E6%8A%A5%E9%81%93/20230528-%E5%AD%A6%E8%80%85-%E4%BC%8A%E6%8B%89%E5%85%8B%E9%AB%98%E5%BA%A6%E4%BE%9D%E8%B5%96%E7%9F%B3%E6%B2%B9-%E7%BB%8F%E6%B5%8E%E6%81%90%E8%BF%9B%E5%8A%A0%E6%8A%A4%E7%97%85%E6%88%BF</text:a>
</text:p>
      <!--NEWS-->
      <text:h text:style-name="P10" text:outline-level="1">
<text:span text:style-name="T4">
White helps Seltik's killing the Heat forced out of the seventh game of the Eastern Finals</text:span>
</text:h>
      <text:p text:style-name="P4">
Publisher: 法新社</text:p>
      <text:p text:style-name="P4">
Published Time: 2023-05-28T08:02:08+00:00</text:p>
      <text:p text:style-name="P4">
Modified Time: 2023-05-28T07:50:03+00:00</text:p>
      <text:p text:style-name="P4">
Description: (Agence France -Presse Miami, 27th) NBA Celtic's White in the game was less than 1 second today, and made a goal under the basket to allow the team to kill the Heat 104 to 103 and force the Eastern Championship. Enter the 7th g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28T08-02-08-00-00/000000.png" xlink:type="simple" xlink:show="embed" xlink:actuate="onLoad" draw:mime-type="image/png"/>
</draw:frame>
The US Vocational Basketball NBA East Championship, Miami Heat 3 to 0 after 3 games in the first 3 games, 3-0 after the play, Boston Seltik won 2 consecutive victories in the fourth and fifth games. The Heat played the 6th at home today. Before the battle, he led Seltik in 3-2 in the 7th game and 4 wins and 4 wins series.</text:p>
      <text:p text:style-name="P4">
After the game started, the two sides were constantly entangled. At the time of 20:20, Robert Williams III scored two goals in a row. In the case of 10 points and 9 points in Jaylen Brown and Tartam, the first quarter led the Heat 34-29.</text:p>
      <text:p text:style-name="P4">
After Tatm's starting layup in the second quarter, Celtic reached a double digit for the first time with 52-41. Lead 57 to 53.</text:p>
      <text:p text:style-name="P4">
The overall shooting rate of Seltik in the first half of the first half, which is better than 30 % of the Heat, is the key to getting the lead; The main reason for the gap.</text:p>
      <text:p text:style-name="P4">
After the start of the second half, the Heat went to the Gabe Vincent layup, and he chased the gap between only two points behind. At this time, Seltik scored by Marcus Smart, and Alhorford slam dunk again. Pull the score open and lead 13 points in the "3 -point" of Williams III and Brown. When the Heat was 11 minutes behind, he leaned to Kylelowry to get 4 points in a row, but Seltik finished 3 consecutive quarters and maintained a leading leader with 79-72.</text:p>
      <text:p text:style-name="P4">
In the last quarter, after Duncan Robinson soared into a three -pointer and Jimmybutler made up the basket, the Heat played a strong start of the top 11 to 3, once advanced 83 to 82, and Celtic returned a wave of 8 to 8 to 8 to 0 offensive, led by 90 to 83.</text:p>
      <text:p text:style-name="P4">
The Heat See Star Bartler has a poor hand in the first three quarters today. He hit only 2 goals in 15 times and only scored 9 points. In Verse 4, he returned to 15 points, and the three penalties of 3 seconds before the end of the end made the Heat lead 1 point. He had the opportunity to make the Heat successfully "close" at home and break into the championship. But during the reading stage, Smart's three -point line went out. Derrickwhite rushed to make the ball in front of the gun, helping Seltik to kill the heat.</text:p>
      <text:p text:style-name="P4">
In the history of the NBA season, there has never been a team that can never be reversed and promoted in the case of 0 to 3, but after 3 consecutive defeats, Seltik can hold the pressure to win 3 games to equalize the game. If the seventh game of the 7th game of Taiwan time on the 30th, if he can win again, it will be able to write a new historical page.</text:p>
      <text:p text:style-name="P4">
Tatm's Tartum was 31 points in the game and scored 11 rebounds. Brown also performed 26 points and 10 rebounds, and Smart injected 21 points for the team.</text:p>
      <text:p text:style-name="P4">
The Heat includes 5 people first, 6 people scored two digits in the team, Bartler scored 24 points and 11 rebounds. Caleb Martin contributed 21 points and 15 rebounds. , The 13 rebounds of the double ten results, all 3 people have double ten performances.</text:p>
      <text:p text:style-name="P4">
News Source: <text:a xlink:type="simple" xlink:href="https://www.rfi.fr/cn/%E8%BF%90%E5%8A%A8%E5%A4%A9%E5%9C%B0/20230528-%E6%80%80%E7%89%B9%E5%8A%A9%E5%A1%9E%E5%B0%94%E8%92%82%E5%85%8B%E7%BB%9D%E6%9D%80%E7%83%AD%E7%81%AB-%E9%80%BC%E5%87%BA%E4%B8%9C%E5%8C%BA%E5%86%B3%E8%B5%9B%E7%AC%AC7%E6%88%98" text:style-name="Internet_20_link" text:visited-style-name="Visited_20_Internet_20_Link">
https://www.rfi.fr/cn/%E8%BF%90%E5%8A%A8%E5%A4%A9%E5%9C%B0/20230528-%E6%80%80%E7%89%B9%E5%8A%A9%E5%A1%9E%E5%B0%94%E8%92%82%E5%85%8B%E7%BB%9D%E6%9D%80%E7%83%AD%E7%81%AB-%E9%80%BC%E5%87%BA%E4%B8%9C%E5%8C%BA%E5%86%B3%E8%B5%9B%E7%AC%AC7%E6%88%98</text:a>
</text:p>
      <!--NEWS-->
      <text:h text:style-name="P10" text:outline-level="1">
<text:span text:style-name="T4">
After the cabin door starts the accident, South AirAsia will suspend the seat near the escape door</text:span>
</text:h>
      <text:p text:style-name="P4">
Publisher: 法新社</text:p>
      <text:p text:style-name="P4">
Published Time: 2023-05-28T08:32:08+00:00</text:p>
      <text:p text:style-name="P4">
Modified Time: 2023-05-28T08:05:02+00:00</text:p>
      <text:p text:style-name="P4">
Description: (Agence France -Presse, Seoul, 28th) South Korea and South Korea and Asian Airlines (Asiana Airlines) said today that the company has stopped selling some seats near the escape door after an incident in the air opening the door on the 26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28T08-32-08-00-00/000000.png" xlink:type="simple" xlink:show="embed" xlink:actuate="onLoad" draw:mime-type="image/png"/>
</draw:frame>
On the 26th, the man took the Korean Asian Airlines flight from Jeju to Daegu Oz8124 on the 26th. When he was ready to land at Daegu Airport at about 12.45 noon, he suddenly opened the door. At that time, the plane was about 200 meters away from the ground. The aircraft finally fell on the airport runway at the opening of the cabin.</text:p>
      <text:p text:style-name="P4">
The aircraft landed safely, but many people were hospitalized without major damage or damage.</text:p>
      <text:p text:style-name="P4">
Han Airlines told AFP that starting today, 31A and 26A seats on 14 A321-200 aircraft will no longer be sold.</text:p>
      <text:p text:style-name="P4">
"As a security prevention measure, even if the flight is full, this measure will be applicable."</text:p>
      <text:p text:style-name="P4">
The man was detained by the Daqiu authorities for alleged violations of the Aviation Security Law. If he is convicted, he will face a maximum 10 -year imprisonment. (Translator: Zheng Shiyun/Calculate: Chen Zhengyi)</text:p>
      <text:p text:style-name="P4">
News Source: <text:a xlink:type="simple" xlink:href="https://www.rfi.fr/cn/%E5%9B%BD%E9%99%85%E6%8A%A5%E9%81%93/20230528-%E6%9C%BA%E8%88%B1%E9%97%A8%E5%BC%80%E5%90%AF%E6%84%8F%E5%A4%96%E5%90%8E-%E9%9F%A9%E4%BA%9A%E8%88%AA%E5%B0%86%E5%81%9C%E5%8D%96%E9%80%83%E7%94%9F%E9%97%A8%E9%99%84%E8%BF%91%E5%BA%A7%E4%BD%8D" text:style-name="Internet_20_link" text:visited-style-name="Visited_20_Internet_20_Link">
https://www.rfi.fr/cn/%E5%9B%BD%E9%99%85%E6%8A%A5%E9%81%93/20230528-%E6%9C%BA%E8%88%B1%E9%97%A8%E5%BC%80%E5%90%AF%E6%84%8F%E5%A4%96%E5%90%8E-%E9%9F%A9%E4%BA%9A%E8%88%AA%E5%B0%86%E5%81%9C%E5%8D%96%E9%80%83%E7%94%9F%E9%97%A8%E9%99%84%E8%BF%91%E5%BA%A7%E4%BD%8D</text:a>
</text:p>
      <!--NEWS-->
      <text:h text:style-name="P10" text:outline-level="1">
<text:span text:style-name="T4">
Crisis crisis of US debt default: Can Biden reached a preliminary agreement with the Republican Party to pass the level?</text:span>
</text:h>
      <text:p text:style-name="P4">
Author: https://www.facebook.com/bbcworldservice/</text:p>
      <text:p text:style-name="P4">
Publisher: BBC News 中文</text:p>
      <text:p text:style-name="P4">
Published Time: 2023-05-28T08:37:47.000Z</text:p>
      <text:p text:style-name="P4">
Modified Time: 2023-05-28T08:37:47.000Z</text:p>
      <text:p text:style-name="P4">
Description: After several weeks of fierce negotiations, the White House and Republican Party finally agreed to increase the upper limit of US Treasury bonds. However, this agreement still requires the approval of Congress.</text:p>
      <text:p text:style-name="P4">
Images: ["<text:a xlink:type="simple" xlink:href="https://ichef.bbci.co.uk/news/640/cpsprodpb/0C89/production/_129890230_0ccb4097535e127765b701e471ae75d5ca3ce71e0_65_1536_8641000x563.jpg" text:style-name="Internet_20_link" text:visited-style-name="Visited_20_Internet_20_Link">
_129890230_0c...</text:a>
"]</text:p>
      <text:p text:style-name="P4">
Videos: []</text:p>
      <text:p text:style-name="P4">
Tags: ['通货膨胀', '政治', '美国', '股票市场', '货币市场', '经济']</text:p>
      <text:p text:style-name="P4">
Type: Article</text:p>
      <!--METADATA-->
      <text:h text:style-name="P12" text:outline-level="3">
<text:span text:style-name="T4">
US debt default crisis: Bayon reached a preliminary agreement with the Republican Party to vote for a pass?</text:span>
</text:h>
      <text:p text:style-name="P4">
8:37 am on May 28, 2023![] <text:a xlink:type="simple" xlink:href="Images/BBC Chinese/2023-05-28T08-37-47.000Z/_129890230_0ccb4097535e127765b701e471ae75d5ca3ce71e0_65_1536_8641000x563.jpg" text:style-name="Internet_20_link" text:visited-style-name="Visited_20_Internet_20_Link">
</text:a>
Image source, reuters</text:p>
      <text:p text:style-name="P4">
Image adding text,</text:p>
      <text:p text:style-name="P4">
Biden and McCarthy</text:p>
      <text:p text:style-name="P4">
<text:span text:style-name="T4">
 After several weeks of fierce negotiations, the White House and Republican Party finally agreed to increase the upper limit of US Treasury bonds. People who are concerned about the US economic crisis worldwide can be relieved. However, this agreement still needs to be approved by Congress. </text:span>
</text:p>
      <text:p text:style-name="P4">
President Joe Biden said the agreement was "compromise", and the Republican House Speaker Kevin McCarthy said that the agreement "historically cut in expenditure."</text:p>
      <text:p text:style-name="P4">
The U.S. Treasury has previously warned that without reaching an agreement, the United States will not be able to pay bills on June 5. If this happens, it will subvert the US economy and severely damage the global market.</text:p>
      <text:p text:style-name="P4">
<text:a xlink:type="simple" xlink:href="https://www.bbc.com/zhongwen/simp/business-65480676" text:style-name="Internet_20_link" text:visited-style-name="Visited_20_Internet_20_Link">
The Federal Reserve ’s tenth consecutive interest rate hikes are expected to be approaching the end of this round of interest rate hikes</text:a>
<text:span text:style-name="T5">
 <text:a xlink:type="simple" xlink:href="https://www.bbc.com/zhongwen/simp/business-61317578" text:style-name="Internet_20_link" text:visited-style-name="Visited_20_Internet_20_Link">
Debt trap or the power of revival? The huge Chinese investment in the eyes of European countries</text:a>
</text:span>
 <text:a xlink:type="simple" xlink:href="https://www.bbc.com/zhongwen/simp/business-64939324" text:style-name="Internet_20_link" text:visited-style-name="Visited_20_Internet_20_Link">
Silicon Valley bank failure crisis: Will it cause global financial turmoil</text:a>
* <text:a xlink:type="simple" xlink:href="https://www.bbc.com/zhongwen/simp/business-48688573" text:style-name="Internet_20_link" text:visited-style-name="Visited_20_Internet_20_Link">
The possibility of selling US bonds for two consecutive months, the possibility of "weapon" US bonds</text:a>
With a $ 24 trillion US debt market, it is the world's largest debt market and the main source of financing for the US government. From mortgage interest rates to the world's most powerful US dollar currency, U.S. debt is indispensable for financial entries. According to US media reports, due to the reputation of the US government, U.S. debt is sometimes equivalent to cash. In the face of the US debt default crisis, the global financial industry has tightened nerves.</text:p>
      <text:p text:style-name="P4">
Image source, getty images</text:p>
      <text:p text:style-name="P4">
Image adding text,</text:p>
      <text:p text:style-name="P4">
With a $ 24 trillion US debt market, it is the world's largest debt market and the main source of financing for the US government. From mortgage interest rates to the world's most powerful US dollar currency, U.S. debt is indispensable for financial entries.</text:p>
      <text:h text:style-name="P12" text:outline-level="3">
<text:span text:style-name="T4">
Preliminary agreement reached</text:span>
</text:h>
      <text:p text:style-name="P4">
The background of this negotiation is that the United States must borrow money to fund the government at the moment because expenditure exceeds taxes. However, Republicans have been seeking expenditures in the fields of education and other social welfare plans to exchange for the upper limit of national debt of US $ 31.4 trillion (about 25 trillion pounds), which limits how much debt can accumulate the US government.</text:p>
      <text:p text:style-name="P4">
Republican senior officials said that unless the government reduces expenses in the next few years, they will not increase the upper limit of government bonds, and the Democratic Party has proposed to raise some taxes to respond.</text:p>
      <text:p text:style-name="P4">
The specific details of the new agreement have not been officially announced. However, according to the BBC understanding, non -national defense expenses will basically remain unchanged within two years. For example, the medical insurance plan "Medicaid" will not have a major budget increase or decrease. However, government plans to provide low -income or non -income citizen food purchase assistance are unclear.</text:p>
      <text:p text:style-name="P4">
Image source, getty images</text:p>
      <text:p text:style-name="P4">
Image adding text,</text:p>
      <text:p text:style-name="P4">
Behind this crisis is a fundamental ideological difference between the two major political parties in the United States.</text:p>
      <text:p text:style-name="P4">
On Saturday (May 27th) local time on Saturday (May 27th), McCarthy said he and Biden had a phone call twice that day. He said: "After several weeks of negotiations, we reached an agreement in principle. We still have a lot of work to do, but I believe this is a principle agreement that is valuable to the American people."</text:p>
      <text:p text:style-name="P4">
The problem of debt limit highlighted a fundamental difference between the two major major parties in the United States. The Republican Party is suspicious of government expenditure, because for them, increasing government bonds are a proof of government out of control.</text:p>
      <text:p text:style-name="P4">
McCarthy also said that it is planned to draft the bill on Sunday (28th) on Sunday (28th), and then vote on parliament on Wednesday. He said he would talk to Biden again later that day. Biden said in a statement: "This agreement represents a compromise, which means that not everyone can get what they want. This is the responsibility of government governance." He also said: "This agreement is right for this agreement. The American people are good news because it prevents the occurrence of catastrophic defaults, avoiding economic recession, severe damage to retirement accounts, and loss of millions of jobs. "</text:p>
      <text:h text:style-name="P12" text:outline-level="3">
<text:span text:style-name="T4">
What is the debt crisis?</text:span>
</text:h>
      <text:p text:style-name="P4">
Facing the crisis, Biden and McCarthy held a budget negotiation last week. If the U.S. Congress cannot reach an agreement on raising the so -called debt upper limit, the United States may breach contracts on debt issues, causing global financial confusion.</text:p>
      <text:p text:style-name="P4">
So how does the United States fall into this situation?</text:p>
      <text:p text:style-name="P4">
The upper limit of debt, also known as debtlimit, is a law that limits the total amount of the US government's borrowing to pay for its expenses. This includes the cost of paying federal employees, military, social security and medical insurance (Medicare), as well as interest and tax refund of taxes and taxes.</text:p>
      <text:p text:style-name="P4">
The U.S. Congress will vote or suspend debt upper limit every time, so as to further borrow.</text:p>
      <text:p text:style-name="P4">
The current upper limit is about $ 31.4 trillion. The limit was broken in January this year, but the U.S. Treasury Department adopted a "very means" to provide more cash to the government when determining countermeasures. Under normal circumstances, Congress is just a routine procedure according to financial needs. However, this time the two major parties of Congress seemed to be unable to agree.</text:p>
      <text:p text:style-name="P4">
US Finance Minister Ye Lun warned that if more money can be borrowed, the United States will not be able to meet all financial obligations before June 1.</text:p>
      <text:h text:style-name="P12" text:outline-level="3">
<text:span text:style-name="T4">
What are the consequences of default debt?</text:span>
</text:h>
      <text:p text:style-name="P4">
There has never been a debt default in American history, so we cannot fully predict what consequences will be. But it is certain that this will cause major damage to the economy. Because the U.S. government will no longer pay the salary of federal and military personnel, and millions of social security checks that US retirees rely on will stop issuing. Companies and charity relying on government funds will also face danger.</text:p>
      <text:p text:style-name="P4">
In addition, if the US government stops paying debt interest, this will also cause the country to be in default.</text:p>
      <text:p text:style-name="P4">
Image source, getty images</text:p>
      <text:p text:style-name="P4">
Image adding text,</text:p>
      <text:p text:style-name="P4">
Some people urged Biden to quote the 14th amendment of the Constitution and bypass Congress.</text:p>
      <text:p text:style-name="P4">
Moody'sanalytics predicts that if the breach of contract occurs, in the case of long -term stalemate, the US stock price will fall by nearly 5 minutes, and the economy will shrink by more than 4%, resulting in loss of more than 7 million jobs. Essence</text:p>
      <text:p text:style-name="P4">
In the long run, if investors start to think that US debt has risks, they will ask the United States to pay higher borrowing interest. Due to the influence of government loan activities at the general level of interest rates, this impact will spread to the national economy, which will increase the cost of lending in houses or cars when buying houses or cars.</text:p>
      <text:p text:style-name="P4">
Indeed, there are still differences between Americans who can pay priority to paying interest to avoid debt defaults. However, in the case of retirees and others failed to get payment, if the government prioritizes the commitment to the US debt holder (including financial institutions, retirement funds, and foreign investors), this is considered to be difficult to politically. Sales for the options that Americans accept.</text:p>
      <text:h text:style-name="P12" text:outline-level="3">
<text:span text:style-name="T4">
President's use of the 14th amendment to the Constitution?</text:span>
</text:h>
      <text:p text:style-name="P4">
In the absence of an agreement, someone had urged Biden to quote the 14th amendment to the Constitution before, bypassing Congress. The amendment stipulates: "The validity of the public debt of the United States of America ... cannot be questioned."</text:p>
      <text:p text:style-name="P4">
This clause was passed after the American civil war, which aims to ensure that at that time, the southern slave state in the United States paid the war debt accumulated in the northern state, and ensured that the government did not need to pay compensation to the slave holders and others in the south.</text:p>
      <text:p text:style-name="P4">
Biden previously said that this clause was considering using this clause. However, many comments say that the use of this clause to challenge the upper limit of debt can almost cause a legal dispute. Moreover, this method is limited in the current crisis.</text:p>
      <text:p text:style-name="P4">
Ye Lun's previous speech faded down the possibility, and she said that any move trying to quote the clause will trigger a constitutional crisis.</text:p>
      <text:h text:style-name="P12" text:outline-level="3">
<text:span text:style-name="T4">
negotiation plan</text:span>
</text:h>
      <text:p text:style-name="P4">
In April this year, the Republican Party proposed an agreement to suspend debt limit with a amount of $ 1.5 trillion. As exchanges, they will maintain the expenditure level of key American institutions in the next fiscal year as in 2022, and will be limited to 1 % per year in the next 10 years, which will save $ 4.8 trillion.</text:p>
      <text:p text:style-name="P4">
However, the Republican Party's proposal will abolish the key priority expenditures in the governance of the Biden government, such as student loans and electric vehicle tax incentives. The White House said that the Republican agreement forced "the burden of tax reduction of the most borne by the middle class and the labor -class family." They believe that the Republican agreement has no chance to be able to legislate.</text:p>
      <text:h text:style-name="P12" text:outline-level="3">
<text:span text:style-name="T4">
How to reach the agreement?</text:span>
</text:h>
      <text:p text:style-name="P4">
Many analysts predict that "short -term extension" allows Congress to have more time to negotiate to reach an agreement. In 2011, the last time the United States was considered to face the risk of serious breach of contract, the negotiations had been dragged until the last moment, and it was not until a few hours before the deadline that the compromise agreement was reached. The agreement at the time included cutting 900 billion US dollars in expenditure in the next 10 years.</text:p>
      <text:p text:style-name="P4">
However, even delay can produce negative consequences. In 2011, a similar ride caused US credit rating to reduce, and the stock market plummeted. It is estimated that the public will pay at least $ 1.3 billion in higher loan costs that year alone.</text:p>
      <text:h text:style-name="P12" text:outline-level="3">
<text:span text:style-name="T4">
The ideological differences behind the crisis</text:span>
</text:h>
      <text:p text:style-name="P4">
In fact, behind this crisis highlighted a fundamental differences between the two major American parties.</text:p>
      <text:p text:style-name="P4">
The Republican Party is skeptical of the Democratic government's expenditure. For them, increasing government bonds are evidence of government out of control.</text:p>
      <text:p text:style-name="P4">
Although for the Republican Party, it is relatively new to use the strategy of restricting the upper limit of debt, but many Republicans believe that this is necessary. Because they believe that the current debt handling methods of the United States will eventually lead to the destruction of the US economy and society.</text:p>
      <text:p text:style-name="P4">
The Democratic Party believes that the government's policy of raising debts is a positive means, which is a policy that improves Americans' lives and corrects historical errors. They believe that it is necessary to increase the debt limit when necessary to maintain government operations.</text:p>
      <text:p text:style-name="P4">
From the perspective of Democrats, Treasury bonds only provide funds for the legislative plans that have been discussed and approved.</text:p>
      <text:p text:style-name="P4">
During the presidential period of Trump, the debate on the upper limit of debt has decreased. The US Congress raised the debt limit three times and did not conduct major debate. But after Biden took office, this problem has attracted attention.</text:p>
      <text:p text:style-name="P4">
News Source: <text:a xlink:type="simple" xlink:href="https://www.bbc.com/zhongwen/simp/world-65737428" text:style-name="Internet_20_link" text:visited-style-name="Visited_20_Internet_20_Link">
https://www.bbc.com/zhongwen/simp/world-65737428</text:a>
</text:p>
      <!--NEWS-->
      <text:h text:style-name="P10" text:outline-level="1">
<text:span text:style-name="T4">
Egypt announced that the two largest mummy workshops were discovered</text:span>
</text:h>
      <text:p text:style-name="P4">
Author: 联合早报 (Person)</text:p>
      <text:p text:style-name="P4">
Publisher: 联合早报 (Organization)</text:p>
      <text:p text:style-name="P4">
Published Time: 2023-05-28T08:38</text:p>
      <text:p text:style-name="P4">
Modified Time: 2023-05-28T09:12</text:p>
      <text:p text:style-name="P4">
Description: Egyptian archeologists recently found two largest mummy workshops and two ancient tombs in the ancient tomb group of Saqqara, southern Cairo. Xinhua News Agency reported that the Minister of Tourism and Cultural Relics Isa on Saturday (May 27) excavated the scene of the ancient Sagara tomb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埃及', '木乃伊']</text:p>
      <!--METADATA-->
      <text:p text:style-name="P4">
Egyptian archeologists recently found two largest mummy workshops and two ancient tombs in the ancient tomb group of Saqqara, southern Cairo.</text:p>
      <text:p text:style-name="P4">
Xinhua News Agency reported that the Minister of Tourism and Cultural Relics Isa on Saturday (May 27) said at a press conference held at the ancient Sagara tomb group that in addition to the mummy workshop, archaeologists also found that two of them belonged to ancient times, respectively. Ancient tomb of the new Kingdom of Egypt and the old kingdom.</text:p>
      <text:p text:style-name="P4">
Leading the excavation work was the Secretary -General of the Egyptian Cultural Relics Commission, Wakili.</text:p>
      <text:p text:style-name="P4">
<draw:frame draw:style-name="fr1" draw:name="Image78" text:anchor-type="as-char" svg:width="6.9236in" svg:height="4.615733in" draw:z-index="0">
<draw:image xlink:href="../Images/zaobao world/2023-05-28T08-38/000000.png" xlink:type="simple" xlink:show="embed" xlink:actuate="onLoad" draw:mime-type="image/png"/>
</draw:frame>
Egyptian archeologists and officials took photos with coffin that just unearthed from the tomb. (Reuters)</text:p>
      <text:p text:style-name="P4">
Vizili said that these two mummy workshops can be traced back to the 30th dynasty of ancient Egypt (380 BC to 343 BC) and the Ptolemy dynasty (305 BC to 30 BC). The "largest and most complete" mummy workshop discovered by Egypt. A workshop is used to make human mummy, and the other is used to make animal mummy.</text:p>
      <text:p text:style-name="P4">
It is understood that both workshops are rectangular buildings with multiple rooms. Some rooms are equipped with stone beds used to make mummy, and pots, tools and ritual utensils are placed next to the stone bed.</text:p>
      <text:p text:style-name="P4">
<draw:frame draw:style-name="fr1" draw:name="Image79" text:anchor-type="as-char" svg:width="6.9236in" svg:height="4.615733in" draw:z-index="0">
<draw:image xlink:href="../Images/zaobao world/2023-05-28T08-38/000001.png" xlink:type="simple" xlink:show="embed" xlink:actuate="onLoad" draw:mime-type="image/png"/>
</draw:frame>
In addition to the two largest and most complete mummy workshops, Egyptian archeologists are also digging the statues excavated from the other two ancient tombs. (Agence France -Presse)</text:p>
      <text:p text:style-name="P4">
The Egyptian authorities also discovered two newly discovered ancient Egyptian tombs, as well as coffin and funerals unearthed from the tombs.</text:p>
      <text:p text:style-name="P4">
Vizili said that a tomb belongs to the fifth dynasty of ancient Egypt, which is 3400 years ago, and the other is the eighteenth dynasty of 2400 years. The tomb owners are ancient Egyptian priests. In addition, the tomb is close to the mummy workshop. The walls of the tomb are exquisite murals and reliefs. The publicly displayed mummy coffin is bright in color, with complex patterns and ancient Egyptian pictographs.</text:p>
      <text:p text:style-name="P4">
The Sagaya area is the core site of ancient Egyptian civilization. Many Pharaoh pyramids and many noble cemeteries are located here, including the oldest stepped pyramids.</text:p>
      <text:p text:style-name="P4">
News Source: <text:a xlink:type="simple" xlink:href="https://www.zaobao.com.sg/realtime/world/story20230528-1398890" text:style-name="Internet_20_link" text:visited-style-name="Visited_20_Internet_20_Link">
https://www.zaobao.com.sg/realtime/world/story20230528-1398890</text:a>
</text:p>
      <!--NEWS-->
      <text:h text:style-name="P10" text:outline-level="1">
<text:span text:style-name="T4">
Biden and McCarthy reached a principled agreement to avoid debt defaults</text:span>
</text:h>
      <text:p text:style-name="P4">
Author: 联合早报 (Person)</text:p>
      <text:p text:style-name="P4">
Publisher: 联合早报 (Organization)</text:p>
      <text:p text:style-name="P4">
Published Time: 2023-05-28T08:57</text:p>
      <text:p text:style-name="P4">
Modified Time: 2023-05-28T13:13</text:p>
      <text:p text:style-name="P4">
Description: U.S. President Biden and the Speaker of the House of Representatives McCarthy have reached a debt limit agreement to end the long -term negotiation deadlock. Comprehensive US media reported on Sunday (May 28) that the negotiative representatives of the White House and Republicans of the House of Representatives have reached an agreement in principle to avoid debt defaults. It is expected that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U.S. President Biden and the Speaker of the House of Representatives McCarthy have reached a debt limit agreement to end the long -term negotiation deadlock.</text:p>
      <text:p text:style-name="P4">
Comprehensive US media reported on Sunday (May 28) that the negotiating representatives of the White House and Republicans of the House of Representatives have reached an agreement in principle to avoid debt defaults. It is expected that the relevant agreement text will soon submit the relevant agreement to the National Association to vote.</text:p>
      <text:p text:style-name="P4">
Before the agreement was reached, Biden and McCarthy held a 90 -minute call meeting on Saturday (27th). Afterwards, McCarthy tweeted: "I just had a phone call with the president not long ago. After a few months of waste of time and refusing to negotiate, we reached an agreement worthy of the trust of the American people in principle."</text:p>
      <text:p text:style-name="P4">
McCarthy said. "We still have a lot of work tonight." It is expected to formulate legislative texts on Sunday. Congress members will get relevant agreement text on the same day, and the House of Representatives will vote on May 31.</text:p>
      <text:p text:style-name="P4">
Biden issued a statement saying that this was an important step forward, representing the compromise between the two sides. The negotiation team of the two parties will complete the legislative text discussion on Sunday and submit it to the two houses of the United States Congress.</text:p>
      <text:p text:style-name="P4">
According to sources, after several weeks of difficult negotiations, the two parties have agreed to suspend the debt limit for two years, and reached a two -year funding agreement that will keep non -defense expenditure at the current level.</text:p>
      <text:p text:style-name="P4">
According to the agreement, the upper limit of debt will be suspended until January 2025, and the next US election will be over. Some people who understand the framework say that the debt limit will take effect on January 1, but some experts believe that the exact date may depend on the text of the bill.</text:p>
      <text:p text:style-name="P4">
The U.S. government has been eclipsed for a long time, and bonds are used to issue bonds. As of October last year, US debt has accumulated to $ 31 trillion (about S $ 4.168 trillion), and will soon touch the debt of US $ 3.1.4 trillion. Get funds for daily operations.</text:p>
      <text:p text:style-name="P4">
The U.S. Treasury has previously warned that if Congress does not increase or suspend the upper limit of debt, the federal government's cash will be exhausted early in early June and trigger debt defaults.</text:p>
      <text:p text:style-name="P4">
News Source: <text:a xlink:type="simple" xlink:href="https://www.zaobao.com.sg/realtime/world/story20230528-1398892" text:style-name="Internet_20_link" text:visited-style-name="Visited_20_Internet_20_Link">
https://www.zaobao.com.sg/realtime/world/story20230528-1398892</text:a>
</text:p>
      <!--NEWS-->
      <text:h text:style-name="P10" text:outline-level="1">
<text:span text:style-name="T4">
The local election of Spain affects the political power of the election at the end of the year</text:span>
</text:h>
      <text:p text:style-name="P4">
Publisher: 法新社</text:p>
      <text:p text:style-name="P4">
Published Time: 2023-05-28T09:32:08+00:00</text:p>
      <text:p text:style-name="P4">
Modified Time: 2023-05-28T09:05:02+00:00</text:p>
      <text:p text:style-name="P4">
Description: (Agence France -Presse Madrid, 28th) Spain will hold local and regional elections today. This will be the indicator of the election at the end of the year. At present, the polls show that the leftist Prime Minister Sanjes will be defeated by the time, and it also indicates that the right will retur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5-28T09-32-08-00-00/000000.png" xlink:type="simple" xlink:show="embed" xlink:actuate="onLoad" draw:mime-type="image/png"/>
</draw:frame>
This election has a big relationship with Pedro Sanchez. His "SocialistParty" and the "Podemos" in the "Podemos" are in power to govern Spain's fourth largest economy.</text:p>
      <text:p text:style-name="P4">
Voters will vote to select the heads of 8,131 towns across the country. At the same time, they will also select leaders and parliaments in 12 regions in 17 regions in Spain, of which 10 are currently in charge of the Social Labor Party.</text:p>
      <text:p text:style-name="P4">
The voting starts at 9 am and ends at 8 pm. About 35.5 million voters are qualified to vote in local elections, and 18.3 million voters are qualified to vote in regional elections.</text:p>
      <text:p text:style-name="P4">
Spain will not release export polls, and the preliminary voting results will be announced around 10 pm.</text:p>
      <text:p text:style-name="P4">
Global Political Risk Consultation Organization Eurasia Group Analyst Federicosanti said this week that if the left votes are "beyond expectations and try to maintain control of most regional governments. This will indicate the competition of the national elections in the country. It will be very fierce and indicate that the left school will have the opportunity to continue governing. "</text:p>
      <text:p text:style-name="P4">
Santy said that if the polls that will be turned to the right during the prediction election are correct, then the regional level victory will be the leader of the opposition party of the Right Popular Party, Albertonunez Feijoo, to win the need for the end of the election at the end of the year. "Power".</text:p>
      <text:p text:style-name="P4">
It can be seen from today's elections that Sanjes, the main government since 2018, has been in several disadvantages.</text:p>
      <text:p text:style-name="P4">
He faces voters tired of his left government and has soared in inflation -although the inflation rate in Spain is lower than other EU countries -and the decline in purchasing power caused by it.</text:p>
      <text:p text:style-name="P4">
The repeated crisis shakes his left -handed alliance, and he has always been difficult to curb the impact of these crises. (Translator: Lin Yifeng/Calculating Draft: Lin Zhiping)</text:p>
      <text:p text:style-name="P4">
News Source: <text:a xlink:type="simple" xlink:href="https://www.rfi.fr/cn/%E5%9B%BD%E9%99%85%E6%8A%A5%E9%81%93/20230528-%E8%A5%BF%E7%8F%AD%E7%89%99%E5%9C%B0%E6%96%B9%E9%80%89%E4%B8%BE%E7%89%B5%E5%8A%A8%E5%B9%B4%E5%BA%95%E5%A4%A7%E9%80%89-%E6%80%BB%E7%90%86%E9%9D%A2%E4%B8%B4%E6%94%BF%E6%9D%83%E4%BF%9D%E5%8D%AB%E6%88%98" text:style-name="Internet_20_link" text:visited-style-name="Visited_20_Internet_20_Link">
https://www.rfi.fr/cn/%E5%9B%BD%E9%99%85%E6%8A%A5%E9%81%93/20230528-%E8%A5%BF%E7%8F%AD%E7%89%99%E5%9C%B0%E6%96%B9%E9%80%89%E4%B8%BE%E7%89%B5%E5%8A%A8%E5%B9%B4%E5%BA%95%E5%A4%A7%E9%80%89-%E6%80%BB%E7%90%86%E9%9D%A2%E4%B8%B4%E6%94%BF%E6%9D%83%E4%BF%9D%E5%8D%AB%E6%88%98</text:a>
</text:p>
      <!--NEWS-->
      <text:h text:style-name="P10" text:outline-level="1">
<text:span text:style-name="T4">
John Chrisdov Bach: Emperor E -tune prelude and Fuge song</text:span>
</text:h>
      <text:p text:style-name="P4">
Author: None (Language: zh)</text:p>
      <text:p text:style-name="P4">
Publisher: None</text:p>
      <text:p text:style-name="P4">
Time: 2023-05-28T10:20:00Z</text:p>
      <text:p text:style-name="P4">
Description: John Chrisdorp Bach, the elder brother of the big composer John Sebastian Bach, is a organist. Some of his works have also been circulated, such as reducing the E -tune prelude and Fuge.</text:p>
      <text:p text:style-name="P4">
Videos: []</text:p>
      <text:p text:style-name="P4">
Images: []</text:p>
      <text:p text:style-name="P4">
Subject: 文化经纬</text:p>
      <text:p text:style-name="P4">
Subjects: ['贝多芬音乐节', '古典音乐风']</text:p>
      <text:p text:style-name="P4">
Keywords: ['音乐', '古典音乐', '管风琴']</text:p>
      <text:p text:style-name="P4">
Id: 65758236</text:p>
      <!--METADATA-->
      <text:p text:style-name="P4">
<text:a xlink:type="simple" xlink:href="https://www.dw.com/zh/overlay/image/article/65758236/56650099" text:style-name="Internet_20_link" text:visited-style-name="Visited_20_Internet_20_Link">
 </text:a>
Today we will introduce you to another important composer of the Bach family: John Sebastian Bach's brother, John Chrisdov Bach.</text:p>
      <text:p text:style-name="P4">
John Christopy was born in Elford in June 1671. At the age of 15, he began to follow the composer and the organist John Pachurberg to learn the wind piano. In 1690, he became a church in the town of Oldruoff.</text:p>
      <text:p text:style-name="P4">
After the death of his parents in 1694, the two younger brothers -John Jacob, 13 -year -old, and John Sebastian, 9 -year -old, came to the town of Oldruff and followed John Christeov and his family with his family. Life. Christopher taught Sebastian to learn keyboard musical instruments and became his organs enlightenment teacher. The brothers have deep feelings. Later, Sebastian specially created a song and dedicated to his brother.</text:p>
      <text:p text:style-name="P4">
Please listen to John Chrisdov Bach's Creation E -Racited Early Player and Fuge, which is performed by Johnes Lang.</text:p>
      <text:p text:style-name="P4">
<text:span text:style-name="T4">
 Welcome to subscribe to the Voice of Germany "Classical Music Wind" to listen to more excellent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p text:style-name="P4">
News Source: <text:a xlink:type="simple" xlink:href="https://www.dw.com/zh/约翰·克里斯多夫·巴赫：降e大调前奏曲和赋格曲/a-65758236" text:style-name="Internet_20_link" text:visited-style-name="Visited_20_Internet_20_Link">
https://www.dw.com/zh/约翰·克里斯多夫·巴赫：降e大调前奏曲和赋格曲/a-65758236?maca=chi-rss-chi-all-1127-rdf</text:a>
</text:p>
      <!--NEWS-->
      <text:h text:style-name="P10" text:outline-level="1">
<text:span text:style-name="T4">
C919 completes the first commercial flight Boeing Poster Weibo congratulations</text:span>
</text:h>
      <text:p text:style-name="P4">
Author: None (Language: zh)</text:p>
      <text:p text:style-name="P4">
Publisher: None</text:p>
      <text:p text:style-name="P4">
Time: 2023-05-28T10:53:00Z</text:p>
      <text:p text:style-name="P4">
Description: The C919 passenger aircraft manufactured by COMAC completed the first commercial passenger flight on May 28. In the future, normal commercial flights will be implemented on the Shanghai-Chengdu route. Experts point out that because the European and American aviation departments have not issued licenses, the model currently depends on orders from domestic.</text:p>
      <text:p text:style-name="P4">
Videos: []</text:p>
      <text:p text:style-name="P4">
Images: []</text:p>
      <text:p text:style-name="P4">
Subject: 经济纵横</text:p>
      <text:p text:style-name="P4">
Subjects: ['C919', '中国商飞', '民航', '垄断', '国产飞机', '波音', '空客']</text:p>
      <text:p text:style-name="P4">
Keywords: ['意见反馈']</text:p>
      <text:p text:style-name="P4">
Id: 65758412</text:p>
      <!--METADATA-->
      <text:p text:style-name="P4">
<text:a xlink:type="simple" xlink:href="https://www.dw.com/zh/overlay/image/article/65758412/65756487" text:style-name="Internet_20_link" text:visited-style-name="Visited_20_Internet_20_Link">
 </text:a>
C919 takes off from Shanghai Hongqiao Airport for the first time</text:p>
      <text:p text:style-name="P4">
(Voice of Germany in Chinese network) China ’s domestic C919 large passenger aircraft completed the first commercial flight flight task on Sunday. Reuters pointed out that this marks that the country has taken another step in the efforts to reduce foreign dependence.</text:p>
      <text:p text:style-name="P4">
The maximum passenger capacity of the C919 aircraft is 192, and it is a large passenger aircraft manufactured by a state -owned enterprise COMAC. In 2007, the State Council of China approved the official establishment, <text:a xlink:type="simple" xlink:href="https://www.dw.com/zh/zh/中国航空制造业里程碑c919首飞成功/a-38716712" text:style-name="Internet_20_link" text:visited-style-name="Visited_20_Internet_20_Link">
First flight was completed in 2017</text:a>
In 2022, the production license was issued by the Civil Aviation Administration, until the first commercial flight was flying on Sunday. [This model is intended to compete with Airbus's A320NEO and Boeing 737 MAX and other models.(https://www.dw.com/zh/zh/空客波音双头垄断的东方竞争者/a-60458953)Essence</text:p>
      <text:p text:style-name="P4">
At 10:32 am local time on Sunday, China Oriental Airlines used the MU9191 flight to the world's first C919 passenger aircraft to take off from Shanghai Hongqiao Airport, and landed at the Beijing Capital International Airport at the destination at a destination at about 12:30 noon.</text:p>
      <text:p text:style-name="P4">
The plane returns to Shanghai on Sunday and is expected to fly to Chengdu on Monday.</text:p>
      <text:p text:style-name="P4">
C919 passenger aircraft is a domestic large -scale passenger aircraft manufactured by COMAC</text:p>
      <text:p text:style-name="P4">
State -owned Oriental Airlines ordered 5 C919 passenger planes in 2021. In December last year, China Commercial Fly delivered the first passenger plane. China Eastern said that the remaining delivery is expected to be completed within this year.</text:p>
      <text:p text:style-name="P4">
As of the end of 2022, China Shangfei received a total of 1035 points from 32 customers. According to Chinese media reports in January, COMAC plans to increase the annual output of C919 to 150 within five years.</text:p>
      <text:p text:style-name="P4">
Although it is assembled in China, C919 also seriously depends on parts and components provided by Western companies, including General Electric (GE), Safran, and Liebherr.</text:p>
      <text:p text:style-name="P4">
On May 28, the French Embassy in China posted on its official Weibo. Congratulations to the Chinese COMAC C919 to fly Eastern Airlines MU9191's commercial flight, and said that many French and European companies participated in the plans to participate in large Chinese autonomous passenger aircraft plans, and called for appeal to call for it. Openness and cooperation to promote common progress. As a competitor, Boeing also posted on Weibo and "sincere congratulations" to Oriental Airlines and COMAC.</text:p>
      <text:p text:style-name="P4">
C919 Flying for the first time Eastern Airlines MU9191 flight</text:p>
      <text:p text:style-name="P4">
Li Hanming, an independent expert who focused on China's civil aviation industry, told Reuters that most of the C919 orders obtained by Chinese Chamber of Commercial Fei are the letter of intent to order from domestic airlines. A large number of foreign customers include GECAPITAL AVIATION Services, an aircraft leasing company under GM.</text:p>
      <text:p text:style-name="P4">
However, Li Hanming also pointed out that for C919, "the domestic market is large enough."</text:p>
      <text:p text:style-name="P4">
Gregwaldron, editor -in -chief of the Asian Ministry of the Aviation Industry Network Information Platform Flightglobal, pointed out that since the aviation management department in Europe and the United States has not issued licenses to the C919, there are still problems in how to open the international market for this model. Essence</text:p>
      <text:p text:style-name="P4">
"Before obtaining a license, the important international market was closed for C919," he concluded.</text:p>
      <text:p text:style-name="P4">
(Reuters, Xinhua News Agency, etc.)</text:p>
      <text:p text:style-name="P4">
News Source: <text:a xlink:type="simple" xlink:href="https://www.dw.com/zh/c919完成首次商业航班飞行-波音发微博祝贺/a-65758412" text:style-name="Internet_20_link" text:visited-style-name="Visited_20_Internet_20_Link">
https://www.dw.com/zh/c919完成首次商业航班飞行-波音发微博祝贺/a-65758412?maca=chi-rss-chi-all-1127-rdf</text:a>
</text:p>
      <!--NEWS-->
      <text:h text:style-name="P10" text:outline-level="1">
<text:span text:style-name="T4">
Biden and McCarthy reached a preliminary agreement to raise the upper limit of US debt</text:span>
</text:h>
      <text:p text:style-name="P4">
Author: chinese@voanews.com (美国之音)</text:p>
      <text:p text:style-name="P4">
Publisher: 美国之音中文网 (Type: NewsMediaOrganization)</text:p>
      <text:p text:style-name="P4">
Published Time: 2023-05-28T11:00:29+08:00</text:p>
      <text:p text:style-name="P4">
Modified Time: 2023-05-28 03:00:29Z</text:p>
      <text:p text:style-name="P4">
Description: US President Biden and Congress Republican leader McCarthy reached a preliminary agreement on raising the federal government's $ 3.14 trillion debt limit, thereby ending a few months of deadlock.</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biden-mccarthy-have-tentative-us-debt-ceiling-deal-20230527/7112397.html" text:style-name="Internet_20_link" text:visited-style-name="Visited_20_Internet_20_Link">
https://www.voachinese.com/a/biden-mccarthy-have-tentative-us-debt-ceiling-deal-20230527/7112397.html</text:a>
</text:p>
      <!--NEWS-->
      <text:h text:style-name="P10" text:outline-level="1">
<text:span text:style-name="T4">
During the June 4th period, Hong Kong Victoria Garden mourn the candlelight no longer</text:span>
</text:h>
      <text:p text:style-name="P4">
Author: chinese@voanews.com (高锋)</text:p>
      <text:p text:style-name="P4">
Publisher: 美国之音中文网 (Type: NewsMediaOrganization)</text:p>
      <text:p text:style-name="P4">
Published Time: 2023-05-28T11:30:48+08:00</text:p>
      <text:p text:style-name="P4">
Modified Time: 2023-05-28 03:37:00Z</text:p>
      <text:p text:style-name="P4">
Description: This year marks the 34th anniversary of the June 4th incident. A number of pro -government communities in Hong Kong plans to organize activities in Victoria Park in Causeway Bay. On the day of June 4th, the schedule means that Hong Kong will not hold the June 4th Candle Gala for the fourth consecutive year. Prior to the disbanded members of the branch association believed that in the current political environment, no one in Hong Kong will publicly mourn June 4th.</text:p>
      <text:p text:style-name="P4">
Videos: []</text:p>
      <text:p text:style-name="P4">
Images: []</text:p>
      <text:p text:style-name="P4">
Categories: ['中国', '港澳']</text:p>
      <text:p text:style-name="P4">
Type: None</text:p>
      <!--METADATA-->
      <text:p text:style-name="P4">
Nonenone</text:p>
      <text:p text:style-name="P4">
News Source: <text:a xlink:type="simple" xlink:href="https://www.voachinese.com/a/hong-kong-june-4th-vigil-likely-cancelled-for-fourth-year/7112402.html" text:style-name="Internet_20_link" text:visited-style-name="Visited_20_Internet_20_Link">
https://www.voachinese.com/a/hong-kong-june-4th-vigil-likely-cancelled-for-fourth-year/7112402.html</text:a>
</text:p>
      <!--NEWS-->
      <text:h text:style-name="P10" text:outline-level="1">
<text:span text:style-name="T4">
Russia dispatched 54 drones to the most important attack on Kiev to start the war</text:span>
</text:h>
      <text:p text:style-name="P4">
Publisher: 法新社</text:p>
      <text:p text:style-name="P4">
Published Time: 2023-05-28T11:32:08+00:00</text:p>
      <text:p text:style-name="P4">
Modified Time: 2023-05-28T11:05:02+00:00</text:p>
      <text:p text:style-name="P4">
Description: (AFP, Kiev, 28th) Ukrainian military authorities said that Russia has dispatched 54 drones to the capital Kiev and other places from last night to the night of this morning. "UAV attacks, but most of these drones were destroy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5-28T11-32-08-00-00/000000.png" xlink:type="simple" xlink:show="embed" xlink:actuate="onLoad" draw:mime-type="image/png"/>
</draw:frame>
Of the 54 drones launched by Russia, 40 were aimed at Kiev, causing two deaths and three injuries.</text:p>
      <text:p text:style-name="P4">
The Ukrainian Air Force said today on the social media Telegram post: "(Russia) has a total of 54 bomb drones that have launched a record of creating records."</text:p>
      <text:p text:style-name="P4">
The Regional Military Administration said in Telegram: "This is the most major drone attack on the capital since the start of full invasion in February 2022."</text:p>
      <text:p text:style-name="P4">
This time the drone attacked "several waves, and the air strike alert lasted more than 5 hours"!</text:p>
      <text:p text:style-name="P4">
The Regional Military Administration said: "According to the preliminary report, more than 40 Russian drones above Kiev were destroyed by the air defense system."</text:p>
      <text:p text:style-name="P4">
After the drone was destroyed, "some fragments fell on a 7 -storey building in the Golosiivskii area of the capital", causing one death and injury of 1 person.</text:p>
      <text:p text:style-name="P4">
The Regional Military Administration said that a fire occurred in a warehouse area, and the flame rushed to 1,000 meters high, which also injured 1 person.</text:p>
      <text:p text:style-name="P4">
Vitali Klitschko, the mayor of Kiev, said that a 41 -year -old man died and a 35 -year -old woman was injured and hospitalized.</text:p>
      <text:p text:style-name="P4">
The authorities said that this was the 14th time Russia attacked Kiev with drones this month. (Translator: Lin Yifeng/Calculating Draft: Lin Zhiping)</text:p>
      <text:p text:style-name="P4">
News Source: <text:a xlink:type="simple" xlink:href="https://www.rfi.fr/cn/%E5%9B%BD%E9%99%85%E6%8A%A5%E9%81%93/20230528-%E4%BF%84%E7%BD%97%E6%96%AF%E5%87%BA%E5%8A%A854%E6%9E%B6%E6%97%A0%E4%BA%BA%E6%9C%BA-%E5%AF%B9%E5%9F%BA%E8%BE%85%E5%8F%91%E5%8A%A8%E5%BC%80%E6%88%98%E6%9D%A5%E6%9C%80%E9%87%8D%E5%A4%A7%E6%94%BB%E5%87%BB" text:style-name="Internet_20_link" text:visited-style-name="Visited_20_Internet_20_Link">
https://www.rfi.fr/cn/%E5%9B%BD%E9%99%85%E6%8A%A5%E9%81%93/20230528-%E4%BF%84%E7%BD%97%E6%96%AF%E5%87%BA%E5%8A%A854%E6%9E%B6%E6%97%A0%E4%BA%BA%E6%9C%BA-%E5%AF%B9%E5%9F%BA%E8%BE%85%E5%8F%91%E5%8A%A8%E5%BC%80%E6%88%98%E6%9D%A5%E6%9C%80%E9%87%8D%E5%A4%A7%E6%94%BB%E5%87%BB</text:a>
</text:p>
      <!--NEWS-->
      <text:h text:style-name="P10" text:outline-level="1">
<text:span text:style-name="T4">
US Deputy Trade Representative: Cingices for China's tariffs will not depend on the "breakthrough" of trade</text:span>
</text:h>
      <text:p text:style-name="P4">
Author: None</text:p>
      <text:p text:style-name="P4">
Publisher: Radio Free Asia (Organization)</text:p>
      <text:p text:style-name="P4">
Published Time: 2023-05-28T11:41:00-04:00</text:p>
      <text:p text:style-name="P4">
Modified Time: 2023-05-28T12:09: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645512in" draw:z-index="0">
<draw:image xlink:href="../Images/rfamandarin/2023-05-28T11-41-00-04-00/000000.png" xlink:type="simple" xlink:show="embed" xlink:actuate="onLoad" draw:mime-type="image/png"/>
</draw:frame>
Sarah Bianchi, deputy representative of the US Trade Representative Office in charge of Asian affairs <text:a xlink:type="simple" xlink:href="https://www.rfa.org/mandarin/Xinwen/1-05282023113540.html/@@images/image" text:style-name="Internet_20_link" text:visited-style-name="Visited_20_Internet_20_Link">
</text:a>
Network screenshot/Wikipedia</text:p>
      <text:p text:style-name="P4">
On May 28th, Reuters quoted Sarahbianchi, deputy representative of the US Trade Representative Office in charge of Asian affairs, said that the United States is analyzing whether the situation of levy tariffs on Chinese goods through analysis is not due to the United States. Any "breakthrough" in China trade relations is affected.</text:p>
      <text:p text:style-name="P4">
Bianqi emphasized on Saturday that the Bayeng government did not think that the US -China trade would have any similar breakthroughs, but it would continue to talk to China at all levels. She said that the Office of the US Trade Representative is currently evaluating the negotiations of the industry or interest related companies with the US Department of Commerce, the Ministry of Finance and other government agencies in order to determine which categories are strategic.</text:p>
      <text:p text:style-name="P4">
It is reported that the U.S. government conducted an investigation in accordance with the "Trade Law" in 2018 and found that China stole American intellectual property rights and coerced American companies to transfer sensitive technologies. The US President Trump immediately signed an administrative order to levy punitive tariffs on imported goods worth about 370 billion US dollars worth of US $ 370 billion. %Ranging. At the end of last year, the U.S. Trade Representative Office extended the tariff exemption of 352 categories of Chinese imports, but the measure will expire on September 30 this year.</text:p>
      <text:p text:style-name="P4">
Bianqi said that maintaining dialogue between the United States and China is good for the global economy, even if the conversation is quite difficult.</text:p>
      <text:p text:style-name="P4">
Edit: He Ping</text:p>
      <text:p text:style-name="P4">
News Source: <text:a xlink:type="simple" xlink:href="https://www.rfa.org/mandarin/Xinwen/1-05282023113540.html" text:style-name="Internet_20_link" text:visited-style-name="Visited_20_Internet_20_Link">
https://www.rfa.org/mandarin/Xinwen/1-05282023113540.html</text:a>
</text:p>
      <!--NEWS-->
      <text:h text:style-name="P10" text:outline-level="1">
<text:span text:style-name="T4">
The Henan ZTE Church was smashed and banned the Guangdong Christian Mutual Aid Center was shocked by the police</text:span>
</text:h>
      <text:p text:style-name="P4">
Author: None</text:p>
      <text:p text:style-name="P4">
Publisher: Radio Free Asia (Organization)</text:p>
      <text:p text:style-name="P4">
Published Time: 2023-05-28T11:47:22-04:00</text:p>
      <text:p text:style-name="P4">
Modified Time: 2023-05-28T11:4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03745in" draw:z-index="0">
<draw:image xlink:href="../Images/rfamandarin/2023-05-28T11-47-22-04-00/000000.png" xlink:type="simple" xlink:show="embed" xlink:actuate="onLoad" draw:mime-type="image/png"/>
</draw:frame>
Dozens of police officers impact the ZTE church <text:a xlink:type="simple" xlink:href="https://www.rfa.org/mandarin/Xinwen/2-05282023114159.html/@@images/image" text:style-name="Internet_20_link" text:visited-style-name="Visited_20_Internet_20_Link">
</text:a>
Network Screenshot/Aid Association of China</text:p>
      <text:p text:style-name="P4">
According to the news of the US Civil Religious Rights Organization for the China Assistance Association, the Church Church of the Zhengzhou Family Church of Henan Province was jointly enforced by the local Civil Affairs Bureau, the Civil Affairs Bureau and the Urban Management Brigade during the main Sunday event last week. Dozens of police officers and civil servants smashed the ZTE Church, and some believers stayed at the scene were ransacked.</text:p>
      <text:p text:style-name="P4">
The ban decision issued by the Jinshui District Civil Affairs Bureau shows that the authorities have accused the church without registering and carried out activities in the name of social organizations without registration, violating the relevant provisions of the "Regulations on the Management of Social Poor Registration". According to reports, this is also the second time the church has been impacted by the authorities in recent years.</text:p>
      <text:p text:style-name="P4">
In addition, the "Shengjia Learning and Mutual Aid Center" in Shunde, Guangdong, was also impacted by dozens of local government officials on May 24. Police searched the scene. Teaching items such as computers, tables and chairs, picture books, etc. were confiscated, and four co -workers, including the preacher, were also taken away. The next day, the family members received a notice of criminal detention, and the four co -workers were detained by the authorities for 30 days of criminal detention by the authorities for suspected "illegal operation".</text:p>
      <text:p text:style-name="P4">
Responsible: He Ping</text:p>
      <text:p text:style-name="P4">
News Source: <text:a xlink:type="simple" xlink:href="https://www.rfa.org/mandarin/Xinwen/2-05282023114159.html" text:style-name="Internet_20_link" text:visited-style-name="Visited_20_Internet_20_Link">
https://www.rfa.org/mandarin/Xinwen/2-05282023114159.html</text:a>
</text:p>
      <!--NEWS-->
      <text:h text:style-name="P10" text:outline-level="1">
<text:span text:style-name="T4">
Video of the conflict of conflict between the largest mosques in Yunnan or being strongly demolished by the police and the people</text:span>
</text:h>
      <text:p text:style-name="P4">
Author: None</text:p>
      <text:p text:style-name="P4">
Publisher: Radio Free Asia (Organization)</text:p>
      <text:p text:style-name="P4">
Published Time: 2023-05-28T11:53:50-04:00</text:p>
      <text:p text:style-name="P4">
Modified Time: 2023-05-28T11:53: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9.231467in" draw:z-index="0">
<draw:image xlink:href="../Images/rfamandarin/2023-05-28T11-53-50-04-00/000000.png" xlink:type="simple" xlink:show="embed" xlink:actuate="onLoad" draw:mime-type="image/png"/>
</draw:frame>
Screenshot of the Najiaying Mosque of Najiaying Mosque in Tonghai County, Yuxi City, Yunnan Province/Wikipedia</text:p>
      <text:p text:style-name="P4">
According to the news released by the Chinese Digital Age of Overseas Websites, the Najiaying Mosque located in Tonghai County, Yuxi City, Yunnan Province faced the authorities for strong demolition. On May 27, the local Muslim people gathered to resist and conflict with the police.</text:p>
      <text:p text:style-name="P4">
It is reported that some online videos show that the authorities have dispatched a large number of armed police officers and special police officers who assemble alarm stick and shield, surrounded the mosque and prohibit the people from entering. The armed police and special police also used violent means such as pepper water to dispel the people, causing fierce conflicts between the two parties. At the same time, some plainclothes policemen mixed the protesters and protesters suppressed and arrested.</text:p>
      <text:p text:style-name="P4">
According to the news released by a number of special network users, under the protest of the public, the authorities have temporarily suspended the dismantling operation, and the scaffolding in the mosque has also been protested by the protesters. As of now, the station has not yet independently verified the news. On China's Weibo, the search of the "Yunnan Najiaying Mosque" also showed "no related results were found."</text:p>
      <text:p text:style-name="P4">
Public information shows that the Narcut Camp Mosque was built in the Ming Dynasty. It was the largest mosque in Yunnan Province and was listed as a "cultural relics protection unit" in 2018.</text:p>
      <text:p text:style-name="P4">
Responsible: He Ping</text:p>
      <text:p text:style-name="P4">
News Source: <text:a xlink:type="simple" xlink:href="https://www.rfa.org/mandarin/Xinwen/3-05282023114751.html" text:style-name="Internet_20_link" text:visited-style-name="Visited_20_Internet_20_Link">
https://www.rfa.org/mandarin/Xinwen/3-05282023114751.html</text:a>
</text:p>
      <!--NEWS-->
      <text:h text:style-name="P10" text:outline-level="1">
<text:span text:style-name="T4">
China's "Cross -Strait Media People Summit" was cold encountered by Chen Jianren: Taiwan media will not become a united front tool</text:span>
</text:h>
      <text:p text:style-name="P4">
Author: None</text:p>
      <text:p text:style-name="P4">
Publisher: Radio Free Asia (Organization)</text:p>
      <text:p text:style-name="P4">
Published Time: 2023-05-28T11:56:26-04:00</text:p>
      <text:p text:style-name="P4">
Modified Time: 2023-05-28T11:56: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623178in" draw:z-index="0">
<draw:image xlink:href="../Images/rfamandarin/2023-05-28T11-56-26-04-00/000000.png" xlink:type="simple" xlink:show="embed" xlink:actuate="onLoad" draw:mime-type="image/png"/>
</draw:frame>
Taiwan Chief President Chen Jianren <text:a xlink:type="simple" xlink:href="https://www.rfa.org/mandarin/Xinwen/4-05282023115418.html/@@images/image" text:style-name="Internet_20_link" text:visited-style-name="Visited_20_Internet_20_Link">
</text:a>
Reuters pictures</text:p>
      <text:p text:style-name="P4">
According to a report by the Taiwan Central News Agency on May 28, in response to the hosting of the Cross -Strait media people in China, Taiwan ’s Chief President Chen Jianren said on Sunday that Taiwan’ s media adheres to the principles of press freedom and professionalism and will not become the CCP ’s evil quality suppression and united front tools.</text:p>
      <text:p text:style-name="P4">
It is reported that Taiwan's "Liberty Times" recently disclosed the "5th Cross -Strait Mediaman Beijing Summit Work Plan". Wang Huning, the chairman of the Chinese CPPCC National Committee, originally scheduled to meet and delivered a speech at the senior management of Taiwan media in the auditorium of the CPPCC on May 25.</text:p>
      <text:p text:style-name="P4">
In response to the above news, Chen Jianren emphasized that China should face Taiwan's determination to pursue free and democratic development. It is hoped that China will not use evil methods to interfere with Taiwan's free development and social stability.</text:p>
      <text:p text:style-name="P4">
Chen Jianren said that between the two sides of the strait should have adhered to basic principles such as peaceful peers and democratic dialogue to promote healthier and orderly exchanges. During the exchange process, I hope that the Beijing authorities will not interfere with the peace and stability of Taiwan through any evil operation. He said that it is important that from here, seeing that the media in Taiwan can adhere to the freedom of press and professionalism, it will not become a tool for the CCP's evil quality and united front.</text:p>
      <text:p text:style-name="P4">
Responsible: He Ping</text:p>
      <text:p text:style-name="P4">
News Source: <text:a xlink:type="simple" xlink:href="https://www.rfa.org/mandarin/Xinwen/4-05282023115418.html" text:style-name="Internet_20_link" text:visited-style-name="Visited_20_Internet_20_Link">
https://www.rfa.org/mandarin/Xinwen/4-05282023115418.html</text:a>
</text:p>
      <!--NEWS-->
      <text:h text:style-name="P10" text:outline-level="1">
<text:span text:style-name="T4">
Russia launched two -wheeled air strikes and brewed one dead and one injury</text:span>
</text:h>
      <text:p text:style-name="P4">
Author: 联合早报 (Person)</text:p>
      <text:p text:style-name="P4">
Publisher: 联合早报 (Organization)</text:p>
      <text:p text:style-name="P4">
Published Time: 2023-05-28T11:59</text:p>
      <text:p text:style-name="P4">
Modified Time: 2023-05-28T17:39</text:p>
      <text:p text:style-name="P4">
Description: Kiev officials said that Russia launched two rounds of large -scale drone air strikes on Kiev, the capital of Ukraine overnight, causing at least one person to die and injured one person. Comprehensive Reuters and Agence France -Presse reported that Vitali Klitschk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俄罗斯', '乌克兰', '基辅']</text:p>
      <!--METADATA-->
      <text:p text:style-name="P4">
Kiev officials said that Russia launched two rounds of large -scale drone air strikes on Kiev, the capital of Ukraine overnight, causing at least one person to die and injured one person.</text:p>
      <text:p text:style-name="P4">
Comprehensive Reuters and Agence France -Presse reported that Vitaliklitschko, Mayor of Kiev, said on Sunday (May 28) that the air defense system intercepts at least 20 drones that attack Kiev, but the body fragments fall Near a gas station, one 41 -year -old man died and another 35 -year -old woman was injured.</text:p>
      <text:p text:style-name="P4">
The Ukrainian Air Force subsequently posted on the social media that the Russian attack dispatched a total of 54 Iranian "SHAHED" drones, and the Ukraine destroyed 52 of them.</text:p>
      <text:p text:style-name="P4">
Kiev has a population of about 3 million, and has been impacted since the war. Especially since May, Kiev has continued to be attacked by the Russian army.</text:p>
      <text:p text:style-name="P4">
At the time of the air strike, it was celebrating the 482nd anniversary of the founding of Kiev. But different from the past, although this year has also held celebrations such as street markets and live concerts, it is small.</text:p>
      <text:p text:style-name="P4">
<draw:frame draw:style-name="fr1" draw:name="Image93" text:anchor-type="as-char" svg:width="6.9236in" svg:height="9.225697in" draw:z-index="0">
<draw:image xlink:href="../Images/zaobao world/2023-05-28T11-59/000000.png" xlink:type="simple" xlink:show="embed" xlink:actuate="onLoad" draw:mime-type="image/png"/>
</draw:frame>
On May 28, the Russian drone was intercepted by the Ukrainian army when the drone was attacked, and the body fragments smashed into a building. (Reuters)</text:p>
      <text:p text:style-name="P4">
In addition to the casualties, the drone fragments shot down in the Ukraine also caused building damage in multiple districts around Kiev.</text:p>
      <text:p text:style-name="P4">
A three -story warehouse in the southwestern part of Kiev, a three -story warehouse was hit by drone fragments; a seven -storey non -residential type in the western Solomyansky District of Kiev A fire occurred in the building; the roof of a building of PECHERSKYI was on fire.</text:p>
      <text:p text:style-name="P4">
News Source: <text:a xlink:type="simple" xlink:href="https://www.zaobao.com.sg/realtime/world/story20230528-1398909" text:style-name="Internet_20_link" text:visited-style-name="Visited_20_Internet_20_Link">
https://www.zaobao.com.sg/realtime/world/story20230528-1398909</text:a>
</text:p>
      <!--NEWS-->
      <text:h text:style-name="P10" text:outline-level="1">
<text:span text:style-name="T4">
Hong Kong cancels the number of organ donors soaring. "Some people make contradictions between the Mainland and Hong Kong?"</text:span>
</text:h>
      <text:p text:style-name="P4">
Author: None</text:p>
      <text:p text:style-name="P4">
Publisher: Radio Free Asia (Organization)</text:p>
      <text:p text:style-name="P4">
Published Time: 2023-05-28T12:00:46-04:00</text:p>
      <text:p text:style-name="P4">
Modified Time: 2023-05-28T12:00: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5.170366in" draw:z-index="0">
<draw:image xlink:href="../Images/rfamandarin/2023-05-28T12-00-46-04-00/000000.png" xlink:type="simple" xlink:show="embed" xlink:actuate="onLoad" draw:mime-type="image/png"/>
</draw:frame>
Hong Kong Director Chen Guoji <text:a xlink:type="simple" xlink:href="https://www.rfa.org/mandarin/Xinwen/5-05282023115651.html/@@images/image" text:style-name="Internet_20_link" text:visited-style-name="Visited_20_Internet_20_Link">
</text:a>
Facebook screenshot/Eric Chan Chen Guoji</text:p>
      <text:p text:style-name="P4">
According to a report by Hong Kong's Ming Pao on May 28, when Hong Kong plans to establish a mechanism for transplantation and mutual aid mechanism for the establishment of a normalized organ transplantation in Hong Kong, the statistics of the cancellation of organ donors received by the Department of Health have risen rapidly.</text:p>
      <text:p text:style-name="P4">
Hong Kong Director Chen Guoji said on Sunday that the related organ transplant mutual assistance plan was carried out through the "second layer distribution mechanism" and must first be assigned to patients in need. If there is no suitable gift in the local area, the cross -border mutual aid mechanism will start, and the organs will be donated to the appropriate patients in the mainland by Hong Kong, or the appropriate patients donated to Hong Kong by the mainland will not change the current Hong Kong body donation organ distribution Patients are waiting for arrangements.</text:p>
      <text:p text:style-name="P4">
Chen Guoji also said, "Some people who are inadvertent on the Internet have continued to make rumors and use the topics to use the topic to make contradictions between the Mainland and Hong Kong, and call on the citizens to withdraw the register of the central organ donation registration."</text:p>
      <text:p text:style-name="P4">
The outside world noticed that although the Chinese government promised to abolish the use of organs of death penalty in 2015, the huge difference between Chinese organ donation and actual transplantation in China is still generally questioned by the International Human Rights Organization.</text:p>
      <text:p text:style-name="P4">
It is reported that as of now, in addition to the high profile of the Chief Executive Li Jiachang, it has demanded that the police investigate the donation of organs in Hong Kong, and many government officials and the Hospital Authority have also been frequent publicity in the propaganda organ donation.</text:p>
      <text:p text:style-name="P4">
Responsible: He Ping</text:p>
      <text:p text:style-name="P4">
News Source: <text:a xlink:type="simple" xlink:href="https://www.rfa.org/mandarin/Xinwen/5-05282023115651.html" text:style-name="Internet_20_link" text:visited-style-name="Visited_20_Internet_20_Link">
https://www.rfa.org/mandarin/Xinwen/5-05282023115651.html</text:a>
</text:p>
      <!--NEWS-->
      <text:h text:style-name="P10" text:outline-level="1">
<text:span text:style-name="T4">
The American motorcycle party is shocked by the gang to refute the fire at least 3 deaths and 5 injuries</text:span>
</text:h>
      <text:p text:style-name="P4">
Publisher: 法新社</text:p>
      <text:p text:style-name="P4">
Published Time: 2023-05-28T12:32:08+00:00</text:p>
      <text:p text:style-name="P4">
Modified Time: 2023-05-28T12:05:02+00:00</text:p>
      <text:p text:style-name="P4">
Description: (AFP, Los Angeles, 28th) New Mexico, USA yesterday, a gang refuting fire in a gangster party yesterday, causing at least 3 deaths and 5 inju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5-28T12-32-08-00-00/000000.png" xlink:type="simple" xlink:show="embed" xlink:actuate="onLoad" draw:mime-type="image/png"/>
</draw:frame>
At about 5 pm local time yesterday, 20,000 knights gathered at the New Mexican town of Redriver, a new Mexican town near the ski resort. Motorcycle gathering.</text:p>
      <text:p text:style-name="P4">
Linda Calhoun, the mayor of Honghe Town, accepted the local media interview to confirm the number of deaths and injuries. She also said that she had arrested the number, but she did not explain the number of arrested people.</text:p>
      <text:p text:style-name="P4">
Kylon said that there were no law enforcement units, front -line personnel or local people injured. She also said that this was a gang -related case, "the shot people were arrested." But she refused to disclose the name of the gangs who believed in the case.</text:p>
      <text:p text:style-name="P4">
Witnesses Eddiecook told the US Broadcasting Corporation (ABC) local broadcast desk KOAT, and the crowd broke out of chaos. Then I heard the sound of gunfire. "</text:p>
      <text:p text:style-name="P4">
According to Taous News, the shooting case prompted the mayor of Taous to implement a curfew, from 10 pm to 4 am the next day, and banned the sale of alcohol.</text:p>
      <text:p text:style-name="P4">
News Source: <text:a xlink:type="simple" xlink:href="https://www.rfi.fr/cn/%E5%9B%BD%E9%99%85%E6%8A%A5%E9%81%93/20230528-%E7%BE%8E%E5%9B%BD%E6%91%A9%E6%89%98%E8%BD%A6%E8%81%9A%E4%BC%9A%E6%83%8A%E4%BC%A0%E5%B8%AE%E6%B4%BE%E9%A9%B3%E7%81%AB-%E8%87%B3%E5%B0%913%E6%AD%BB5%E4%BC%A4" text:style-name="Internet_20_link" text:visited-style-name="Visited_20_Internet_20_Link">
https://www.rfi.fr/cn/%E5%9B%BD%E9%99%85%E6%8A%A5%E9%81%93/20230528-%E7%BE%8E%E5%9B%BD%E6%91%A9%E6%89%98%E8%BD%A6%E8%81%9A%E4%BC%9A%E6%83%8A%E4%BC%A0%E5%B8%AE%E6%B4%BE%E9%A9%B3%E7%81%AB-%E8%87%B3%E5%B0%913%E6%AD%BB5%E4%BC%A4</text:a>
</text:p>
      <!--NEWS-->
      <text:h text:style-name="P10" text:outline-level="1">
<text:span text:style-name="T4">
Wall foreign striking: let the seeds fall off your garden and grow free flowers</text:span>
</text:h>
      <text:p text:style-name="P4">
Author: None (Language: zh)</text:p>
      <text:p text:style-name="P4">
Publisher: None</text:p>
      <text:p text:style-name="P4">
Time: 2023-05-28T12:44:00Z</text:p>
      <text:p text:style-name="P4">
Description: He once served as the "June 4th" candlelight party of Hong Kong Victoria Park for many years, and the founder of the "June 4th stage" of the troupe "The June 4th stage" Ling Hui said that he hopes that "May 35" that cannot exist in Hong Kong can survive elsewhere. "When the wind rises, let the kites that fight for democracy and freedom fly further, let the seeds fall off your garden and grow free flowers."</text:p>
      <text:p text:style-name="P4">
Videos: []</text:p>
      <text:p text:style-name="P4">
Images: []</text:p>
      <text:p text:style-name="P4">
Subject: 评论分析</text:p>
      <text:p text:style-name="P4">
Subjects: ['明镜周刊', '薄熙来', '专题报道：习近平访美', '谷歌', '中国共产党', '专题报道：全景观看“习马会”', '中国反腐风暴', '20国集团', '香港', '言论自由']</text:p>
      <text:p text:style-name="P4">
Keywords: ['习近平', '六四', '香港', '历史记忆', '极权', '侨民', '微信审查', '加拿大', '笑果文化', '脱口秀', 'HOUSE', '李昊石', '李诞', '喜剧', '言论自由', '言论审查', '人民子弟兵']</text:p>
      <text:p text:style-name="P4">
Id: 65758791</text:p>
      <!--METADATA-->
      <text:p text:style-name="P4">
<text:a xlink:type="simple" xlink:href="https://www.dw.com/zh/overlay/image/article/65758791/57781690" text:style-name="Internet_20_link" text:visited-style-name="Visited_20_Internet_20_Link">
 </text:a>
The Hong Kong Branch Federation held the June Fourth Candle Gala every year from 1990 to 2019. After the Federation of China Federation was dissolved in 2021, Hong Kong citizens spontaneously raised their flashlights or mourn June 4th in the June 4th anniversary of the June 4th anniversary.</text:p>
      <text:p text:style-name="P4">
(Voice of Germany in Chinese) Taiwan "Wind Media" published an article "May 35: Creation. memory. Anti -struggle "(published 1841) one of the recommendation preface" Choi stage in the June 4th stage in fear and stubbornness ". (Under the pressure of the National Security Law, it was dissolved in 2021). Lie Zhihui said that the establishment of the "June 4th stage" was based on the form of drama to let people know the truth of the June 4th and reflect on human nature. Every production, we have reviewed the 1986th from different perspectives. From the youthful and bloody youth and blood from Tiananmen Square, a white horror in the Mainland after the bloody suppression, the "yellow bird action" of the forced escape person, exile overseas, overseas exile overseas Student leaders' wandering, domestic defenders were suppressed and forgotten, and the families of the victims who were banned and had white hair were depressed. Even if the story was written in the story of the year, it caused what I thought, but it was all the moment of Hong Kong. Hong Kong people have never been absent in this democratic movement, and have also achieved the important context of Hong Kong's local political movement, and shaped the important role of Hong Kong people in contemporary China.</text:p>
      <text:p text:style-name="P4">
In October 2021, Linghui Hui moved to overseas with the copyright of "May 35", and held a screening version of the stage drama video in Taiwan, the United Kingdom, the United States, the United States, Canada and other places. Story in Hong Kong. She said that the episode of this script was published in Taiwan, which can record the times and witness the era. She also hopes that this outstanding Cantonese script can be translated into Chinese language and English. "May 35" that cannot exist in Hong Kong can survive elsewhere. "When the wind rises, let the kites that fight for democracy and freedom fly further, let the seeds fall off your garden and grow free flowers."</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text:p>
      <text:h text:style-name="P13" text:outline-level="4">
<text:span text:style-name="T4">
Hong Kong and Taiwan used to commemorate June 4th</text:span>
</text:h>
      <text:h text:style-name="P12" text:outline-level="3">
<text:span text:style-name="T4">
June 4th Memorial Hall</text:span>
</text:h>
      <text:p text:style-name="P4">
The June Fourth Memorial Hall of Hong Kong has been temporarily located in Jiulong since 2012, and has moved to urban universities and Tsim Sha Tsui. It has been repeatedly settled during the new hall site and was forced to close it many times. In 2018, the Branch Federation will purchase real estate in Mong Kok as the new site, and re -opened the museum in April 2019. After the renovation of the rest of the museum in April 2021, it was reopened at the end of May, but after a few days, it was closed again by the authorities on the grounds of "incomplete licenses".</text:p>
      <text:p text:style-name="P4">
*#</text:p>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h text:style-name="P12" text:outline-level="3">
<text:span text:style-name="T4">
Real comedy will make the authoritarian restless</text:span>
</text:h>
      <text:p text:style-name="P4">
The online media headquartered in Washington, USA, published a article "CHINACHANGE" published an article "Beyond Joke", sorting out the rise and development of Chinese comedy group "Smile Culture". Author Cao Yaxue said that there is no greasy, false, and charming state of the young Chinese talk show actor. They are sincere and natural, exuding a fresh temperament that the previous two generations of Chinese people are unable to see. "Although they said a very unwilling talk show, I concluded that they were free people."</text:p>
      <text:p text:style-name="P4">
The author said that while watching their comedy, they have begun to worry about them: "If these young comedians and their audience are normal in my eyes, then in the eyes of the examiner, they must be foreign bodies. Everyone knows Real comedy will disturb the authoritarian. "</text:p>
      <text:p text:style-name="P4">
The author believes that even if <text:a xlink:type="simple" xlink:href="https://www.dw.com/zh/zh/管住嘴或邁開腿言論審查下的中國脫口秀/a-65739237" text:style-name="Internet_20_link" text:visited-style-name="Visited_20_Internet_20_Link">
talk show industry</text:a>
Be careful to avoid all "sensitive" topics, and the CCP will not allow talk shows to grow up in China, because the CCP knows that in the cultural market, including ideas and entertainment, party culture has no competitiveness and cannot obtain young people's hearts. ; And a show that is away from the party's control and does not conquer virtues for the purpose of singing. Even if it is only popular entertainment, it is a threat and offending the party in itself.</text:p>
      <text:h text:style-name="P12" text:outline-level="3">
<text:span text:style-name="T4">
Can the Chinese Chinese move to move to the country of "good years"?</text:span>
</text:h>
      <text:p text:style-name="P4">
Singapore's "Duan Media" published an article "China intervene in Canadian election controversy, and what is the more important problem behind it? ", The author pointed out that WeChat reviews the content on the platform under the requirements of the Internet Information Office and other Chinese government departments. The pressure on the review will also compress the local Chinese media and creators in Canada. The Canadian political party's intention to obtain voters of Chinese voters in the short term may lead to <text:a xlink:type="simple" xlink:href="https://www.dw.com/zh/zh/加拿大中國試圖干涉選舉但不需公開再查/a-65714765" text:style-name="Internet_20_link" text:visited-style-name="Visited_20_Internet_20_Link">
the incident of intervention elections has continued to deteriorate</text:a>
Essence Regardless of the cyber violence of Chinese students at the University of Toronto in the early years, or a Chinese student at the University of McMatt's Chinese students monitoring and harassing the Viva's speeches for Chinese diplomats at the University of McMaster, none of them received the attention of first -level politicians or officials from the federal. In the near future, Canada has also reported that the overseas police station in China has also appeared. Compared with the direct arrest of related affiliates in the United States, Canada has a lot of low -key processing. To arrest or prosecute.</text:p>
      <text:p text:style-name="P4">
The article said that for more new and old immigrants, office workers, and small business owners, maybe their living goals in Canada and even North America are not politically related, and they do not mean that they must be sympathized with the Chinese Communist Party. ", Also does not mean that their ultimate goal of life is to overthrow the rule of the Communist Party. For most people who abandon the connections and resources owned by the native country and come to the new environment to start again, those grand goals are too far away from their lives. But on the other hand, for ordinary people, the cost of maintaining silence is increasing. Regardless of whether people are interested in Canada's political politics, their lives will have to be involved in future political issues.</text:p>
      <text:p text:style-name="P4">
<text:span text:style-name="T5">
Inding the content of other media, does not represent the position or view of the Voice of Germany. _ </text:span>
 _ 吧 _</text:p>
      <text:p text:style-name="P4">
News Source: <text:a xlink:type="simple" xlink:href="https://www.dw.com/zh/墙外文摘：让种子飘落你家的花园，长出自由花/a-65758791" text:style-name="Internet_20_link" text:visited-style-name="Visited_20_Internet_20_Link">
https://www.dw.com/zh/墙外文摘：让种子飘落你家的花园，长出自由花/a-65758791?maca=chi-rss-chi-all-1127-rdf</text:a>
</text:p>
      <!--NEWS-->
      <text:h text:style-name="P10" text:outline-level="1">
<text:span text:style-name="T4">
Poll: Spanish local elections will cause prime minister Sanchez to be in trouble</text:span>
</text:h>
      <text:p text:style-name="P4">
Author: 联合早报 (Person)</text:p>
      <text:p text:style-name="P4">
Publisher: 联合早报 (Organization)</text:p>
      <text:p text:style-name="P4">
Published Time: 2023-05-28T12:48</text:p>
      <text:p text:style-name="P4">
Modified Time: 2023-05-28T12:48</text:p>
      <text:p text:style-name="P4">
Description: Local and regional votes were held on Sunday (May 28) in Spain, but the latest polls show that the left camp represented by Prime Minister Sanchez is in an unfavorable position or will face "defeat". Essence Agence France -Presse reports that Spanish voter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西班牙', '桑切斯', '选举']</text:p>
      <!--METADATA-->
      <text:p text:style-name="P4">
Local and regional votes were held on Sunday (May 28) in Spain, but the latest polls show that the left camp represented by Prime Minister Sanchez is in an unfavorable position or will face "defeat". Essence</text:p>
      <text:p text:style-name="P4">
Agence France -Presse reported that Spanish voters will be selected as mayor among 8131 cities across the country at 9 am (Singapore time at 3 pm), and will also select 12 regional leaders and members of the 17 regions in Spain. 10 of them are currently governed by the Spanish Workers Socialist Party led by Sanchez. The Socialist Party and the extremely left -wing party "we can" jointly governs.</text:p>
      <text:p text:style-name="P4">
The voting will end at 8 pm on the same day. It is expected that 35.5 million qualified voters will participate in local elections, and 18.3 million voters will vote in the area.</text:p>
      <text:p text:style-name="P4">
The analysis believes that the left camp represented by Santis may not be able to retain most of the control in regional elections.</text:p>
      <text:p text:style-name="P4">
Eurasia Group analyst Federicosanti said that if the left can "exceed expectations and try to retain control of most regional governments ... indicate that the next national election will have a fierce battle, the left camp or It is expected to continue governing. "</text:p>
      <text:p text:style-name="P4">
However, based on the analysis of the results of the polls earlier, Santy said that if the polls to the right to the right are correct, then the party leader Albertonunez Feijoo will win the year -end election. "Power".</text:p>
      <text:p text:style-name="P4">
<draw:frame draw:style-name="fr1" draw:name="Image107" text:anchor-type="as-char" svg:width="6.9236in" svg:height="4.615733in" draw:z-index="0">
<draw:image xlink:href="../Images/zaobao world/2023-05-28T12-48/000000.png" xlink:type="simple" xlink:show="embed" xlink:actuate="onLoad" draw:mime-type="image/png"/>
</draw:frame>
The picture shows the Spanish party leader Fei Ru's speech on the Senate in September 2022 in September 2022. (Reuters)</text:p>
      <text:p text:style-name="P4">
The analysis believes that Sanchez, 51, is facing several unfavorable factors, including comprehensive crisis such as voters' fatigue and soaring inflation to the left -wing government. Although Spain's inflation rate is lower than other EU countries, the purchasing power of the people has declined significantly.</text:p>
      <text:p text:style-name="P4">
Sanchez recently emphasized the political achievements of the ruling party in supporting the economy, fighting drought and management of water resources. He said: "Social democratic policy is more suitable for Spain than new liberal policies, because we are much better for economic management."</text:p>
      <text:p text:style-name="P4">
Sanchez has been the Spanish Prime Minister in June 2018 and successfully re -elected in January 2020.</text:p>
      <text:p text:style-name="P4">
News Source: <text:a xlink:type="simple" xlink:href="https://www.zaobao.com.sg/realtime/world/story20230528-1398912" text:style-name="Internet_20_link" text:visited-style-name="Visited_20_Internet_20_Link">
https://www.zaobao.com.sg/realtime/world/story20230528-1398912</text:a>
</text:p>
      <!--NEWS-->
      <text:h text:style-name="P10" text:outline-level="1">
<text:span text:style-name="T4">
Under the horror of the Hong Kong version of the National Security Law, the Hong Kong Citizen Party announced its own dissolution</text:span>
</text:h>
      <text:p text:style-name="P4">
Author: chinese@voanews.com (美国之音)</text:p>
      <text:p text:style-name="P4">
Publisher: 美国之音中文网 (Type: NewsMediaOrganization)</text:p>
      <text:p text:style-name="P4">
Published Time: 2023-05-28T12:55:38+08:00</text:p>
      <text:p text:style-name="P4">
Modified Time: 2023-05-28 04:55:38Z</text:p>
      <text:p text:style-name="P4">
Description: One of the largest democratic parties in Hong Kong said on Saturday (May 27) that it will dissolve after voting by its party members, which is another blow to the Hong Kong democratic opposition that has fallen into trouble under the pressure of the Chinese National Security Law.</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major-hong-kong-democratic-party-disbands-amid-china-security-clampdown-20230526/7112412.html" text:style-name="Internet_20_link" text:visited-style-name="Visited_20_Internet_20_Link">
https://www.voachinese.com/a/major-hong-kong-democratic-party-disbands-amid-china-security-clampdown-20230526/7112412.html</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5-28T12:59:38</text:p>
      <text:p text:style-name="P4">
Modified Time: 2023-05-28T13:50:12</text:p>
      <text:p text:style-name="P4">
Description: Russian Foreign Minister Sergei Lavrov warned that West agreed to provide F-16 fighters to Ukraine to "play fire".</text:p>
      <text:p text:style-name="P4">
Images: ["<text:a xlink:type="simple" xlink:href="https://chinese.aljazeera.net/wp-content/uploads/2023/05/1-1685278432.jpg" text:style-name="Internet_20_link" text:visited-style-name="Visited_20_Internet_20_Link">
1-168527843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8" text:anchor-type="as-char" svg:width="6.9236in" svg:height="4.615733in" draw:z-index="0">
<draw:image xlink:href="../Images/Aljazeera Chinese/2023-05-28T12-59-38/1-1685278432.jpg" xlink:type="simple" xlink:show="embed" xlink:actuate="onLoad" draw:mime-type="image/jpeg"/>
</draw:frame>
Russia's highest diplomat called the West to send Ukraine to send the F-16 fighter-made F-16 fighter jets in the West, which is a conflict "an unacceptable upgrade"(Reuters)* Russian Foreign Minister Sergei Lavrov warned that Western agreed to provide F-16 fighters to Ukraine to "play fire". * Moscow <text:a xlink:type="simple" xlink:href="https://www.aljazeera.com/news/2023/5/28/russia-unleashes-massive-air-raids-on-ukraines-kyiv" text:style-name="Internet_20_link" text:visited-style-name="Visited_20_Internet_20_Link">
Air strike on Kiev overnight</text:a>
Officials said that this seemed to be the largest drone attack on the city since the beginning of the war. At this time, the Ukraine capital was ready to celebrate its anniversary of the founding of the country on Sunday.</text:p>
      <text:p text:style-name="P4">
read more</text:p>
      <text:p text:style-name="P4">
News Source: <text:a xlink:type="simple" xlink:href="https://chinese.aljazeera.net/news/war-in-ukraine/liveblog/2023/5/28/%e4%bf%84%e7%bd%97%e6%96%af%e5%af%b9%e4%b9%8c%e5%85%8b%e5%85%b0%e6%88%98%e4%ba%89%e7%9a%84%e4%bb%8a%e6%97%a5%e5%8f%91%e5%b1%95-343" text:style-name="Internet_20_link" text:visited-style-name="Visited_20_Internet_20_Link">
https://chinese.aljazeera.net/news/war-in-ukraine/liveblog/2023/5/28/%e4%bf%84%e7%bd%97%e6%96%af%e5%af%b9%e4%b9%8c%e5%85%8b%e5%85%b0%e6%88%98%e4%ba%89%e7%9a%84%e4%bb%8a%e6%97%a5%e5%8f%91%e5%b1%95-343</text:a>
</text:p>
      <!--NEWS-->
      <text:h text:style-name="P10" text:outline-level="1">
<text:span text:style-name="T4">
The United States has designed a nano robot that can kill the primary of fungal diseases efficiently</text:span>
</text:h>
      <text:p text:style-name="P4">
Author: 联合早报 (Person)</text:p>
      <text:p text:style-name="P4">
Publisher: 联合早报 (Organization)</text:p>
      <text:p text:style-name="P4">
Published Time: 2023-05-28T13:11</text:p>
      <text:p text:style-name="P4">
Modified Time: 2023-05-28T13:11</text:p>
      <text:p text:style-name="P4">
Description: American researchers have designed new nano robots that can efficiently kill common fungal disease primary in 10 minutes to help human treatment of fungal infection. Xinhua News Agency reported on Sunday (May 28) that the University of Pennsylvania Pennsylvania recently issued a newsletter that researchers ...</text:p>
      <text:p text:style-name="P4">
Videos: []</text:p>
      <text:p text:style-name="P4">
Audios: []</text:p>
      <text:p text:style-name="P4">
Images: []</text:p>
      <text:p text:style-name="P4">
Type: NewsArticle</text:p>
      <text:p text:style-name="P4">
Breadcrumbs: ['即时', '国际']</text:p>
      <text:p text:style-name="P4">
Keywords: ['美国', '机器人', '研究']</text:p>
      <!--METADATA-->
      <text:p text:style-name="P4">
American researchers have designed new nano robots that can efficiently kill common fungal disease primary in 10 minutes to help human treatment of fungal infection.</text:p>
      <text:p text:style-name="P4">
Xinhua News Agency reported on Sunday (May 28) that the University of Pennsylvania Pennsylvania recently issued a newsletter that researchers designed a nano robot made from iron oxide nanozymes that can achieve fast and precisely kill Candidaalbicans. Effect.</text:p>
      <text:p text:style-name="P4">
It is understood that some nanomaterials have antifungal effects, but the efficiency and accuracy of related technologies are insufficient. Therefore, the effect of controlling the infection is not satisfactory, and it can easily lead to a drug resistance.</text:p>
      <text:p text:style-name="P4">
However, this new study published in the German "Advanced Materials" magazine has successfully overcome the shortcomings. Researchers found after testing with cell balls and animal tissue samples that nano -robots can remove white Candida at the infected area within ten minutes. This nano robot can accurately reach the specified position under the control of magnetic field control.</text:p>
      <text:p text:style-name="P4">
Nanozymes are nano particles that have catalytic effects like biological enzymes. The properties of specific iron oxide nanozymes are similar to that of common peroxidases in the organism. Active oxygen that can kill fungi.</text:p>
      <text:p text:style-name="P4">
Studies have found that the shape and motion mode of nano robots accurately control the programmatic algorithm can control the level of active oxygen. This iron oxide nanocyrase is particularly strong to fungal cells, which can be firmly combined with fungal and concentratedly killed without affecting parts without infection.</text:p>
      <text:p text:style-name="P4">
The problem of fungal infection is becoming more and more common globally, and only some drugs on the market are facing a threat of drug resistance.</text:p>
      <text:p text:style-name="P4">
According to a report issued by the World Health Organization (WHO) in 2022, Candida is one of the four primordies that threaten human health.</text:p>
      <text:p text:style-name="P4">
News Source: <text:a xlink:type="simple" xlink:href="https://www.zaobao.com.sg/realtime/world/story20230528-1398917" text:style-name="Internet_20_link" text:visited-style-name="Visited_20_Internet_20_Link">
https://www.zaobao.com.sg/realtime/world/story20230528-1398917</text:a>
</text:p>
      <!--NEWS-->
      <text:h text:style-name="P10" text:outline-level="1">
<text:span text:style-name="T4">
Türkiye starts the second round of presidential elections</text:span>
</text:h>
      <text:p text:style-name="P4">
Author: 联合早报 (Person)</text:p>
      <text:p text:style-name="P4">
Publisher: 联合早报 (Organization)</text:p>
      <text:p text:style-name="P4">
Published Time: 2023-05-28T13:34</text:p>
      <text:p text:style-name="P4">
Modified Time: 2023-05-28T13:36</text:p>
      <text:p text:style-name="P4">
Description: Turkey officially opened the second round of presidential election voting on Sunday (May 28). Analysis generally believes that the right -wing league led by President Erdogan is expected to continue to take power and lead Turkey into a more autocracy. Reuters reports that 68 -year -old Erdogan ignored public opinion investigations ...</text:p>
      <text:p text:style-name="P4">
Videos: []</text:p>
      <text:p text:style-name="P4">
Audios: []</text:p>
      <text:p text:style-name="P4">
Images: []</text:p>
      <text:p text:style-name="P4">
Type: NewsArticle</text:p>
      <text:p text:style-name="P4">
Breadcrumbs: ['即时', '国际']</text:p>
      <text:p text:style-name="P4">
Keywords: ['土耳其', '埃尔多安', '总统选举', '选举']</text:p>
      <!--METADATA-->
      <text:p text:style-name="P4">
Turkey officially opened the second round of presidential election voting on Sunday (May 28). Analysis generally believes that the right -wing league led by President Erdogan is expected to continue to take power and lead Turkey into a more autocracy.</text:p>
      <text:p text:style-name="P4">
Reuters reported that 68 -year -old Erdogo ignored public opinion surveys. In the first round of elections on May 14th, he easily won with a leading advantage of nearly 5 percent Kemalkilicdaroglu.</text:p>
      <text:p text:style-name="P4">
Even if the advantage before the election is obvious, Erdogan's voting rate <text:a xlink:type="simple" xlink:href="https://www.zaobao.com/news/world/story20230515-1395028" text:style-name="Internet_20_link" text:visited-style-name="Visited_20_Internet_20_Link">
The votes not in the first round of the vote rate exceeded half of the level</text:a>
Therefore, he will make a second round match with Kleshdaruulu, who is second on Sunday.</text:p>
      <text:p text:style-name="P4">
The Turks will start at 8 am local time (1 pm Singapore time) and end at 5 pm (8 pm Singapore time). The second round of election results are expected to gradually be clearer on the same evening.</text:p>
      <text:p text:style-name="P4">
Turkish presidential term of office is five years, and the election uses a two -wheeled voting system for direct elections. In the first round of voting, if no candidate received more than half of the votes, the first two candidates participated in the second round. The proportion representative system for the Earth Council election, the threshold for the voting rate of the party and the party and the party and the party groups is 7%.</text:p>
      <text:p text:style-name="P4">
News Source: <text:a xlink:type="simple" xlink:href="https://www.zaobao.com.sg/realtime/world/story20230528-1398918" text:style-name="Internet_20_link" text:visited-style-name="Visited_20_Internet_20_Link">
https://www.zaobao.com.sg/realtime/world/story20230528-1398918</text:a>
</text:p>
      <!--NEWS-->
      <text:h text:style-name="P10" text:outline-level="1">
<text:span text:style-name="T4">
Hadi: If you join the new government of the Government, the government must be led by the Iraqi Party</text:span>
</text:h>
      <text:p text:style-name="P4">
Author: 联合早报 (Person)</text:p>
      <text:p text:style-name="P4">
Publisher: 联合早报 (Organization)</text:p>
      <text:p text:style-name="P4">
Published Time: 2023-05-28T14:05</text:p>
      <text:p text:style-name="P4">
Modified Time: 2023-05-28T14:46</text:p>
      <text:p text:style-name="P4">
Description: Hadi Awang, chairman of the Malaysian opposition party, claimed that someone had demanded to meet him many times and suggested that the Iraqi Party joined the united government led by Prime Minister Anwar. Hadi Awang shows that the Iraqi Party is the largest party of Congress. Once joined the unity government, the new government must be led by the Iraqi Party. Democracy ...</text:p>
      <text:p text:style-name="P4">
Videos: []</text:p>
      <text:p text:style-name="P4">
Audios: []</text:p>
      <text:p text:style-name="P4">
Images: []</text:p>
      <text:p text:style-name="P4">
Type: NewsArticle</text:p>
      <text:p text:style-name="P4">
Breadcrumbs: ['即时', '国际']</text:p>
      <text:p text:style-name="P4">
Keywords: ['马来西亚', '安华', '伊斯兰党', '哈迪阿旺', '马国六州选举']</text:p>
      <!--METADATA-->
      <text:p text:style-name="P4">
Hadi Awang, chairman of the Malaysian opposition party, claimed that someone had demanded to meet him many times and suggested that the Iraqi Party joined the united government led by Prime Minister Anwar. Hadi Awang shows that the Iraqi Party is the largest party of Congress. Once joined the unity government, the new government must be led by the Iraqi Party.</text:p>
      <text:p text:style-name="P4">
On May 14th, after the Democratic Action Party's veteran suggested that the government invited the Iraqi Party to join, Malaysia politics reported many times that the unity government exposed the Iraqi Party. However, the Iraqi Party has always been reluctant to confirm the matter. This time is Hadi Awang's first discussion on this.</text:p>
      <text:p text:style-name="P4">
According to the Malaysia Media Sunday (May 28), Hadi Awang attended a press conference after the promotion ceremony of the "Prophet Muhammad Foot Track" at the Gelang Lumpur World Trade Center (WTC) on Saturday (27th). Unity of the government's position.</text:p>
      <text:p text:style-name="P4">
Hadi Awang said: "Someone contacted me many times, invited me to meet, and suggested that the Iraqi party join the unity government." He said that the unity government invited the Iraqi Party to join because the Pakatan Harapan, especially the Justice Party, knew that his status was unstable. After all, the Malay constituency won by the Justice Party is not as many as the Iraqi Party.</text:p>
      <text:p text:style-name="P4">
He believes that once the Iraqi Party joins the unity government, the Iraqi Party must lead the government. "Because the number of members of the Iraqi Party is the largest, there are 43 people, all of which are Malaysians." He said that among the 31 members of the Justice Party, there are 19 Malay people and 40 members of the Democratic Action Party. There are only three Malay people. "The current government is dominated by non -Malay people."</text:p>
      <text:p text:style-name="P4">
"The Iraqi Party was invited to join, but only asked the Iraqi Party to sit in the back seat of (the parliament hall of the House of Representatives) instead of the front seat. When organizing the government, it should be led by the largest (party)."</text:p>
      <text:p text:style-name="P4">
Hadi Awang did not disclose the identity and time of inviting him to the meeting. He said that the Iraqi Party is currently open to all the recommendations of joining, but these suggestions cannot leave the principles, goals and directions of the Iraqi Party.</text:p>
      <text:p text:style-name="P4">
News Source: <text:a xlink:type="simple" xlink:href="https://www.zaobao.com.sg/realtime/world/story20230528-1398920" text:style-name="Internet_20_link" text:visited-style-name="Visited_20_Internet_20_Link">
https://www.zaobao.com.sg/realtime/world/story20230528-1398920</text:a>
</text:p>
      <!--NEWS-->
      <text:h text:style-name="P10" text:outline-level="1">
<text:span text:style-name="T4">
The epidemic has been isolated from the outside world for several years</text:span>
</text:h>
      <text:p text:style-name="P4">
Author: None (Language: zh)</text:p>
      <text:p text:style-name="P4">
Publisher: None</text:p>
      <text:p text:style-name="P4">
Time: 2023-05-28T14:36:00Z</text:p>
      <text:p text:style-name="P4">
Description: In the past few years when the new crown virus has plagued the world, Kim Jong -un has renovated and expanded the boundary lines of the northern and China and Russia borders in the northern and China and Russia of the country. All channels in the country. Reuters and an institute in the United States have concluded this conclusion by analyzing satellite images and interviewers and activists.</text:p>
      <text:p text:style-name="P4">
Videos: []</text:p>
      <text:p text:style-name="P4">
Images: []</text:p>
      <text:p text:style-name="P4">
Subject: 时政风云</text:p>
      <text:p text:style-name="P4">
Subjects: ['韩国', '岛屿主权争端', '专题报道：全景观看“习马会”', '中国', '中共十九大', '朝鲜', '德中关系', '金正恩']</text:p>
      <text:p text:style-name="P4">
Keywords: ['朝鲜', '脱北者', '边界', '卫星图像', '金正恩', '叛逃', '韩国', '中国']</text:p>
      <text:p text:style-name="P4">
Id: 65759302</text:p>
      <!--METADATA-->
      <text:p text:style-name="P4">
<text:a xlink:type="simple" xlink:href="https://www.dw.com/zh/overlay/image/article/65759302/65758967" text:style-name="Internet_20_link" text:visited-style-name="Visited_20_Internet_20_Link">
 </text:a>
Data Photo (December 2022): North Korean soldiers patrol their duty near the boundary line that borders Dandong</text:p>
      <text:p text:style-name="P4">
(Voice of Germany Chinese) For North Koreans, the country's twists and turns northern borders are a rare channel for obtaining external information, and it is also the best choice for seeking escape.</text:p>
      <text:p text:style-name="P4">
However, at the same time that the new crown epidemic in 2020 swept the world, the North Korean regime led by Kim Jong -un has a large -scale project to block the large -scale border between the country and China and Russia, cutting off the smugglers and the [North North].(https://www.dw.com/zh/zh/韩国梦破灭新年越境脱北者在韩离群索居/a-60326482)The channel.</text:p>
      <text:p text:style-name="P4">
According to a survey report released by Reuters, commercial satellite images show that the Pyongyang government has built or renovated the boundary fences, fences and posts with a total length of hundreds of kilometers in the epidemic for several years, so that it can strengthen the information and materials flowing into North Korea for information and supplies. Control to prevent the people from the country from running out.</text:p>
      <text:p text:style-name="P4">
Reuters and Middlebury Institute of International Studies Atmonterey (Middlebury Institute of International Studies Atmos) obtained the above conclusions by the oral analysis of satellite image analysis, as well as seven northern people, activists, and other insiders.</text:p>
      <text:p text:style-name="P4">
A Korean pastor, who once helped the Koreans escape, told Reuters: "The traditional North Korea-China route is basically broken, unless the situation has changed significantly."</text:p>
      <text:p text:style-name="P4">
Connected to Dandong City, Liaoning Province, China and the China -DPRK Friendship Bridge, which is in Dandong City and North Korea</text:p>
      <text:p text:style-name="P4">
According to official statistics from South Korea, only 67 people from North North in 2022 successfully entered South Korea, which was significantly reduced compared with the 1047 people in 2019. As China has strengthened border control, this number has actually declined before the outbreak. For those who are from the North, taking Tao China is their preferred path.</text:p>
      <text:p text:style-name="P4">
For the construction of a reinforcement border, the North Korean government and official media have rarely mentioned it, and the North Korean Embassy in London did not answer the inquiry call from Reuters reporters. However, in the speech of "defeating the new crown virus" last year, Kim Jong -un has instructed officials to "ensure the improvement of the comprehensive multiple blocking walls of the border, front lines and coastal areas and sea airspace.</text:p>
      <text:h text:style-name="P12" text:outline-level="3">
<text:span text:style-name="T4">
Cutting off the "Life Line"</text:span>
</text:h>
      <text:p text:style-name="P4">
The School of Research, Reuters and Monterem University of Monte University, analyzed the northern North Korean border satellite image taken from different stages of Google EarthPro from 2019 to early 2023.</text:p>
      <text:p text:style-name="P4">
Due to restrictions on images, geographical characteristics, and weather conditions, analysts cannot comprehensively review the 1,400 kilometers boundary between North Korea and China and the 18 -kilometer boundary between Russia, including the border status of about 353 kilometers. Get image update. Images from satellite operators Maxar are used to analyze 6 key areas in detail.</text:p>
      <text:p text:style-name="P4">
DaveSchmerler, assistant researcher at the Montere International Research Institute of Monterem University, said that it can be seen on the border line of at least 489 kilometers. Concrete walls and additional guards. Some other areas can also see some changes, but due to the limitations of images cannot make a conclusion judgment.</text:p>
      <text:p text:style-name="P4">
The researchers pointed out that most of these additional border protection facilities are located in the residential area that lacks natural barriers (such as high mountains). In addition, the border fences are also added near the flat farmland along the River River.</text:p>
      <text:p text:style-name="P4">
Look at the Korean village from the side of Dandong</text:p>
      <text:p text:style-name="P4">
Sources who are from the North, human rights activities, and sources involved in cargo smuggling or personnel in China said that these new security facilities cut off the economic lifeline of those vulnerable groups, closed their channels to escape from this autocracy, and further further It is limited to the way North Koreans get external information.</text:p>
      <text:p text:style-name="P4">
A northern person who worked at the border between China and North Korea told Reuters that North Korea installed a camera every other distance on the border line, adding a multi -layer fence, including the stabbing wire mesh and electronic fence. His description and the photos and videos he shot from the side of China are in line with the features identified by analysts from the satellite images.</text:p>
      <text:p text:style-name="P4">
The northern person said that sometimes some smuggers can leave North Korea, but they can hardly go back, causing many people to stay in China. He also added that the North Korean side has deployed additional special border guards to strengthen its alert.</text:p>
      <text:p text:style-name="P4">
The Chinese Ministry of Foreign Affairs did not understand the relevant situation in a statement in Reuters, but emphasized that "China and North Korea have always maintained communication and strive to maintain border security and stability together."</text:p>
      <text:p text:style-name="P4">
According to a warning notice issued by the Chinese government in 2020 to the border residents, North Korea ordered the border guards to shoot at trying to cross the border personnel. South Korean pastors and human rights organizations interviewed by Reuters both said that the order is still valid.</text:p>
      <text:h text:style-name="P12" text:outline-level="3">
<text:span text:style-name="T4">
to strengthen the control of the epidemic machine</text:span>
</text:h>
      <text:p text:style-name="P4">
"The North Korean government uses the new crown epidemic as an excuse to create these fences, posts, and other infrastructure," and Lina Yoon, a senior researcher at the North Korean issue organized by Human Rights Observation (HRW), pointed out.</text:p>
      <text:p text:style-name="P4">
International experts point out that part of the border is closed, <text:a xlink:type="simple" xlink:href="https://www.dw.com/zh/zh/朝鲜粮食严重短缺-开城传每日饿死数十人/a-64621170" text:style-name="Internet_20_link" text:visited-style-name="Visited_20_Internet_20_Link">
the problem of food shortage within North Korea has deteriorated in recent months</text:a>
Essence In February this year, Kim Jong -un called for the transformation of the agricultural economy, emphasizing the need to achieve the goal of grain output.</text:p>
      <text:p text:style-name="P4">
Sokelpark, who aid the North North North Korea, told Reuters that the tightening of border control may make a series of "positive changes" stifle in recent years. information. However, he also pointed out that although there are many blockade, Korean hit dramas like "Squid Games" have been introduced into North Korea in some channels.</text:p>
      <text:p text:style-name="P4">
However, he also pointed out that with the passage of time, the epidemic has gradually disappeared, and the Pyongyang government will find that it is becoming more and more difficult for these restricted policies to explain. "Because of this, the international community should increase its support for human rights in North Korea."</text:p>
      <text:p text:style-name="P4">
(Reuters)</text:p>
      <text:p text:style-name="P4">
News Source: <text:a xlink:type="simple" xlink:href="https://www.dw.com/zh/疫情数年-朝鲜加修边界墙与外界隔绝/a-65759302" text:style-name="Internet_20_link" text:visited-style-name="Visited_20_Internet_20_Link">
https://www.dw.com/zh/疫情数年-朝鲜加修边界墙与外界隔绝/a-65759302?maca=chi-rss-chi-all-1127-rdf</text:a>
</text:p>
      <!--NEWS-->
      <text:h text:style-name="P10" text:outline-level="1">
<text:span text:style-name="T4">
Representative of the US Deputy Trade: Evaluation of tariffs on China will not depend on whether there is a breakthrough in trade relations</text:span>
</text:h>
      <text:p text:style-name="P4">
Author: None (Language: zh)</text:p>
      <text:p text:style-name="P4">
Publisher: None</text:p>
      <text:p text:style-name="P4">
Time: 2023-05-28T15:05:00Z</text:p>
      <text:p text:style-name="P4">
Description: US Deputy Deputy Trade Representative Sarai Bianqi told Reuters that the United States will adopt an analysis method for whether the assessment of tariffs on China will be used. The Bayeon government does not assume that Sino -US trade relations will make breakthroughs. Chinese Minister of Commerce Wang Wentao recently met with US Minister of Commerce Raymond Doro and trade representative Daiqi in Washington.</text:p>
      <text:p text:style-name="P4">
Videos: []</text:p>
      <text:p text:style-name="P4">
Images: []</text:p>
      <text:p text:style-name="P4">
Subject: 经济纵横</text:p>
      <text:p text:style-name="P4">
Subjects: ['奥巴马', '汉诺威工业博览会', '岛屿主权争端', '专题报道：全景观看“习马会”', '中国', '中共十九大', '美国', '德中关系']</text:p>
      <text:p text:style-name="P4">
Keywords: ['比安奇', '美国', '贸易', '贸易代表', '301条款', '关税', '中国', '王文涛']</text:p>
      <text:p text:style-name="P4">
Id: 65759378</text:p>
      <!--METADATA-->
      <text:p text:style-name="P4">
<text:a xlink:type="simple" xlink:href="https://www.dw.com/zh/overlay/image/article/65759378/59244760" text:style-name="Internet_20_link" text:visited-style-name="Visited_20_Internet_20_Link">
 </text:a>
American Deputy Trade Representative Sarai Biaqi: We do not assume that Sino -US trade relations will make breakthroughs</text:p>
      <text:p text:style-name="P4">
(Voice of Germany Chinese website) American Deputy Trade Representative Sarai Biaqi(Plate H Hi -Haku)This Saturday said that the Bayeng government did not think that the US -China trade relations would make breakthroughs, but they would continue to have different levels of dialogue with China. She said: "We are evaluating from the perspective of analysis. We have not taken any breakthroughs in trade relations with China as a part of consideration. We do not assume that it will happen."</text:p>
      <text:p text:style-name="P4">
Bi Anqi, who is responsible for supervising the Office of the US Trade Representative (USTR), said that USTR is continuing to study the opinions of the industry and stakeholders on tariffs and negotiate with the US Department of Commerce, the Ministry of Finance and other institutions to determine which category tariffs Strategic, what is economical and reasonable.</text:p>
      <text:h text:style-name="P12" text:outline-level="3">
<text:span text:style-name="T4">
Evaluation after 4 years of tariffs</text:span>
</text:h>
      <text:p text:style-name="P4">
After investigation in accordance with the 301st Calculation of the 1974 Trade Law, it was found that after China stole the intellectual property rights in the United States and coerced American companies to transfer sensitive technologies to carry out business, former US President Trump in 2018 and 2019 was about the value of about the value at the time at the time was approximately value. Thousands of Chinese goods of $ 370 billion are levied on tariffs.</text:p>
      <text:h text:style-name="P12" text:outline-level="3">
<text:span text:style-name="T4">
Will Bayeng continue to trade in China?</text:span>
</text:h>
      <text:p text:style-name="P4">
At present, the scope of tariffs on China includes 7.5 % tariffs on many consumer goods, and 25 % tariffs on vehicles, industrial components, semiconductors and other electronic products. The main categories of tariff exemption include mobile phones, laptops, and video game consoles.</text:p>
      <text:p text:style-name="P4">
*#</text:p>
      <text:h text:style-name="P13" text:outline-level="4">
<text:span text:style-name="T4">
The trade war has gone through three years, where should I go?</text:span>
</text:h>
      <text:h text:style-name="P12" text:outline-level="3">
<text:span text:style-name="T4">
The trade deficit does not decrease to increase</text:span>
</text:h>
      <text:p text:style-name="P4">
Trump takes reduction of trade deficit as its priority policy. According to a phased agreement with Beijing, China promises to import more products such as soybeans from the United States. However, statistical figures show that China's trade surplus in the United States expanded in 2020, reaching 316.9 billion US dollars, an increase of 7.1%. Compared with US $ 265.8 billion in 2017, it increased by 14.9%. Last year, the United States, which was severely damaged by the new crown epidemic, increased significantly for electronics and medical products produced in China.</text:p>
      <text:p text:style-name="P4">
*#</text:p>
      <text:h text:style-name="P13" text:outline-level="4">
<text:span text:style-name="T4">
The trade war has gone through three years, where should I go?</text:span>
</text:h>
      <text:h text:style-name="P12" text:outline-level="3">
<text:span text:style-name="T4">
Where is the job post</text:span>
</text:h>
      <text:p text:style-name="P4">
Trump vowed to return the employment position of the manufacturing industry to the United States. But American companies and their employees are also victims of trade sanctions such as tariffs. A survey by Economic Information Analysis Company "OxFordEconomics" shows that the trade war has led to 245,000 jobs that the United States lost. On the contrary, if the trade barrier is gradually eliminated, the United States may re -create 145,000 employment opportunities by 2025.</text:p>
      <text:p text:style-name="P4">
*#</text:p>
      <text:h text:style-name="P13" text:outline-level="4">
<text:span text:style-name="T4">
The trade war has gone through three years, where should I go?</text:span>
</text:h>
      <text:h text:style-name="P12" text:outline-level="3">
<text:span text:style-name="T4">
More and more Chinese companies on the blacklist</text:span>
</text:h>
      <text:p text:style-name="P4">
In January 2021, the United States added nine companies including Xiaomi to the Ministry of Defense as a list of contact with the Chinese military and issued an investment ban. Earlier, the United States has joined 60 Chinese companies including SMIC and DJI to join the blacklist of trade, because these companies have the actions that "violate US national security or foreign policy interests".</text:p>
      <text:p text:style-name="P4">
*#</text:p>
      <text:h text:style-name="P13" text:outline-level="4">
<text:span text:style-name="T4">
The trade war has gone through three years, where should I go?</text:span>
</text:h>
      <text:h text:style-name="P12" text:outline-level="3">
<text:span text:style-name="T4">
</text:span>
</text:h>
      <text:p text:style-name="P4">
In September 2020, the US Department of Commerce announced that it would prohibit download and use mobile phone applications from Chinese companies WeChat and Tiktok. Tiktok has a large number of local users in the United States, and WeChat is a popular communication application in the Chinese community. Because the company and user groups have complained multiple parties through legal channels, and repeatedly prevented and delayed the effectiveness of the administrative order, the disable measures have not been implemented.</text:p>
      <text:p text:style-name="P4">
*#</text:p>
      <text:h text:style-name="P13" text:outline-level="4">
<text:span text:style-name="T4">
The trade war has gone through three years, where should I go?</text:span>
</text:h>
      <text:h text:style-name="P12" text:outline-level="3">
<text:span text:style-name="T4">
Huawei dispute</text:span>
</text:h>
      <text:p text:style-name="P4">
In the US -China trade conflict, China Telecom giant Huawei has become one of the focus of controversy. In August 2018, Trump signed a bill to ban any US government departments from using products from Huawei and ZTE, including network equipment. Under the urging of the United States, many countries around the world have decided to exclude Huawei outside the construction of 5G networks. In May 2019, the US Department of Commerce included Huawei and 70 affiliated companies in the "entity list" to prohibit American companies from selling components from Huawei. Subsequently, Google began to restrict the use of Android systems and related applications in Huawei mobile phones. The Meng Wanzhou incident, which has continued to the end of 2018, is also considered a microcosm of the United States punishment to suppress Huawei.</text:p>
      <text:p text:style-name="P4">
*#</text:p>
      <text:h text:style-name="P13" text:outline-level="4">
<text:span text:style-name="T4">
The trade war has gone through three years, where should I go?</text:span>
</text:h>
      <text:h text:style-name="P12" text:outline-level="3">
<text:span text:style-name="T4">
Fisherman</text:span>
</text:h>
      <text:p text:style-name="P4">
With the high tariffs of Chinese manufacturing, some importers in the United States have begun to move to other countries. Vietnam and Mexico became one of the winners. In the two years of Sino -US trade disputes, Vietnam's exports to the United States have increased by $ 6.4 billion. From 2017 to 2019, Mexico estimated to export more than $ 4.7 billion to the United States. Taiwan has also further expanded its exports to the United States. In addition, Sino -US trade disputes have forced many Chinese manufacturers to move out of China faster and relocate the production line to Vietnam.</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奇 2: The completion of the evaluation before 2023 is "reasonable"</text:span>
</text:h>
      <text:p text:style-name="P4">
According to the "Article 301", this will be evaluated after 4 years of tariffs. Evaluation starts in May 2022. Bianqi refused to disclose when the assessment would be completed, but said that completion by the end of 2023 was "reasonable."</text:p>
      <text:p text:style-name="P4">
On December 16, 2022, the U.S. Trade Representative Office announced that the tariff exemption of 352 products exported to China will be extended for 9 months. This period will expire on September 30 this year. Some trading experts in Washington believe that this day may be a decisive time point for tariff evaluation.US Finance Minister Yellen believes that the cancellation of "non -strategic" tariffs can reduce the cost of specific commodities, but trade representative Dai Qi believes that these tariffs are "important leverage" to China.</text:p>
      <text:p text:style-name="P4">
Bianqi said that because inflation has been relieved, discussions related to tariffs have subsided.</text:p>
      <text:h text:style-name="P12" text:outline-level="3">
<text:span text:style-name="T4">
Meizhong for the first time in the first time in the cabinet -level meeting</text:span>
</text:h>
      <text:p text:style-name="P4">
On May 25, the Minister of Commerce of China Wang Wentao During the Meeting of the Minister of Trade in the Asia -Pacific Economic Cooperation Organization in Detroit, the Ministry of Commerce of China, <text:a xlink:type="simple" xlink:href="https://www.dw.com/zh/zh/中國商務部長王文濤見雷蒙多-中美破冰關鍵/a-65738924" text:style-name="Internet_20_link" text:visited-style-name="Visited_20_Internet_20_Link">
I met with the US Minister of Commerce Gina Raimondo in Washington</text:a>
Essence This is the first cabinet -level meeting held by Chinese -US officials since the ruling of Biden. It is also the first time in Washington and Beijing for the first time in the United States. After the "spy balloon" incident occurred in February this year, Sino -US relations have continued to deteriorate.</text:p>
      <text:p text:style-name="P4">
China Minister of Commerce Wang Wentao</text:p>
      <text:p text:style-name="P4">
On May 26, the Minister of Commerce of China Wang Wentao met with Dai Qi, a US trade representative. According to the Ministry of Commerce of China, China has put forward concerns about the United States' key issues such as the economic and trade policy in China, the Taiwan -related economic framework, and the 301 tariffs. The two sides agreed to continue to maintain communication.</text:p>
      <text:p text:style-name="P4">
Bianqi said on May 27 that for the global economy, it is important to maintain a healthy dialogue in the United States and China, even if there are differences between the two countries. She said: "These are the two largest economies in the world. We need to dialogue on different levels, even if the conversation is difficult."</text:p>
      <text:p text:style-name="P4">
(Reuters, etc.)</text:p>
      <text:p text:style-name="P4">
News Source: <text:a xlink:type="simple" xlink:href="https://www.dw.com/zh/美副贸易代表：评估对华关税不会取决于贸易关系是否有突破/a-65759378" text:style-name="Internet_20_link" text:visited-style-name="Visited_20_Internet_20_Link">
https://www.dw.com/zh/美副贸易代表：评估对华关税不会取决于贸易关系是否有突破/a-65759378?maca=chi-rss-chi-all-1127-rdf</text:a>
</text:p>
      <!--NEWS-->
      <text:h text:style-name="P10" text:outline-level="1">
<text:span text:style-name="T4">
Why are more than 800 million people living in hunger?</text:span>
</text:h>
      <text:p text:style-name="P4">
Author: 半岛电视台</text:p>
      <text:p text:style-name="P4">
Publisher: Al Jazeera</text:p>
      <text:p text:style-name="P4">
Published Time: 2023-05-28T15:26:12</text:p>
      <text:p text:style-name="P4">
Modified Time: 2023-05-28T15:26:12</text:p>
      <text:p text:style-name="P4">
Description: Ten percent of the world's population has not enough food, which is the highest number in more than ten years.</text:p>
      <text:p text:style-name="P4">
Images: ["<text:a xlink:type="simple" xlink:href="https://chinese.aljazeera.net/wp-content/uploads/2023/05/31-1685287287.png" text:style-name="Internet_20_link" text:visited-style-name="Visited_20_Internet_20_Link">
31-1685287287...</text:a>
", "<text:a xlink:type="simple" xlink:href="https://chinese.aljazeera.net/wp-content/uploads/2023/05/32-1685287304.png" text:style-name="Internet_20_link" text:visited-style-name="Visited_20_Internet_20_Link">
32-1685287304...</text:a>
"]</text:p>
      <text:p text:style-name="P4">
Topics: ['新闻']</text:p>
      <text:p text:style-name="P4">
Keywords: ['新闻', '世界']</text:p>
      <text:p text:style-name="P4">
Type: Article</text:p>
      <!--METADATA-->
      <text:p text:style-name="P4">
<draw:frame draw:style-name="fr1" draw:name="Image120" text:anchor-type="as-char" svg:width="6.9236in" svg:height="4.612736in" draw:z-index="0">
<draw:image xlink:href="../Images/Aljazeera Chinese/2023-05-28T15-26-12/31-1685287287.png" xlink:type="simple" xlink:show="embed" xlink:actuate="onLoad" draw:mime-type="image/png"/>
</draw:frame>
Why is the hungry people in the world rising?(Peninsula TV Station)The level of hunger around the world is rising.</text:p>
      <text:p text:style-name="P4">
According to data from the United Nations Food and Agricultural Organization (FAO), as many as 828 million people (10%of the world's population) go to bed hungry every night, 46 million more than the previous year.</text:p>
      <text:p text:style-name="P4">
Among those who are hungry, two -thirds are women, and 80%of people live in areas that are affected by climate change.</text:p>
      <text:p text:style-name="P4">
In order to raise people's awareness of global hunger, non -profit organization The HUNGER Project will designate May 28 as the World Hunger Day.</text:p>
      <text:p text:style-name="P4">
<draw:frame draw:style-name="fr1" draw:name="Image121" text:anchor-type="as-char" svg:width="6.9236in" svg:height="6.9236in" draw:z-index="0">
<draw:image xlink:href="../Images/Aljazeera Chinese/2023-05-28T15-26-12/32-1685287304.png" xlink:type="simple" xlink:show="embed" xlink:actuate="onLoad" draw:mime-type="image/png"/>
</draw:frame>
828 million people in the world live in hunger every 10 people in the world and go to bed hungry every night. Among those who are hungry, two -thirds are women, and 80%of people live in areas that are affected by climate change.(Peninsula TV Station)Hunger is a weak state. This happens when the body lacks food for a long time.</text:p>
      <text:p text:style-name="P4">
Long -term hunger can lead to health problems, and may cause lifelong body and cognitive damage, especially for children.</text:p>
      <text:p text:style-name="P4">
Nutrition, that is, does not reach calorie intake, indicating the lack of energy and protein, as well as important vitamins and minerals.</text:p>
      <text:p text:style-name="P4">
After ten years of continued decrease, the global hunger population has risen in recent years. From 2019 to 2021, the number of malnutrition increased by more than 150 million, mainly caused by conflict, climate change, economic impact, and new crown epidemic.</text:p>
      <text:p text:style-name="P4">
The cost of food has also increased. From 2019 to 2022, the Food Price Index (FPI) of the Food and Agriculture Organization, which measures the global price change of food, including sugar, meat, grains, dairy products and vegetable oils, rose from 95.1 to 143.7.</text:p>
      <text:p text:style-name="P4">
Monica Totova, an economist at the Food Organization Trade and Marketing Division, pointed out that "even if the price of global food goods has risen, due to different policies in various countries, the growth of the national level is different."</text:p>
      <text:p text:style-name="P4">
"For example, many countries implement consumer subsidies for selected products, fixed prices for consumers and protected them from the influence of global market fluctuations, that is, at the expense of national budget."</text:p>
      <text:p text:style-name="P4">
The latest UN World Grain Safety and Nutrition (SOFI) report found that most of the world's malnutrition people live in Asia. In 2021, about 425 million people were hungry. However, hunger has the highest incidence in Africa, and 278 million people were affected that year.</text:p>
      <text:p text:style-name="P4">
According to the 2023 version of the "Global Food Crisis Report", in 2022, the number of people who experienced serious food shortage increased for the fourth consecutive year. Among the danger of urgency, a total of 258 million people were facing serious hunger.</text:p>
      <text:p text:style-name="P4">
Totova said, "In several major food crises, the economic impact has exceeded the conflict, which has become the main driving factor of severe unsafe food and malnutrition."</text:p>
      <text:p text:style-name="P4">
"Cumulative global economic shocks, including soaring food prices and severe damage to the market, weaken the recovery and ability of countries to respond to food prices."</text:p>
      <text:p text:style-name="P4">
In 2022, war between Russia and Ukraine, the world's two largest major grains, oil seeds and fertilizers, caused a serious interruption of international supply chain and pushed the prices of grain, fertilizer and energy. This has led to the global food price index (FPI) reached its highest level in 2022.</text:p>
      <text:p text:style-name="P4">
The prediction of global hunger future prospects show that hunger will continue to exist, and extreme weather incidents will have a more destructive impact.</text:p>
      <text:p text:style-name="P4">
News Source: <text:a xlink:type="simple" xlink:href="https://chinese.aljazeera.net/news/2023/5/28/%e4%b8%ba%e4%bd%95%e6%9c%898%e4%ba%bf%e5%a4%9a%e4%ba%ba%e7%94%9f%e6%b4%bb%e5%9c%a8%e9%a5%a5%e9%a5%bf%e4%b9%8b%e4%b8%ad%ef%bc%9f" text:style-name="Internet_20_link" text:visited-style-name="Visited_20_Internet_20_Link">
https://chinese.aljazeera.net/news/2023/5/28/%e4%b8%ba%e4%bd%95%e6%9c%898%e4%ba%bf%e5%a4%9a%e4%ba%ba%e7%94%9f%e6%b4%bb%e5%9c%a8%e9%a5%a5%e9%a5%bf%e4%b9%8b%e4%b8%ad%ef%bc%9f</text:a>
</text:p>
      <!--NEWS-->
      <text:h text:style-name="P10" text:outline-level="1">
<text:span text:style-name="T4">
Malaysian research allows technology giants to reprint news payment</text:span>
</text:h>
      <text:p text:style-name="P4">
Author: 联合早报 (Person)</text:p>
      <text:p text:style-name="P4">
Publisher: 联合早报 (Organization)</text:p>
      <text:p text:style-name="P4">
Published Time: 2023-05-28T16:34</text:p>
      <text:p text:style-name="P4">
Modified Time: 2023-05-28T20:00</text:p>
      <text:p text:style-name="P4">
Description: The Malaysian government is studying that technology giants such as Google and Meta are paid for the news of reprinting Malaysian media. The authorities will also discuss the matter with technology giants. The Communication and Digital Family Sunday (May 28) said at a press conference after the exchange of local media in Ipoh, Perak, ...</text:p>
      <text:p text:style-name="P4">
Videos: []</text:p>
      <text:p text:style-name="P4">
Audios: []</text:p>
      <text:p text:style-name="P4">
Images: []</text:p>
      <text:p text:style-name="P4">
Type: NewsArticle</text:p>
      <text:p text:style-name="P4">
Breadcrumbs: ['即时', '国际']</text:p>
      <text:p text:style-name="P4">
Keywords: ['Meta', '谷歌', '媒体', '科技']</text:p>
      <!--METADATA-->
      <text:p text:style-name="P4">
The Malaysian government is studying that technology giants such as Google and Meta are paid for the news of reprinting Malaysian media. The authorities will also discuss the matter with technology giants.</text:p>
      <text:p text:style-name="P4">
The Communications and Digital Family Sunday (May 28) said at a press conference after the Perak Ipoh and local media that the government would find more plans suitable for the Malaysian media ecology. "We have discussed many times, including collecting opinions from all Malaysian media units. We also export relevant opinions to the Prime Minister (Anwar)."</text:p>
      <text:p text:style-name="P4">
He said: "The disputes that occur abroad (technology giants or are not allowed to share the news of the platform) will not occur in Malaysia. We will study the plan for Malaysia. We do not have an unhealthy media environment. We hope that with the online platform (Technology Giant) Starting discussion. "</text:p>
      <text:p text:style-name="P4">
Family told the media at the National Journalist Day on March 15 that the Ministry of Communications was studying developed countries such as Canada and Australia to require scientific and technological giants such as Google and Meta to pay the progress of the news content fee bill to local media companies.</text:p>
      <text:p text:style-name="P4">
He said that Malaysia has not yet prepared to legislate, but the Ministry of Communications and Malaysia Communications and Multimedia Commission have conducted a series of discussions, including talks with suppliers such as social media platforms such as Meta.</text:p>
      <text:p text:style-name="P4">
News Source: <text:a xlink:type="simple" xlink:href="https://www.zaobao.com.sg/realtime/world/story20230528-1399044" text:style-name="Internet_20_link" text:visited-style-name="Visited_20_Internet_20_Link">
https://www.zaobao.com.sg/realtime/world/story20230528-1399044</text:a>
</text:p>
      <!--NEWS-->
      <text:h text:style-name="P10" text:outline-level="1">
<text:span text:style-name="T4">
The Hong Kong government criticized the international amnesty organization on the "missing Uyghur man"</text:span>
</text:h>
      <text:p text:style-name="P4">
Author: chinese@voanews.com (美国之音)</text:p>
      <text:p text:style-name="P4">
Publisher: 美国之音中文网 (Type: NewsMediaOrganization)</text:p>
      <text:p text:style-name="P4">
Published Time: 2023-05-28T16:42:54+08:00</text:p>
      <text:p text:style-name="P4">
Modified Time: 2023-05-28 08:42:54Z</text:p>
      <text:p text:style-name="P4">
Description: The Hong Kong authorities "strongly condemned" the Human Rights Organization International amnesty organization claimed that a Uyghur man disappeared after arriving at the Hong Kong airport. In a statement on Friday, the Human Rights Organization International Aslot Organization said that Abuduwaili Abudureheman, born in Xinjiang, northwest of Xinjiang, northwestern China, went to Hong Kong from South Korea to visit a friend on May 10th. No sound.</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blasts-rights-group-over-missing-uyghur-man-allegation-20230528/7112405.html" text:style-name="Internet_20_link" text:visited-style-name="Visited_20_Internet_20_Link">
https://www.voachinese.com/a/hong-kong-blasts-rights-group-over-missing-uyghur-man-allegation-20230528/7112405.html</text:a>
</text:p>
      <!--NEWS-->
      <text:h text:style-name="P10" text:outline-level="1">
<text:span text:style-name="T4">
Institute of Italy: Do not participate in the “Belt and Road” may also establish a good relationship with China</text:span>
</text:h>
      <text:p text:style-name="P4">
Author: 联合早报 (Person)</text:p>
      <text:p text:style-name="P4">
Publisher: 联合早报 (Organization)</text:p>
      <text:p text:style-name="P4">
Published Time: 2023-05-28T16:45</text:p>
      <text:p text:style-name="P4">
Modified Time: 2023-05-28T17:15</text:p>
      <text:p text:style-name="P4">
Description: Italian Prime Minister Meloni said that even if Italy does not participate in the "Belt and Road" initiative, it may maintain a good relationship with China. Bloomberg reported that Melonney pointed out in an interview released by Italian media IL MESSAGGGERO on Sunday (May 28) that now ... now ...</text:p>
      <text:p text:style-name="P4">
Videos: []</text:p>
      <text:p text:style-name="P4">
Audios: []</text:p>
      <text:p text:style-name="P4">
Images: []</text:p>
      <text:p text:style-name="P4">
Type: NewsArticle</text:p>
      <text:p text:style-name="P4">
Breadcrumbs: ['即时', '国际']</text:p>
      <text:p text:style-name="P4">
Keywords: ['意大利', '中国', '一带一路']</text:p>
      <!--METADATA-->
      <text:p text:style-name="P4">
Italian Prime Minister Meloni said that even if Italy does not participate in the "Belt and Road" initiative, it may maintain a good relationship with China.</text:p>
      <text:p text:style-name="P4">
Bloomberg reported that Melonney stated in an interview released by Italian media iLMESSAGGGERO on Sunday (May 28) that it is too early to predict whether Italy continues to participate in the project. Many interests. "</text:p>
      <text:p text:style-name="P4">
In 2019, the Italian Prime Minister Conte signed a memorandum of understanding with China. The country has become the only member country (G7), which has been the only one to join the “Belt and Road” initiative to date.</text:p>
      <text:p text:style-name="P4">
However, according to earlier reports, the Melony government has recently conveyed signals to withdraw from the "Belt and Road" initiative. Meloni stated on May 10 that Italy has not decided whether to withdraw from the Belt and Road and is evaluating the relevant options. "We haven't made a decision yet, this debate is still public."</text:p>
      <text:p text:style-name="P4">
In an interview with Meloni, Melonney also said that although Italy is the only country in the G7 member states that has joined the "Belt and Road" initiative, it is not a European and Western countries with the most close economic and trade relations with China.</text:p>
      <text:p text:style-name="P4">
She said: "This means (Italy) may have a good relationship with Beijing and also establish a good relationship in important areas, but these are not necessarily part of the overall strategic design."</text:p>
      <text:p text:style-name="P4">
News Source: <text:a xlink:type="simple" xlink:href="https://www.zaobao.com.sg/realtime/world/story20230528-1399047" text:style-name="Internet_20_link" text:visited-style-name="Visited_20_Internet_20_Link">
https://www.zaobao.com.sg/realtime/world/story20230528-1399047</text:a>
</text:p>
      <!--NEWS-->
      <text:h text:style-name="P10" text:outline-level="1">
<text:span text:style-name="T4">
June 4th approach Chen Siming, a person in Zhuzhou, Hunan, Chen Siming was detained by the police</text:span>
</text:h>
      <text:p text:style-name="P4">
Author: None</text:p>
      <text:p text:style-name="P4">
Publisher: Radio Free Asia (Organization)</text:p>
      <text:p text:style-name="P4">
Published Time: 2023-05-28T16:46:32-04:00</text:p>
      <text:p text:style-name="P4">
Modified Time: 2023-05-28T16:4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6.789595in" draw:z-index="0">
<draw:image xlink:href="../Images/rfamandarin/2023-05-28T16-46-32-04-00/000000.png" xlink:type="simple" xlink:show="embed" xlink:actuate="onLoad" draw:mime-type="image/png"/>
</draw:frame>
Chen Siming, a person in Hunan Zhuzhou in June 4th, pushed <text:a xlink:type="simple" xlink:href="https://www.rfa.org/mandarin/Xinwen/6-05282023164229.html/@@images/image" text:style-name="Internet_20_link" text:visited-style-name="Visited_20_Internet_20_Link">
</text:a>
Screenshot of Twitter/ Chen Siming(@csm8964)According to the information released on Sundays of the China Civil Rights Organization, the 34th anniversary of the "June 4th Incident" approached, and the Hunan National Insurance Department was forced to bring it out of monitoring tourism to prevent Zhuzhou's authority Chen Siming commemorating June 4th. However, Chen Siming has been detained by the police for refusing the authorities' requirements for deleting the June 4th tweet.</text:p>
      <text:p text:style-name="P4">
Chen Siming issued a push on May 26: This year, June 4th, the National Security will start "accompanied" day and night to pass this sensitive period. He held four signs in 2017, 2018, 2018, 20120, and 2021 to commemorate June 4th and four seasons; in the June 4th period of 2019, 2019, 2019, 2019, and 2022, he was "traveling" three times. This year, he can only commemorate this sad day with his experience of commemorating June 4th in the past few years.</text:p>
      <text:p text:style-name="P4">
According to reports, Chen Siming was forcibly brought out by Zhuzhou National Security on the morning of May 27. The National Security also asked Chen Siming to delete the content of the above -mentioned tweets. After being rejected, threatened Chen Siming to sentence Chen Siming.</text:p>
      <text:p text:style-name="P4">
Minsheng observations disclosed that this Sunday, Chen Siming was taken back to Lu Yong Branch of Zhuzhou City Public Security Bureau to make an inquiry transcript. Before, he sent a message to his friends that the suspected circumstances were serious, and he hoped that his friend contacted Zhang Lei. On Sunday afternoon, friends who went to the visit came out. Chen Siming had been locked in the detention center, but the number of detention days is unknown.</text:p>
      <text:p text:style-name="P4">
Responsible: He Ping</text:p>
      <text:p text:style-name="P4">
News Source: <text:a xlink:type="simple" xlink:href="https://www.rfa.org/mandarin/Xinwen/6-05282023164229.html" text:style-name="Internet_20_link" text:visited-style-name="Visited_20_Internet_20_Link">
https://www.rfa.org/mandarin/Xinwen/6-05282023164229.html</text:a>
</text:p>
      <!--NEWS-->
      <text:h text:style-name="P10" text:outline-level="1">
<text:span text:style-name="T4">
Nanchang Children's Day rehearsal stage screen collapse official: 9 young children were injured</text:span>
</text:h>
      <text:p text:style-name="P4">
Author: None</text:p>
      <text:p text:style-name="P4">
Publisher: Radio Free Asia (Organization)</text:p>
      <text:p text:style-name="P4">
Published Time: 2023-05-28T17:01:32-04:00</text:p>
      <text:p text:style-name="P4">
Modified Time: 2023-05-28T17:01: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6.778428in" draw:z-index="0">
<draw:image xlink:href="../Images/rfamandarin/2023-05-28T17-01-32-04-00/000000.png" xlink:type="simple" xlink:show="embed" xlink:actuate="onLoad" draw:mime-type="image/png"/>
</draw:frame>
Nanchang Children's Day rehearsal stage screen collapse <text:a xlink:type="simple" xlink:href="https://www.rfa.org/mandarin/Xinwen/7-05282023164711.html/@@images/image" text:style-name="Internet_20_link" text:visited-style-name="Visited_20_Internet_20_Link">
</text:a>
Weibo Screenshot/Fengchao Technology</text:p>
      <text:p text:style-name="P4">
According to the official CCTV News of China, around 5:30 pm on May 27, when many kindergartens in Qingshan Lake District, Nanchang City, when the "Qing Jiuyi" literary performance was rehearsed in the district municipal public square, the stage background display suddenly collapsed. Initial understanding, nine children were injured and have been taken to the hospital for treatment.</text:p>
      <text:p text:style-name="P4">
Online videos show that about 20 children on the stage performed singing and dancing to the audience. A large stand on the back of the stage suddenly led the stage. The nearby children were instantly covered by the collapsed screen. Scream.</text:p>
      <text:p text:style-name="P4">
However, the official report issued by the Qingshan Lake District Committee of Nanchang City stated that the injured child was preliminary diagnosed with a slight injury or abrasion by the hospital, all continued to observe in the hospital, and at the same time psychologically appeased the child.</text:p>
      <text:p text:style-name="P4">
Some Chinese media disclosed that the performance has been canceled, and the stage facilities have been demolished and evacuated, and some people on -site personnel have discouraged the close people.</text:p>
      <text:p text:style-name="P4">
Responsible: He Ping</text:p>
      <text:p text:style-name="P4">
News Source: <text:a xlink:type="simple" xlink:href="https://www.rfa.org/mandarin/Xinwen/7-05282023164711.html" text:style-name="Internet_20_link" text:visited-style-name="Visited_20_Internet_20_Link">
https://www.rfa.org/mandarin/Xinwen/7-05282023164711.html</text:a>
</text:p>
      <!--NEWS-->
      <text:h text:style-name="P10" text:outline-level="1">
<text:span text:style-name="T4">
Li Biyun, a representative of the Guangdong grassroots people's congress Li Biyun, tortured the disability to seek medical treatment</text:span>
</text:h>
      <text:p text:style-name="P4">
Author: None</text:p>
      <text:p text:style-name="P4">
Publisher: Radio Free Asia (Organization)</text:p>
      <text:p text:style-name="P4">
Published Time: 2023-05-28T17:09:44-04:00</text:p>
      <text:p text:style-name="P4">
Modified Time: 2023-05-28T17:09: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6.320577in" draw:z-index="0">
<draw:image xlink:href="../Images/rfamandarin/2023-05-28T17-09-44-04-00/000000.png" xlink:type="simple" xlink:show="embed" xlink:actuate="onLoad" draw:mime-type="image/png"/>
</draw:frame>
Li Biyun, the rights defenders in Foshan, Guangdong, planned to go to a hospital in Guangzhou to cure the disease, but they were blocked by the hired staff hired by the neighborhood committee at the subway entrance. <text:a xlink:type="simple" xlink:href="https://www.rfa.org/mandarin/Xinwen/8-05282023170211.html/@@images/image" text:style-name="Internet_20_link" text:visited-style-name="Visited_20_Internet_20_Link">
</text:a>
Network screenshot/rights protection network</text:p>
      <text:p text:style-name="P4">
According to the news released by the Rights Rights Network on May 28, Li Biyun, a defendant in Foshan, Guangdong, was tortured for many times, and was unable to walk in prison for more than a year. Recently, Li Biyun planned to go to a hospital in Guangzhou under the accompaniment of his family, but was stopped by the hired staff hired by the neighborhood committee at the subway entrance.</text:p>
      <text:p text:style-name="P4">
Li Biyun went out to seek medical treatment with her younger brother and sister last week. However, when she went to the entrance of No. 3 Metro Station of Dongle Road, Shunde District, she was pushed by the leaders of Ronggui Street Office of Ronggui Street Office to prevent her from entering the subway. After being pushed many times, Li Biyun fainted on the ground without any effort. As of now, she is still illegally besieged at home and cannot travel freely.</text:p>
      <text:p text:style-name="P4">
According to reports, in July 2009, Li Biyun was detained by the authorities and was forced to disable by the authorities for led the villagers' land rights. In 2011, Li Biyun was detained by the authorities for 7 months for the election of the National People's Congress of Shunde's grass -roots level. It is also injected with unknown drugs, leading to a worse health.</text:p>
      <text:p text:style-name="P4">
In February 2019, Li Biyun was sentenced to 4 years and 3 months in prison for "crime of stealing" and "crime of obstructing public duties" and was imprisoned with a disabled body. You can't take care of yourself, vomit blood, and have eye diseases, but have been sent by Ronggui Street for 24 hours, so that he has been intercepted and beaten several times to see a doctor.</text:p>
      <text:p text:style-name="P4">
Responsible: He Ping</text:p>
      <text:p text:style-name="P4">
News Source: <text:a xlink:type="simple" xlink:href="https://www.rfa.org/mandarin/Xinwen/8-05282023170211.html" text:style-name="Internet_20_link" text:visited-style-name="Visited_20_Internet_20_Link">
https://www.rfa.org/mandarin/Xinwen/8-05282023170211.html</text:a>
</text:p>
      <!--NEWS-->
      <text:h text:style-name="P10" text:outline-level="1">
<text:span text:style-name="T4">
British Health Minister: Will not negotiate with the Nursery Union on the amount of salary</text:span>
</text:h>
      <text:p text:style-name="P4">
Author: 联合早报 (Person)</text:p>
      <text:p text:style-name="P4">
Publisher: 联合早报 (Organization)</text:p>
      <text:p text:style-name="P4">
Published Time: 2023-05-28T17:10</text:p>
      <text:p text:style-name="P4">
Modified Time: 2023-05-28T17:28</text:p>
      <text:p text:style-name="P4">
Description: British Health Minister Barkley said that the government would not negotiate with the Royal School of Nursing (RCN) on the issue of salary. Reuters reported that in order to settle the trend of nurse strikes, the British authorities have proposed the next fiscal year to raise a salary of 5%for nurses and issue a 2%salary for everyone ...</text:p>
      <text:p text:style-name="P4">
Videos: []</text:p>
      <text:p text:style-name="P4">
Audios: []</text:p>
      <text:p text:style-name="P4">
Images: []</text:p>
      <text:p text:style-name="P4">
Type: NewsArticle</text:p>
      <text:p text:style-name="P4">
Breadcrumbs: ['即时', '国际']</text:p>
      <text:p text:style-name="P4">
Keywords: ['英国', '护士', '通胀', '薪金']</text:p>
      <!--METADATA-->
      <text:p text:style-name="P4">
British Health Minister Barkley said that the government would not negotiate with the Royal School of Nursing (RCN) on the issue of salary.</text:p>
      <text:p text:style-name="P4">
Reuters reported that in order to settle the tide of nurses, the British authorities have proposed the next fiscal year to increase the salary of the nurse by the fiscal year and issue a one -time bonus equivalent to a 2%salary for everyone. However, the nurse of RCN, the largest nurses in the United Kingdom, rejected the salary increase plan and announced immediately to upgrade the strike.</text:p>
      <text:p text:style-name="P4">
In terms of RCN, the government must "fairly" pay the salary of the staff of the National Medical Service (NHS) staff (NHS); if the union nurse cannot reach an agreement with the government with the government, it will plan to strike to Christmas.</text:p>
      <text:p text:style-name="P4">
When asked if he would restore negotiations with the trade union, Minister of Health Barkley told British Sky News that "will not be negotiated with the union for salary."</text:p>
      <text:p text:style-name="P4">
According to reports, 300,000 members of RCN have voted for further strike in the next six months.</text:p>
      <text:p text:style-name="P4">
Faced with a serious crisis of inflation, British nurses have launched a number of strikes, calling on the government to raise salaries. Among them, the 48 -hour strike conducted by RCN at the end of April will expand its scope to staff in the emergency department, intensive care unit and cancer ward for the first time.</text:p>
      <text:p text:style-name="P4">
News Source: <text:a xlink:type="simple" xlink:href="https://www.zaobao.com.sg/realtime/world/story20230528-1399050" text:style-name="Internet_20_link" text:visited-style-name="Visited_20_Internet_20_Link">
https://www.zaobao.com.sg/realtime/world/story20230528-1399050</text:a>
</text:p>
      <!--NEWS-->
      <text:h text:style-name="P10" text:outline-level="1">
<text:span text:style-name="T4">
The slap band "Red Baby Eighteen Win" became popular netizen: Who listened to it?</text:span>
</text:h>
      <text:p text:style-name="P4">
Author: None</text:p>
      <text:p text:style-name="P4">
Publisher: Radio Free Asia (Organization)</text:p>
      <text:p text:style-name="P4">
Published Time: 2023-05-28T17:17:04-04:00</text:p>
      <text:p text:style-name="P4">
Modified Time: 2023-05-28T17:17: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863815in" draw:z-index="0">
<draw:image xlink:href="../Images/rfamandarin/2023-05-28T17-17-04-04-00/000000.png" xlink:type="simple" xlink:show="embed" xlink:actuate="onLoad" draw:mime-type="image/png"/>
</draw:frame>
The slap band performed on the spot <text:a xlink:type="simple" xlink:href="https://www.rfa.org/mandarin/Xinwen/9-05282023171020.html/@@images/image" text:style-name="Internet_20_link" text:visited-style-name="Visited_20_Internet_20_Link">
</text:a>
Screenshot of network video</text:p>
      <text:p text:style-name="P4">
According to the news released by the Chinese Digital Age of Overseas Websites, a song created by the Chinese Rock Band's slap in the beginning of this year has recently caused public attention on the Internet. A lively performance video, which was suspected of being shot by the audience, was also widely spread in Twitter in the Chinese circle.</text:p>
      <text:p text:style-name="P4">
This song lists China's "dynamic clearing" epidemic government, Gu Ailing controversy, Eastern Airlines crash, the Russian and Ukraine War, the town as a questioner, Erxi, Fengxian Iron Chain Girl, Tangshan barbecue shop, and the Beijing Tiantongyuan neighborhood committee " "Soft -ribs", Lanzhou three -year -old boy missed the death of the treatment due to the prevention and control of the epidemic, the secretary of the Zhengzhou community, missed his daughter's adult ceremony, Hu Xinyu's disappearance case, the BMW BMW collision crowd, Pelosi visited Taiwan, Henan Village bank mines, Foxconn employees returned to the countryside , Guizhou bus, Urumqi fire, white paper sports and other hot events in recent years, and formed the "eighteen series", and some of these songs have been banned in major online platforms in China.</text:p>
      <text:p text:style-name="P4">
It is reported that currently searching for the "Light Band" or "Red Boy Eighteen Win" on China ’s Weibo, all show that“ no related results are found ”. Some netizens commented that the song "Who listened to the trembling? Who listened to tears? Who listened to his teeth?"</text:p>
      <text:p text:style-name="P4">
Responsible: He Ping</text:p>
      <text:p text:style-name="P4">
News Source: <text:a xlink:type="simple" xlink:href="https://www.rfa.org/mandarin/Xinwen/9-05282023171020.html" text:style-name="Internet_20_link" text:visited-style-name="Visited_20_Internet_20_Link">
https://www.rfa.org/mandarin/Xinwen/9-05282023171020.html</text:a>
</text:p>
      <!--NEWS-->
      <text:h text:style-name="P10" text:outline-level="1">
<text:span text:style-name="T4">
Lai Qingde attacked Chinese manufacturing public opinion: shaped the election of Taiwan as a selection of war and peace</text:span>
</text:h>
      <text:p text:style-name="P4">
Author: None</text:p>
      <text:p text:style-name="P4">
Publisher: Radio Free Asia (Organization)</text:p>
      <text:p text:style-name="P4">
Published Time: 2023-05-28T17:19:39-04:00</text:p>
      <text:p text:style-name="P4">
Modified Time: 2023-05-28T17:19: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57851in" draw:z-index="0">
<draw:image xlink:href="../Images/rfamandarin/2023-05-28T17-19-39-04-00/000000.png" xlink:type="simple" xlink:show="embed" xlink:actuate="onLoad" draw:mime-type="image/png"/>
</draw:frame>
Lai Qingde, Chairman of the Democratic Progressive Party of Taiwan <text:a xlink:type="simple" xlink:href="https://www.rfa.org/mandarin/Xinwen/10-05282023171735.html/@@images/image" text:style-name="Internet_20_link" text:visited-style-name="Visited_20_Internet_20_Link">
</text:a>
Reuters pictures</text:p>
      <text:p text:style-name="P4">
The President of the Taiwan Democratic Progressive Party Lai Qingde publicly criticized the Beijing authorities to create public opinion in Taiwan ’s society on Sunday. It is a choice of war and peace in the 2024 presidential election of Taiwan.</text:p>
      <text:p text:style-name="P4">
According to the Taiwan Central News Agency reported on May 28, as a candidate for the 2024 presidential election, Lai Qingde attended the "2024 Campus President Marathon" hosted by the Asia -Pacific Youth Association and the Taiwan University Political Science Department that day pointed out that China "Wen Anti -" in Taiwan "Wen Anti -" attack on Taiwan "The transformation is intensified, that is, the 1992 consensus, the principle of" a China ", or adopting" martial arts "to conduct military exercises in the Taiwan Strait, do not give up force with force and swallow a uniform in Taiwan; and China still creates public opinion in Taiwan's society, shaping the 2024 presidential election is the 2024 presidential election. Selection of war and peace.</text:p>
      <text:p text:style-name="P4">
Lai Qingde pointed out that in recent years, under the leadership of President Tsai Ing -wen, Taiwan has continuously strengthened self -defense capabilities and stood with the democratic camp. There is a consensus in Taiwanese society, "democracy, peace, and prosperity"; especially democracy, in addition to freedom, we must also respect diversified democracy, respect for multiple cultures, and diverse values. This is the true meaning of "the people of the people".</text:p>
      <text:p text:style-name="P4">
Lai Qingde emphasized that "there is no winner in peace, no winners", no one in Taiwan wants to war, and no political party wants to seek war; peace is not only in line with the interests of cross -strait interests, but in line with the interests of the world.</text:p>
      <text:p text:style-name="P4">
Responsible: He Ping</text:p>
      <text:p text:style-name="P4">
News Source: <text:a xlink:type="simple" xlink:href="https://www.rfa.org/mandarin/Xinwen/10-05282023171735.html" text:style-name="Internet_20_link" text:visited-style-name="Visited_20_Internet_20_Link">
https://www.rfa.org/mandarin/Xinwen/10-05282023171735.html</text:a>
</text:p>
      <!--NEWS-->
      <text:h text:style-name="P10" text:outline-level="1">
<text:span text:style-name="T4">
The Ambassador said that providing weapons to Russia will set up an investigation team</text:span>
</text:h>
      <text:p text:style-name="P4">
Author: 联合早报 (Person)</text:p>
      <text:p text:style-name="P4">
Publisher: 联合早报 (Organization)</text:p>
      <text:p text:style-name="P4">
Published Time: 2023-05-28T18:02</text:p>
      <text:p text:style-name="P4">
Modified Time: 2023-05-28T18:07</text:p>
      <text:p text:style-name="P4">
Description: South African President Rama Tosa established a three -person independent group, which was investigated by the US Ambassador -based Russian vessels in South Africa's port loading weapons. Bloomberg reported that the Presidential Palace in South Africa said in a statement on Sunday (May 28): "The group will be six weeks after appointment ...</text:p>
      <text:p text:style-name="P4">
Videos: []</text:p>
      <text:p text:style-name="P4">
Audios: []</text:p>
      <text:p text:style-name="P4">
Images: []</text:p>
      <text:p text:style-name="P4">
Type: NewsArticle</text:p>
      <text:p text:style-name="P4">
Breadcrumbs: ['即时', '国际']</text:p>
      <text:p text:style-name="P4">
Keywords: ['南非', '美国', '俄乌战争', '俄罗斯']</text:p>
      <!--METADATA-->
      <text:p text:style-name="P4">
South African President Rama Tosa established a three -person independent group, which was investigated by the US Ambassador -based Russian vessels in South Africa's port loading weapons.</text:p>
      <text:p text:style-name="P4">
Bloomberg reported that the Presidential Palace in South Africa said in a statement on Sunday (May 28) saying: "The group will complete the investigation within six weeks after appointment, and it is expected to submit a report to the president within two weeks after the work."</text:p>
      <text:p text:style-name="P4">
The statement also said that if necessary, the working group can also require extended the investigation time.</text:p>
      <text:p text:style-name="P4">
If the report can be completed on time, it may be submitted to President Lamagua before the BRICS Summit in August in South Africa. Because Russia is a member of the BRICS Group, Russian President Putin will also attend the summit.</text:p>
      <text:p text:style-name="P4">
The United States Ambassador to South Africa, Britti, told the media on May 11 that although South Africa held a neutral position in Russia's invasion of Ukraine, the United States was convinced that South Africa provided weapons and ammunition to Russia, and pointed out that the weapons had been opened in December last year. Simon's naval base is loaded on a Russian cargo ship Lady R.</text:p>
      <text:p text:style-name="P4">
The Presidential Palace in South Africa stated on the same day that it was not a secret that the cargo was stopped in South Africa, but the various claims that had occurred in the purpose of stopping "have not received evidence support so far."</text:p>
      <text:p text:style-name="P4">
South African International Relations and Cooperation Minister Pan Duor called Britti on May 12, saying "the biggest dissatisfaction" on the latter's above -mentioned remarks. Britti wrote on the same day that he was glad to have the opportunity to "correct any wrong impression left by my public remarks", which was thought to apologize to his remarks.</text:p>
      <text:p text:style-name="P4">
Bloomberg reported that South Africa currency Rand had plummeted more than 5%within four days after Britti made his remarks, and the followers of diplomatic storms could destroy the trade agreement between South Africa and the United States.</text:p>
      <text:p text:style-name="P4">
News Source: <text:a xlink:type="simple" xlink:href="https://www.zaobao.com.sg/realtime/world/story20230528-1399061" text:style-name="Internet_20_link" text:visited-style-name="Visited_20_Internet_20_Link">
https://www.zaobao.com.sg/realtime/world/story20230528-1399061</text:a>
</text:p>
      <!--NEWS-->
      <text:h text:style-name="P10" text:outline-level="1">
<text:span text:style-name="T4">
Turkish presidential votes are decided to invoiced more than half of the state -owned media claiming that El section is temporarily leading</text:span>
</text:h>
      <text:p text:style-name="P4">
Publisher: 法新社</text:p>
      <text:p text:style-name="P4">
Published Time: 2023-05-28T18:02:07+00:00</text:p>
      <text:p text:style-name="P4">
Modified Time: 2023-05-28T17:50:01+00:00</text:p>
      <text:p text:style-name="P4">
Description: (AFP Istanburg, 28th) Turkey held a decision of the presidential election today. According to state -owned media reports, after more than half of the votes, the current president Eldan leader Kidrido Lu, but with the more, with the more Multiple votes are issued, and his leading gap seems to have shrun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28T18-02-07-00-00/000000.png" xlink:type="simple" xlink:show="embed" xlink:actuate="onLoad" draw:mime-type="image/png"/>
</draw:frame>
The state -owned Anadolu reported that after 55%of the votes were issued, the Tayyip Erican was temporarily led at 55.8%. Essence</text:p>
      <text:p text:style-name="P4">
However, the ANKA News Agency, which supports the opposition to the camp, reported that Kirida Ouru led 49%of the El section 51%.</text:p>
      <text:p text:style-name="P4">
News Source: <text:a xlink:type="simple" xlink:href="https://www.rfi.fr/cn/%E5%9B%BD%E9%99%85%E6%8A%A5%E9%81%93/20230528-%E5%9C%9F%E8%80%B3%E5%85%B6%E6%80%BB%E7%BB%9F%E5%86%B3%E9%80%89%E5%BC%80%E7%A5%A8%E9%80%BE%E5%8D%8A-%E5%9B%BD%E8%90%A5%E5%AA%92%E4%BD%93%E7%A7%B0%E8%89%BE%E5%B0%94%E6%AE%B5%E6%9A%82%E5%B1%85%E9%A2%86%E5%85%88" text:style-name="Internet_20_link" text:visited-style-name="Visited_20_Internet_20_Link">
https://www.rfi.fr/cn/%E5%9B%BD%E9%99%85%E6%8A%A5%E9%81%93/20230528-%E5%9C%9F%E8%80%B3%E5%85%B6%E6%80%BB%E7%BB%9F%E5%86%B3%E9%80%89%E5%BC%80%E7%A5%A8%E9%80%BE%E5%8D%8A-%E5%9B%BD%E8%90%A5%E5%AA%92%E4%BD%93%E7%A7%B0%E8%89%BE%E5%B0%94%E6%AE%B5%E6%9A%82%E5%B1%85%E9%A2%86%E5%85%88</text:a>
</text:p>
      <!--NEWS-->
      <text:h text:style-name="P10" text:outline-level="1">
<text:span text:style-name="T4">
Russian Foreign Minister: The Western providing F-16 fighter to Western is an upgraded behavior of "unacceptable"</text:span>
</text:h>
      <text:p text:style-name="P4">
Author: 联合早报 (Person)</text:p>
      <text:p text:style-name="P4">
Publisher: 联合早报 (Organization)</text:p>
      <text:p text:style-name="P4">
Published Time: 2023-05-28T19:08</text:p>
      <text:p text:style-name="P4">
Modified Time: 2023-05-28T19:08</text:p>
      <text:p text:style-name="P4">
Description: Russian Foreign Minister Lavrov said the plan to provide F-16 fighters to Ukraine was an "unacceptable" war upgrade. Russia reported that Lavrov Sunday (May 28) accepted the TV show "Moscow, the Kremlin, Putin ...</text:p>
      <text:p text:style-name="P4">
Videos: []</text:p>
      <text:p text:style-name="P4">
Audios: []</text:p>
      <text:p text:style-name="P4">
Images: []</text:p>
      <text:p text:style-name="P4">
Type: NewsArticle</text:p>
      <text:p text:style-name="P4">
Breadcrumbs: ['即时', '国际']</text:p>
      <text:p text:style-name="P4">
Keywords: ['俄乌战争', 'F-16战机', '俄罗斯', '拜登']</text:p>
      <!--METADATA-->
      <text:p text:style-name="P4">
Russian Foreign Minister Lavrov said the plan to provide F-16 fighters to Ukraine was an "unacceptable" war upgrade.</text:p>
      <text:p text:style-name="P4">
Russia reported that Lavrov Sunday (May 28) was interviewed by the TV show "Moscow, the Kremlin, and Moscow. Kremlin.putin. This evaluation said: "Of course, this is an unacceptable upgrade."</text:p>
      <text:p text:style-name="P4">
Lavrov pointed out that "Western political analysts have been discussing how to use Russia to colonize", "they mean to split our country. I hope that wisers will give up their reckless support for the new Nazi regime created by the West. "</text:p>
      <text:p text:style-name="P4">
Ukraine has long called on the Western allies to provide the vital F-16 fighter support. However, the United States, which has the right to decide, has not turned on the green lights before. Until the recently, the US President Bayeng Government issued to the European allies. The signal shows that they will allow them to export the F-16 fighter to Ukraine.</text:p>
      <text:p text:style-name="P4">
Biden promised during the attendance of the Seventh Kingdom Group (G7) Summit that he would support the training of allies to the mortal traveler.</text:p>
      <text:p text:style-name="P4">
Russian Deputy Foreign Minister Gruhko warned last week that if Western countries provide F-16 fighters to Ukraine, they will face "huge risks".</text:p>
      <text:p text:style-name="P4">
News Source: <text:a xlink:type="simple" xlink:href="https://www.zaobao.com.sg/realtime/world/story20230528-1399074" text:style-name="Internet_20_link" text:visited-style-name="Visited_20_Internet_20_Link">
https://www.zaobao.com.sg/realtime/world/story20230528-1399074</text:a>
</text:p>
      <!--NEWS-->
      <text:h text:style-name="P10" text:outline-level="1">
<text:span text:style-name="T4">
France Osaka ’s flight to Paris is returned due to a failure</text:span>
</text:h>
      <text:p text:style-name="P4">
Author: 联合早报 (Person)</text:p>
      <text:p text:style-name="P4">
Publisher: 联合早报 (Organization)</text:p>
      <text:p text:style-name="P4">
Published Time: 2023-05-28T19:15</text:p>
      <text:p text:style-name="P4">
Modified Time: 2023-05-28T19:15</text:p>
      <text:p text:style-name="P4">
Description: A French Airlines flight from Osaka, Japan to Paris, France, returned to Osaka due to failure during flight. Reuters quoted the Kyodo News Agency reported that the French airliner KLM SA was at 11:15 am local time (May 28) at 11:15 am (Singapore Time Star ...</text:p>
      <text:p text:style-name="P4">
Videos: []</text:p>
      <text:p text:style-name="P4">
Audios: []</text:p>
      <text:p text:style-name="P4">
Images: []</text:p>
      <text:p text:style-name="P4">
Type: NewsArticle</text:p>
      <text:p text:style-name="P4">
Breadcrumbs: ['即时', '国际']</text:p>
      <text:p text:style-name="P4">
Keywords: ['航班', '故障', '日本', '法国']</text:p>
      <!--METADATA-->
      <text:p text:style-name="P4">
A French Airlines flight from Osaka, Japan to Paris, France, returned to Osaka due to failure during flight.</text:p>
      <text:p text:style-name="P4">
Reuters quoted the Kyodo News Agency of Japan, and the French airliner KLMSA took off from Kansai Airport, Osaka Kansai Airport at 11:15 am (May 28, May 28), local time, but due to the weather radar and speedmers If a fault, the plane returned after about 35 minutes, and landed safely at the Kansai Airport at about 2:25 pm.</text:p>
      <text:p text:style-name="P4">
The Kansai International Airport Office of the Ministry of Communications of Japan said that 324 passengers and crew members on board were not injured, but the front edge of the aircraft was damaged, and the reason was under investigation.</text:p>
      <text:p text:style-name="P4">
News Source: <text:a xlink:type="simple" xlink:href="https://www.zaobao.com.sg/realtime/world/story20230528-1399076" text:style-name="Internet_20_link" text:visited-style-name="Visited_20_Internet_20_Link">
https://www.zaobao.com.sg/realtime/world/story20230528-1399076</text:a>
</text:p>
      <!--NEWS-->
      <text:h text:style-name="P10" text:outline-level="1">
<text:span text:style-name="T4">
Korean media: Korean machines are arrested by passengers on the machine on the aircraft</text:span>
</text:h>
      <text:p text:style-name="P4">
Author: 联合早报 (Person)</text:p>
      <text:p text:style-name="P4">
Publisher: 联合早报 (Organization)</text:p>
      <text:p text:style-name="P4">
Published Time: 2023-05-28T20:01</text:p>
      <text:p text:style-name="P4">
Modified Time: 2023-05-28T20:05</text:p>
      <text:p text:style-name="P4">
Description: The Daqiu Court of South Korea issued an arrest warrant for the passenger Li, a passenger who opened the emergency cabin without authorization on the South Korean Air Aircraft. The Yonhap News Agency reported that South Korean Air (ASIANA) OZ8124 flights took off from Jeju Airport on the morning of Friday (May 26).</text:p>
      <text:p text:style-name="P4">
Videos: []</text:p>
      <text:p text:style-name="P4">
Audios: []</text:p>
      <text:p text:style-name="P4">
Images: []</text:p>
      <text:p text:style-name="P4">
Type: NewsArticle</text:p>
      <text:p text:style-name="P4">
Breadcrumbs: ['即时', '国际']</text:p>
      <text:p text:style-name="P4">
Keywords: ['韩国', '韩亚航空']</text:p>
      <!--METADATA-->
      <text:p text:style-name="P4">
The Daqiu Court of South Korea issued an arrest warrant for the passenger Li, a passenger who opened the emergency cabin without authorization on the South Korean Air Aircraft.</text:p>
      <text:p text:style-name="P4">
The Yonhap News Agency reported that the Asiana Airlines (Asiana) OZ8124 flight took off from Jeju Airport on the morning of Friday (May 26). Before landing in Daegu Airport, the cabin door suddenly opened. The Daqiu Police Department captured the man Li (33) who opened the door on the spot after the plane landed.</text:p>
      <text:p text:style-name="P4">
After the Daqiu District Court conducted a review of Li on the afternoon of Sunday (28th), he issued an arrest permit. It is reported that the court believed that Li was serious and possibly fled, so he decided to arrest him.</text:p>
      <text:p text:style-name="P4">
In addition, the police also plans to investigate the passengers and flight attendants of the suspects of the suspect at the time of the incident.</text:p>
      <text:p text:style-name="P4">
Police said on Saturday (27th) that Li claimed that he was unemployed recently, so he was under great pressure. He felt that the flight time was longer than expected and felt suffocating, so he wanted to leave quickly.</text:p>
      <text:p text:style-name="P4">
After Li opened the door, the strong wind blowing into the cabin, causing some passengers to panic. There were a total of 194 passengers on board, including 65 primary and secondary school students. Some students had symptoms such as nausea, vomiting, trembling hands and feet, and were sent to the hospital for treatment. Facing the reporter, Li said "very sorry for the children."</text:p>
      <text:p text:style-name="P4">
This is the first incident in the history of South Korean aviation known as South Korea. Li was suspected of violating the Aviation Security Law and faced a maximum 10 -year imprisonment.</text:p>
      <text:p text:style-name="P4">
News Source: <text:a xlink:type="simple" xlink:href="https://www.zaobao.com.sg/realtime/world/story20230528-1399085" text:style-name="Internet_20_link" text:visited-style-name="Visited_20_Internet_20_Link">
https://www.zaobao.com.sg/realtime/world/story20230528-1399085</text:a>
</text:p>
      <!--NEWS-->
      <text:h text:style-name="P10" text:outline-level="1">
<text:span text:style-name="T4">
British media: The Sunak government hopes that retailers will have the upper limit for food prices</text:span>
</text:h>
      <text:p text:style-name="P4">
Author: 联合早报 (Person)</text:p>
      <text:p text:style-name="P4">
Publisher: 联合早报 (Organization)</text:p>
      <text:p text:style-name="P4">
Published Time: 2023-05-28T21:01</text:p>
      <text:p text:style-name="P4">
Modified Time: 2023-05-28T21:01</text:p>
      <text:p text:style-name="P4">
Description: The British Prime Minister Sonak government is seeking an agreement with retailers to set the upper limit of price for food and milk such as bread and milk to better cope with inflation. The British "Telegraph" Saturday (May 27) quoted Minister of Health Buckley, saying that the authorities are building construction with the supermarket ...</text:p>
      <text:p text:style-name="P4">
Videos: []</text:p>
      <text:p text:style-name="P4">
Audios: []</text:p>
      <text:p text:style-name="P4">
Images: []</text:p>
      <text:p text:style-name="P4">
Type: NewsArticle</text:p>
      <text:p text:style-name="P4">
Breadcrumbs: ['即时', '国际']</text:p>
      <text:p text:style-name="P4">
Keywords: ['英国', '零售业', '通胀', '苏纳克']</text:p>
      <!--METADATA-->
      <text:p text:style-name="P4">
The British Prime Minister Sonak government is seeking an agreement with retailers to set the upper limit of price for food and milk such as bread and milk to better cope with inflation.</text:p>
      <text:p text:style-name="P4">
The British "Telegraph" Saturday (May 27) quoted Minister of Health Buckley, saying that the authorities are working with constructive cooperation with the supermarket to discuss how to solve the actual problems of food inflation and living costs. The influence of the business.</text:p>
      <text:p text:style-name="P4">
Government people emphasized that the above suggestions are currently in the planned stage, and retailers will voluntarily decide whether to participate.</text:p>
      <text:p text:style-name="P4">
British food inflation rate is the highest in Western Europe. In the past year, food prices have risen by more than 19%, the worst situation since the 1970s. In recent weeks, large supermarkets such as Tesco and SAINSBURY ’s have announced the price reduction of some foods.</text:p>
      <text:p text:style-name="P4">
Faced with a series of people's livelihood challenges brought by the inflation crisis, Prime Minister Sonak has promised to reduce the inflation rate to about 5%by the end of this year. The inflation rate in Britain in April was 8.7%, lower than 10%at the beginning of this year.</text:p>
      <text:p text:style-name="P4">
If the Supar government introduces the upper limit of food price, it will be the biggest attempt to manage retail prices since the former British conservative Prime Minister Edward Heath formulated control measures in the 1970s.</text:p>
      <text:p text:style-name="P4">
The British Retailer Association (BRC) urged the government to simplify the rules, "instead of re -creation of price control methods in the 1970s."</text:p>
      <text:p text:style-name="P4">
Andrewopie, director of Sustainable Development of BRC food and sustainable development, pointed out that controlling food prices will not have any impact on food prices. Higher price with farmers. "</text:p>
      <text:p text:style-name="P4">
News Source: <text:a xlink:type="simple" xlink:href="https://www.zaobao.com.sg/realtime/world/story20230528-1399103" text:style-name="Internet_20_link" text:visited-style-name="Visited_20_Internet_20_Link">
https://www.zaobao.com.sg/realtime/world/story20230528-1399103</text:a>
</text:p>
      <!--NEWS-->
      <text:h text:style-name="P10" text:outline-level="1">
<text:span text:style-name="T4">
McCarthy's next challenge: Promote the preliminary agreement of Congress through debt limit</text:span>
</text:h>
      <text:p text:style-name="P4">
Author: chinese@voanews.com (美国之音)</text:p>
      <text:p text:style-name="P4">
Publisher: 美国之音中文网 (Type: NewsMediaOrganization)</text:p>
      <text:p text:style-name="P4">
Published Time: 2023-05-28T21:13:34+08:00</text:p>
      <text:p text:style-name="P4">
Modified Time: 2023-05-28 13:13:34Z</text:p>
      <text:p text:style-name="P4">
Description: The Republican leader of the House of Representatives of the United States Congress reached a preliminary agreement on raising the US debt limit and the White House. The next severe challenge of the Congress House Speaker McCarthy is to make the agreement pass in Congress. Congress's hard -line Republicans and radical Democrats may oppose this preliminary agreement.</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mccarthy-next-challenge-sell-debt-ceiling-deal-in-congress-20230528/7112557.html" text:style-name="Internet_20_link" text:visited-style-name="Visited_20_Internet_20_Link">
https://www.voachinese.com/a/mccarthy-next-challenge-sell-debt-ceiling-deal-in-congress-20230528/7112557.html</text:a>
</text:p>
      <!--NEWS-->
      <text:h text:style-name="P10" text:outline-level="1">
<text:span text:style-name="T4">
Ukraine's largest air strike Zelei Zezeli praised the Ukraine Army</text:span>
</text:h>
      <text:p text:style-name="P4">
Author: 联合早报 (Person)</text:p>
      <text:p text:style-name="P4">
Publisher: 联合早报 (Organization)</text:p>
      <text:p text:style-name="P4">
Published Time: 2023-05-28T21:32</text:p>
      <text:p text:style-name="P4">
Modified Time: 2023-05-28T21:33</text:p>
      <text:p text:style-name="P4">
Description: Ukraine was hit by a large -scale drone of Russia. The Ukraine Army claimed to shot down 52 Russian UAVs. President Zeleziski praised the heroic performance of the Ukraine Defense Forces. Comprehensive foreign news reports, Russia launched several rounds of drone attacks on Ukraine all night, which is also the 14th of this month ...</text:p>
      <text:p text:style-name="P4">
Videos: []</text:p>
      <text:p text:style-name="P4">
Audios: []</text:p>
      <text:p text:style-name="P4">
Images: []</text:p>
      <text:p text:style-name="P4">
Type: NewsArticle</text:p>
      <text:p text:style-name="P4">
Breadcrumbs: ['即时', '国际']</text:p>
      <text:p text:style-name="P4">
Keywords: ['俄乌战争', '乌克兰', '无人机', '空袭']</text:p>
      <!--METADATA-->
      <text:p text:style-name="P4">
Ukraine was hit by a large -scale drone in Russia, <text:a xlink:type="simple" xlink:href="https://www.zaobao.com.sg/realtime/world/story20230528-1398909" text:style-name="Internet_20_link" text:visited-style-name="Visited_20_Internet_20_Link">
U -Air Army claims to shot down 52 Russian drones</text:a>
President Zeleziski praised the heroic performance of the Black Air Defense Force.</text:p>
      <text:p text:style-name="P4">
Comprehensive foreign news reports, Russia launched several rounds of drone attacks on Ukraine all night, and it was also the 14th drone attack on Kiev this month. The Ukrainian authorities said on Sunday (May 28) that the shot of drone fragments fell in several districts, causing the two to die, and the other three were injured.</text:p>
      <text:p text:style-name="P4">
Vitaliklitschko said earlier that day that drones were hit from multiple directions to Kiev that day. The air defense system intercepts at least 20 drones. A 41 -year -old man died, and another 35 -year -old woman was injured.</text:p>
      <text:p text:style-name="P4">
The Ukrainian military subsequently stated that this attack was the largest air strike launched by Russia since the outbreak of the war. The Russian army dispatched 54 Iranian "witnesses" drones (SHAHED), of which 52 were shot down by Ukrainian air defense forces.</text:p>
      <text:p text:style-name="P4">
The Ukrainian Army said that Moscow's goal was Ukraine's "central parts, especially the military facilities and key infrastructure of Kiev, especially Kiev."</text:p>
      <text:p text:style-name="P4">
President Ukradoni expressed his gratitude to the Black Air Defense Force later that day that he praised the soldiers of soldiers as "heroes". He said: "Whenever you shoot down the enemy's drone and missile, life is saved ... you are a hero!"</text:p>
      <text:p text:style-name="P4">
On Sunday, Kiev Celebrating the City Day, the Wuxi authorities said: "The enemy decided to use their drone killer on the Kiev Day to express his congratulations to the Kiev people '."</text:p>
      <text:p text:style-name="P4">
"Kiev has stood up. Kiev has stood up. Kiev is strong and powerful." Kiev said. "</text:p>
      <text:p text:style-name="P4">
News Source: <text:a xlink:type="simple" xlink:href="https://www.zaobao.com.sg/realtime/world/story20230528-1399109" text:style-name="Internet_20_link" text:visited-style-name="Visited_20_Internet_20_Link">
https://www.zaobao.com.sg/realtime/world/story20230528-1399109</text:a>
</text:p>
      <!--NEWS-->
      <text:h text:style-name="P10" text:outline-level="1">
<text:span text:style-name="T4">
McCarthy Biden US debt limit agreement may face the challenge of hardliners Republicans</text:span>
</text:h>
      <text:p text:style-name="P4">
Author: 联合早报 (Person)</text:p>
      <text:p text:style-name="P4">
Publisher: 联合早报 (Organization)</text:p>
      <text:p text:style-name="P4">
Published Time: 2023-05-28T22:27</text:p>
      <text:p text:style-name="P4">
Modified Time: 2023-05-28T23:10</text:p>
      <text:p text:style-name="P4">
Description: The US government's debt default crisis is imminent. After several rounds of negotiations, President Biden and the Speaker of the House of Representatives McCarthy in principle reached a debt limit agreement, but whether the agreement can obtain it in the House of Representatives still has uncertainty. Reuters reports that the debt limit agreement is expected to be on Sunday (May ... in May ...</text:p>
      <text:p text:style-name="P4">
Videos: []</text:p>
      <text:p text:style-name="P4">
Audios: []</text:p>
      <text:p text:style-name="P4">
Images: []</text:p>
      <text:p text:style-name="P4">
Type: NewsArticle</text:p>
      <text:p text:style-name="P4">
Breadcrumbs: ['即时', '国际']</text:p>
      <text:p text:style-name="P4">
Keywords: ['美国', '债务违约', '共和党', '拜登', '麦卡锡']</text:p>
      <!--METADATA-->
      <text:p text:style-name="P4">
The US government's debt default crisis is imminent. After several rounds of negotiations, President Biden and the Speaker of the House of Representatives McCarthy in principle reached a debt limit agreement, but whether the agreement can obtain it in the House of Representatives still has uncertainty.</text:p>
      <text:p text:style-name="P4">
Reuters reports that the debt limit agreement is expected to formulate legislative texts on Sunday (May 28), and parliamentarians will receive relevant agreement text on the same day, and the House of Representatives will vote on May 31.</text:p>
      <text:p text:style-name="P4">
According to the agreement, the debt limit will be suspended until January 2025, that is, after the next US election is over. Some people who understand the framework say that the debt limit will take effect on January 1, but some experts believe that the exact date may depend on the text of the bill.</text:p>
      <text:p text:style-name="P4">
The level that the Republican House Speaker McCarthy is about to face is the promotion of the agreement to be passed in the House of Representatives. McCarthy said on Sunday that more than 95%of the Republicans of the House of Representatives were very excited about the agreement. He believed that the agreement was supported by most Republicans.</text:p>
      <text:p text:style-name="P4">
However, some hard -line Republicans have threatened to let the agreement make the agreement. Chip Roy, a Republican Republican Republican member, tweeted on the same day, saying that "we will stop" the agreement was approved in the House of Representatives.</text:p>
      <text:p text:style-name="P4">
Republicans of the House of Representatives and the Senate are criticized for the time framework of the agreement and the new clauses. In the tweet, Roy accused the agreement that the agreement will retain the practice of expanding the domestic tax bureau when the Democratic Party controls the two houses of the Congress.</text:p>
      <text:p text:style-name="P4">
Republican senator Lindseygraham also expressed concerns about the agreement on the agreement on the U.S. defense and support of Ukraine. He issued a statement saying that he did not intend to arrears debt, but he would not support the reduction of the naval scale and preventing the continued to provide technical and weapon assistance to Ukraine.</text:p>
      <text:p text:style-name="P4">
McCarthy admits that the public is difficult to adjust, and the agreement may be resisted by some Republicans, but at the same time, it emphasizes that "this is a step in the correct direction. No one thinks that we will come to this day." One position.</text:p>
      <text:p text:style-name="P4">
Democratic African -American leader Hakemjeffries said later on Sunday that Biden and McCarthy will finalize the agreement at 2 pm local time (29 am on the 29th of Singapore time). The White House will be at 5 pm to Democrats report on the debt limit agreement.</text:p>
      <text:p text:style-name="P4">
News Source: <text:a xlink:type="simple" xlink:href="https://www.zaobao.com.sg/realtime/world/story20230528-1399117" text:style-name="Internet_20_link" text:visited-style-name="Visited_20_Internet_20_Link">
https://www.zaobao.com.sg/realtime/world/story20230528-1399117</text:a>
</text:p>
      <!--NEWS-->
      <text:h text:style-name="P10" text:outline-level="1">
<text:span text:style-name="T4">
Part of the river section of the canal of the Venice River is suspected to be a person for environmental activity</text:span>
</text:h>
      <text:p text:style-name="P4">
Author: 联合早报 (Person)</text:p>
      <text:p text:style-name="P4">
Publisher: 联合早报 (Organization)</text:p>
      <text:p text:style-name="P4">
Published Time: 2023-05-28T23:09</text:p>
      <text:p text:style-name="P4">
Modified Time: 2023-05-28T23:09</text:p>
      <text:p text:style-name="P4">
Description: The river section of the Grand Canal in Italy became bright green, which attracted the attention of local residents and police that the police suspected that the climate change activists did. Agence France -Presse reported that some photos showed that the boatman was in the Grand Canal of the Phosphorus ...</text:p>
      <text:p text:style-name="P4">
Videos: []</text:p>
      <text:p text:style-name="P4">
Audios: []</text:p>
      <text:p text:style-name="P4">
Images: []</text:p>
      <text:p text:style-name="P4">
Type: NewsArticle</text:p>
      <text:p text:style-name="P4">
Breadcrumbs: ['即时', '国际']</text:p>
      <text:p text:style-name="P4">
Keywords: ['意大利', '威尼斯', '环境']</text:p>
      <!--METADATA-->
      <text:p text:style-name="P4">
The river section of the Grand Canal in Italy became bright green, which attracted the attention of local residents and police that the police suspected that the climate change activists did.</text:p>
      <text:p text:style-name="P4">
Agence France -Presse reported that some photos showed that the boatman rowed tribute to the Grand Canal of Phosphorus, while tourists took pictures of the green waters of the Green River from the Rialto Bridge to the canal.</text:p>
      <text:p text:style-name="P4">
The head of Veneto's region, Lucazaia, posted a post on Sunday (May 28) that the local residents first discovered the changes in the color of the river, and the local authorities had held a meeting with the police to investigate the source of green liquid in the river water.</text:p>
      <text:p text:style-name="P4">
The Italian fire department said that it is helping regional environmental protection agencies to sample and test river water.</text:p>
      <text:p text:style-name="P4">
This is not the first time the Venice Grand Canal has become green. In 1968, Argentine artist Nicolas Garciauriburu dyed the Grand Canal water with a fluorescent dye during the 34th Venice Biennale, hoping to promote ecological awareness.</text:p>
      <text:p text:style-name="P4">
Local media said the police are investigating whether the Sunday operation will be a protest of climate change activities.</text:p>
      <text:p text:style-name="P4">
News Source: <text:a xlink:type="simple" xlink:href="https://www.zaobao.com.sg/realtime/world/story20230528-1399129" text:style-name="Internet_20_link" text:visited-style-name="Visited_20_Internet_20_Link">
https://www.zaobao.com.sg/realtime/world/story20230528-1399129</text:a>
</text:p>
      <!--NEWS-->
      <text:h text:style-name="P10" text:outline-level="1">
<text:span text:style-name="T4">
Russia launched the largest unmanned night raid since the day of "Kiev Day" launched Kiev City</text:span>
</text:h>
      <text:p text:style-name="P4">
Author: chinese@voanews.com (美国之音)</text:p>
      <text:p text:style-name="P4">
Publisher: 美国之音中文网 (Type: NewsMediaOrganization)</text:p>
      <text:p text:style-name="P4">
Published Time: 2023-05-28T23:26:32+08:00</text:p>
      <text:p text:style-name="P4">
Modified Time: 2023-05-28 15:26:32Z</text:p>
      <text:p text:style-name="P4">
Description: On the occasion of Kenfu on Sunday (May 28), the Ukraine capital was preparing to celebrate the construction of the city, Russia conducted multiple waves of drone air strikes on Kiev overnight. Relevant officials said that the drone attack seems to be the largest since Russia invaded Ukraine last February.</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unleashes-largest-drone-attack-on-kyiv-20230528/7112658.html" text:style-name="Internet_20_link" text:visited-style-name="Visited_20_Internet_20_Link">
https://www.voachinese.com/a/russia-unleashes-largest-drone-attack-on-kyiv-20230528/7112658.html</text:a>
</text:p>
      <!--NEWS-->
      <text:h text:style-name="P10" text:outline-level="1">
<text:span text:style-name="T4">
Turkish Presidential Election Official Media Newspaper Erdogan is the lead</text:span>
</text:h>
      <text:p text:style-name="P4">
Author: 联合早报 (Person)</text:p>
      <text:p text:style-name="P4">
Publisher: 联合早报 (Organization)</text:p>
      <text:p text:style-name="P4">
Published Time: 2023-05-28T23:55</text:p>
      <text:p text:style-name="P4">
Modified Time: 2023-05-28T23:59</text:p>
      <text:p text:style-name="P4">
Description: The second round of Turkish Presidential Election ended, and data from the local official media Anadolu showed that as of 11:30 pm on Sunday (May 28), President Erdogan is now a little more than half of the calculation. The number of votes is ahead of the opposition "National Alliance" ...</text:p>
      <text:p text:style-name="P4">
Videos: []</text:p>
      <text:p text:style-name="P4">
Audios: []</text:p>
      <text:p text:style-name="P4">
Images: []</text:p>
      <text:p text:style-name="P4">
Type: NewsArticle</text:p>
      <text:p text:style-name="P4">
Breadcrumbs: ['即时', '国际']</text:p>
      <text:p text:style-name="P4">
Keywords: ['土耳其', '总统选举', '埃尔多安']</text:p>
      <!--METADATA-->
      <text:p text:style-name="P4">
The second round of Turkish Presidential Election ended, and data from the local official media Anadolu showed that as of 11:30 pm on Sunday (May 28), President Erdogan is now a little more than half of the calculation. The number of votes is the leader of the opposition "National Alliance" candidate, Kleshdaru Lu.</text:p>
      <text:p text:style-name="P4">
Agence France -Presse quoted the Anado Luxu News Agency that Erdogan currently leads 55.8%, and Kleshdaru Lu has a ticket rate of 44.2%; as the voting procedure is carried out, the gap between the two is still Will change.</text:p>
      <text:p text:style-name="P4">
The Fox News Channel of Turkey's opposition said that most of the early votes statistics from Turkish official media came from the area where Anatolia was seriously pro -Ayan.</text:p>
      <text:p text:style-name="P4">
The preliminary ticket results reported by different local media are not the same. Another voting results announced by the opposition's ANKA Newsage News showed that Kellechidalolu led 49%ahead of Erdogan with 51%.</text:p>
      <text:p text:style-name="P4">
News Source: <text:a xlink:type="simple" xlink:href="https://www.zaobao.com.sg/realtime/world/story20230528-1399136" text:style-name="Internet_20_link" text:visited-style-name="Visited_20_Internet_20_Link">
https://www.zaobao.com.sg/realtime/world/story20230528-1399136</text:a>
</text:p>
      <!--NEWS-->
      <text:h text:style-name="P10" text:outline-level="1">
<text:span text:style-name="T4">
Hong Kong's second largest democratic party was forced to dissolve analysis: Mild routes came to the end</text:span>
</text:h>
      <text:p text:style-name="P4">
Author: chinese@voanews.com (高锋)</text:p>
      <text:p text:style-name="P4">
Publisher: 美国之音中文网 (Type: NewsMediaOrganization)</text:p>
      <text:p text:style-name="P4">
Published Time: 2023-05-29T00:23:43+08:00</text:p>
      <text:p text:style-name="P4">
Modified Time: 2023-05-28 16:23:43Z</text:p>
      <text:p text:style-name="P4">
Description: The Hong Kong Democratic Party, which has been established for more than 17 years, attracted the support of the middle class with a professional image. After the dissolution was announced on May 27, it was then bombarded by the Hong Kong pro -Beijing media. Through liquidation, the party intends to cover up illegal funding from overseas. Some observers condemned the pro -Beijing camp in order to discredit the Hong Kong democratic faction, and they used everything.</text:p>
      <text:p text:style-name="P4">
Videos: []</text:p>
      <text:p text:style-name="P4">
Images: []</text:p>
      <text:p text:style-name="P4">
Categories: ['港澳', '人权', '中国', '法律', '新闻自由']</text:p>
      <text:p text:style-name="P4">
Type: None</text:p>
      <!--METADATA-->
      <text:p text:style-name="P4">
Nonenone</text:p>
      <text:p text:style-name="P4">
News Source: <text:a xlink:type="simple" xlink:href="https://www.voachinese.com/a/hong-kong-s-pro-democracy-civic-party-dissolved-under-pressure-20230528/7112687.html" text:style-name="Internet_20_link" text:visited-style-name="Visited_20_Internet_20_Link">
https://www.voachinese.com/a/hong-kong-s-pro-democracy-civic-party-dissolved-under-pressure-20230528/711268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